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3.1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16bit volume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formula="of:=(2^15)-1" office:value-type="float" office:value="32767">
            <text:p>32767</text:p>
          </table:table-cell>
          <table:table-cell office:value-type="string">
            <text:p>int16_t volumeLookUp =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 office:value-type="string">
            <text:p>q15</text:p>
          </table:table-cell>
          <table:table-cell office:value-type="string">
            <text:p>{</text:p>
          </table:table-cell>
          <table:table-cell/>
          <table:table-cell office:value-type="string">
            <text:p>value 8bit</text:p>
          </table:table-cell>
          <table:table-cell office:value-type="string">
            <text:p>round</text:p>
          </table:table-cell>
          <table:table-cell/>
          <table:table-cell office:value-type="string">
            <text:p>1/256dB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32767">
            <text:p>32767</text:p>
          </table:table-cell>
          <table:table-cell table:formula="of:=ROUND([.E3];0)" office:value-type="float" office:value="32767">
            <text:p>32767</text:p>
          </table:table-cell>
          <table:table-cell office:value-type="string">
            <text:p>,</text:p>
          </table:table-cell>
          <table:table-cell table:formula="of:=[.D3]*255" office:value-type="float" office:value="255">
            <text:p>255</text:p>
          </table:table-cell>
          <table:table-cell table:formula="of:=ROUND([.H3];0)" office:value-type="float" office:value="255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formula="of:=10^([.C4]/20)" office:value-type="float" office:value="0.944060876285923">
            <text:p>0,9440608763</text:p>
          </table:table-cell>
          <table:table-cell table:formula="of:=[.D4]*[.$E$1]" office:value-type="float" office:value="30934.0427332609">
            <text:p>30934,0427332609</text:p>
          </table:table-cell>
          <table:table-cell table:formula="of:=ROUND([.E4];0)" office:value-type="float" office:value="30934">
            <text:p>30934</text:p>
          </table:table-cell>
          <table:table-cell office:value-type="string">
            <text:p>,</text:p>
          </table:table-cell>
          <table:table-cell table:formula="of:=[.D4]*255" office:value-type="float" office:value="240.73552345291">
            <text:p>240,7355234529</text:p>
          </table:table-cell>
          <table:table-cell table:formula="of:=ROUND([.H4];0)" office:value-type="float" office:value="241">
            <text:p>2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10^([.C5]/20)" office:value-type="float" office:value="0.891250938133746">
            <text:p>0,8912509381</text:p>
          </table:table-cell>
          <table:table-cell table:formula="of:=[.D5]*[.$E$1]" office:value-type="float" office:value="29203.6194898284">
            <text:p>29203,6194898284</text:p>
          </table:table-cell>
          <table:table-cell table:formula="of:=ROUND([.E5];0)" office:value-type="float" office:value="29204">
            <text:p>29204</text:p>
          </table:table-cell>
          <table:table-cell office:value-type="string">
            <text:p>,</text:p>
          </table:table-cell>
          <table:table-cell table:formula="of:=[.D5]*255" office:value-type="float" office:value="227.268989224105">
            <text:p>227,2689892241</text:p>
          </table:table-cell>
          <table:table-cell table:formula="of:=ROUND([.H5];0)" office:value-type="float" office:value="227">
            <text:p>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1.5">
            <text:p>-1,5</text:p>
          </table:table-cell>
          <table:table-cell table:formula="of:=10^([.C6]/20)" office:value-type="float" office:value="0.841395141645195">
            <text:p>0,8413951416</text:p>
          </table:table-cell>
          <table:table-cell table:formula="of:=[.D6]*[.$E$1]" office:value-type="float" office:value="27569.9946062881">
            <text:p>27569,9946062881</text:p>
          </table:table-cell>
          <table:table-cell table:formula="of:=ROUND([.E6];0)" office:value-type="float" office:value="27570">
            <text:p>27570</text:p>
          </table:table-cell>
          <table:table-cell office:value-type="string">
            <text:p>,</text:p>
          </table:table-cell>
          <table:table-cell table:formula="of:=[.D6]*255" office:value-type="float" office:value="214.555761119525">
            <text:p>214,5557611195</text:p>
          </table:table-cell>
          <table:table-cell table:formula="of:=ROUND([.H6];0)" office:value-type="float" office:value="215">
            <text:p>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formula="of:=10^([.C7]/20)" office:value-type="float" office:value="0.794328234724282">
            <text:p>0,7943282347</text:p>
          </table:table-cell>
          <table:table-cell table:formula="of:=[.D7]*[.$E$1]" office:value-type="float" office:value="26027.7532672105">
            <text:p>26027,7532672105</text:p>
          </table:table-cell>
          <table:table-cell table:formula="of:=ROUND([.E7];0)" office:value-type="float" office:value="26028">
            <text:p>26028</text:p>
          </table:table-cell>
          <table:table-cell office:value-type="string">
            <text:p>,</text:p>
          </table:table-cell>
          <table:table-cell table:formula="of:=[.D7]*255" office:value-type="float" office:value="202.553699854692">
            <text:p>202,5536998547</text:p>
          </table:table-cell>
          <table:table-cell table:formula="of:=ROUND([.H7];0)" office:value-type="float" office:value="203">
            <text:p>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2.5">
            <text:p>-2,5</text:p>
          </table:table-cell>
          <table:table-cell table:formula="of:=10^([.C8]/20)" office:value-type="float" office:value="0.749894209332456">
            <text:p>0,7498942093</text:p>
          </table:table-cell>
          <table:table-cell table:formula="of:=[.D8]*[.$E$1]" office:value-type="float" office:value="24571.7835571966">
            <text:p>24571,7835571966</text:p>
          </table:table-cell>
          <table:table-cell table:formula="of:=ROUND([.E8];0)" office:value-type="float" office:value="24572">
            <text:p>24572</text:p>
          </table:table-cell>
          <table:table-cell office:value-type="string">
            <text:p>,</text:p>
          </table:table-cell>
          <table:table-cell table:formula="of:=[.D8]*255" office:value-type="float" office:value="191.223023379776">
            <text:p>191,2230233798</text:p>
          </table:table-cell>
          <table:table-cell table:formula="of:=ROUND([.H8];0)" office:value-type="float" office:value="191">
            <text:p>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formula="of:=10^([.C9]/20)" office:value-type="float" office:value="0.707945784384138">
            <text:p>0,7079457844</text:p>
          </table:table-cell>
          <table:table-cell table:formula="of:=[.D9]*[.$E$1]" office:value-type="float" office:value="23197.259516915">
            <text:p>23197,259516915</text:p>
          </table:table-cell>
          <table:table-cell table:formula="of:=ROUND([.E9];0)" office:value-type="float" office:value="23197">
            <text:p>23197</text:p>
          </table:table-cell>
          <table:table-cell office:value-type="string">
            <text:p>,</text:p>
          </table:table-cell>
          <table:table-cell table:formula="of:=[.D9]*255" office:value-type="float" office:value="180.526175017955">
            <text:p>180,526175018</text:p>
          </table:table-cell>
          <table:table-cell table:formula="of:=ROUND([.H9];0)" office:value-type="float" office:value="181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3.5">
            <text:p>-3,5</text:p>
          </table:table-cell>
          <table:table-cell table:formula="of:=10^([.C10]/20)" office:value-type="float" office:value="0.668343917568615">
            <text:p>0,6683439176</text:p>
          </table:table-cell>
          <table:table-cell table:formula="of:=[.D10]*[.$E$1]" office:value-type="float" office:value="21899.6251469708">
            <text:p>21899,6251469708</text:p>
          </table:table-cell>
          <table:table-cell table:formula="of:=ROUND([.E10];0)" office:value-type="float" office:value="21900">
            <text:p>21900</text:p>
          </table:table-cell>
          <table:table-cell office:value-type="string">
            <text:p>,</text:p>
          </table:table-cell>
          <table:table-cell table:formula="of:=[.D10]*255" office:value-type="float" office:value="170.427698979997">
            <text:p>170,42769898</text:p>
          </table:table-cell>
          <table:table-cell table:formula="of:=ROUND([.H10];0)" office:value-type="float" office:value="170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formula="of:=10^([.C11]/20)" office:value-type="float" office:value="0.630957344480193">
            <text:p>0,6309573445</text:p>
          </table:table-cell>
          <table:table-cell table:formula="of:=[.D11]*[.$E$1]" office:value-type="float" office:value="20674.5793065825">
            <text:p>20674,5793065825</text:p>
          </table:table-cell>
          <table:table-cell table:formula="of:=ROUND([.E11];0)" office:value-type="float" office:value="20675">
            <text:p>20675</text:p>
          </table:table-cell>
          <table:table-cell office:value-type="string">
            <text:p>,</text:p>
          </table:table-cell>
          <table:table-cell table:formula="of:=[.D11]*255" office:value-type="float" office:value="160.894122842449">
            <text:p>160,8941228425</text:p>
          </table:table-cell>
          <table:table-cell table:formula="of:=ROUND([.H11];0)" office:value-type="float" office:value="161">
            <text:p>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4.5">
            <text:p>-4,5</text:p>
          </table:table-cell>
          <table:table-cell table:formula="of:=10^([.C12]/20)" office:value-type="float" office:value="0.59566214352901">
            <text:p>0,5956621435</text:p>
          </table:table-cell>
          <table:table-cell table:formula="of:=[.D12]*[.$E$1]" office:value-type="float" office:value="19518.0614570151">
            <text:p>19518,0614570151</text:p>
          </table:table-cell>
          <table:table-cell table:formula="of:=ROUND([.E12];0)" office:value-type="float" office:value="19518">
            <text:p>19518</text:p>
          </table:table-cell>
          <table:table-cell office:value-type="string">
            <text:p>,</text:p>
          </table:table-cell>
          <table:table-cell table:formula="of:=[.D12]*255" office:value-type="float" office:value="151.893846599898">
            <text:p>151,8938465999</text:p>
          </table:table-cell>
          <table:table-cell table:formula="of:=ROUND([.H12];0)" office:value-type="float" office:value="152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formula="of:=10^([.C13]/20)" office:value-type="float" office:value="0.562341325190349">
            <text:p>0,5623413252</text:p>
          </table:table-cell>
          <table:table-cell table:formula="of:=[.D13]*[.$E$1]" office:value-type="float" office:value="18426.2382025122">
            <text:p>18426,2382025122</text:p>
          </table:table-cell>
          <table:table-cell table:formula="of:=ROUND([.E13];0)" office:value-type="float" office:value="18426">
            <text:p>18426</text:p>
          </table:table-cell>
          <table:table-cell office:value-type="string">
            <text:p>,</text:p>
          </table:table-cell>
          <table:table-cell table:formula="of:=[.D13]*255" office:value-type="float" office:value="143.397037923539">
            <text:p>143,3970379235</text:p>
          </table:table-cell>
          <table:table-cell table:formula="of:=ROUND([.H13];0)" office:value-type="float" office:value="143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5.5">
            <text:p>-5,5</text:p>
          </table:table-cell>
          <table:table-cell table:formula="of:=10^([.C14]/20)" office:value-type="float" office:value="0.530884444230988">
            <text:p>0,5308844442</text:p>
          </table:table-cell>
          <table:table-cell table:formula="of:=[.D14]*[.$E$1]" office:value-type="float" office:value="17395.4905841168">
            <text:p>17395,4905841168</text:p>
          </table:table-cell>
          <table:table-cell table:formula="of:=ROUND([.E14];0)" office:value-type="float" office:value="17395">
            <text:p>17395</text:p>
          </table:table-cell>
          <table:table-cell office:value-type="string">
            <text:p>,</text:p>
          </table:table-cell>
          <table:table-cell table:formula="of:=[.D14]*255" office:value-type="float" office:value="135.375533278902">
            <text:p>135,3755332789</text:p>
          </table:table-cell>
          <table:table-cell table:formula="of:=ROUND([.H14];0)" office:value-type="float" office:value="135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table:formula="of:=10^([.C15]/20)" office:value-type="float" office:value="0.501187233627272">
            <text:p>0,5011872336</text:p>
          </table:table-cell>
          <table:table-cell table:formula="of:=[.D15]*[.$E$1]" office:value-type="float" office:value="16422.4020842648">
            <text:p>16422,4020842648</text:p>
          </table:table-cell>
          <table:table-cell table:formula="of:=ROUND([.E15];0)" office:value-type="float" office:value="16422">
            <text:p>16422</text:p>
          </table:table-cell>
          <table:table-cell office:value-type="string">
            <text:p>,</text:p>
          </table:table-cell>
          <table:table-cell table:formula="of:=[.D15]*255" office:value-type="float" office:value="127.802744574954">
            <text:p>127,802744575</text:p>
          </table:table-cell>
          <table:table-cell table:formula="of:=ROUND([.H15];0)" office:value-type="float" office:value="128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6.5">
            <text:p>-6,5</text:p>
          </table:table-cell>
          <table:table-cell table:formula="of:=10^([.C16]/20)" office:value-type="float" office:value="0.47315125896148">
            <text:p>0,473151259</text:p>
          </table:table-cell>
          <table:table-cell table:formula="of:=[.D16]*[.$E$1]" office:value-type="float" office:value="15503.7473023908">
            <text:p>15503,7473023908</text:p>
          </table:table-cell>
          <table:table-cell table:formula="of:=ROUND([.E16];0)" office:value-type="float" office:value="15504">
            <text:p>15504</text:p>
          </table:table-cell>
          <table:table-cell office:value-type="string">
            <text:p>,</text:p>
          </table:table-cell>
          <table:table-cell table:formula="of:=[.D16]*255" office:value-type="float" office:value="120.653571035178">
            <text:p>120,6535710352</text:p>
          </table:table-cell>
          <table:table-cell table:formula="of:=ROUND([.H16];0)" office:value-type="float" office:value="121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table:formula="of:=10^([.C17]/20)" office:value-type="float" office:value="0.446683592150963">
            <text:p>0,4466835922</text:p>
          </table:table-cell>
          <table:table-cell table:formula="of:=[.D17]*[.$E$1]" office:value-type="float" office:value="14636.4812640106">
            <text:p>14636,4812640106</text:p>
          </table:table-cell>
          <table:table-cell table:formula="of:=ROUND([.E17];0)" office:value-type="float" office:value="14636">
            <text:p>14636</text:p>
          </table:table-cell>
          <table:table-cell office:value-type="string">
            <text:p>,</text:p>
          </table:table-cell>
          <table:table-cell table:formula="of:=[.D17]*255" office:value-type="float" office:value="113.904315998496">
            <text:p>113,9043159985</text:p>
          </table:table-cell>
          <table:table-cell table:formula="of:=ROUND([.H17];0)" office:value-type="float" office:value="114">
            <text:p>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7.5">
            <text:p>-7,5</text:p>
          </table:table-cell>
          <table:table-cell table:formula="of:=10^([.C18]/20)" office:value-type="float" office:value="0.421696503428582">
            <text:p>0,4216965034</text:p>
          </table:table-cell>
          <table:table-cell table:formula="of:=[.D18]*[.$E$1]" office:value-type="float" office:value="13817.7293278444">
            <text:p>13817,7293278444</text:p>
          </table:table-cell>
          <table:table-cell table:formula="of:=ROUND([.E18];0)" office:value-type="float" office:value="13818">
            <text:p>13818</text:p>
          </table:table-cell>
          <table:table-cell office:value-type="string">
            <text:p>,</text:p>
          </table:table-cell>
          <table:table-cell table:formula="of:=[.D18]*255" office:value-type="float" office:value="107.532608374288">
            <text:p>107,5326083743</text:p>
          </table:table-cell>
          <table:table-cell table:formula="of:=ROUND([.H18];0)" office:value-type="float" office:value="108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table:formula="of:=10^([.C19]/20)" office:value-type="float" office:value="0.398107170553497">
            <text:p>0,3981071706</text:p>
          </table:table-cell>
          <table:table-cell table:formula="of:=[.D19]*[.$E$1]" office:value-type="float" office:value="13044.7776575264">
            <text:p>13044,7776575264</text:p>
          </table:table-cell>
          <table:table-cell table:formula="of:=ROUND([.E19];0)" office:value-type="float" office:value="13045">
            <text:p>13045</text:p>
          </table:table-cell>
          <table:table-cell office:value-type="string">
            <text:p>,</text:p>
          </table:table-cell>
          <table:table-cell table:formula="of:=[.D19]*255" office:value-type="float" office:value="101.517328491142">
            <text:p>101,5173284911</text:p>
          </table:table-cell>
          <table:table-cell table:formula="of:=ROUND([.H19];0)" office:value-type="float" office:value="102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8.5">
            <text:p>-8,5</text:p>
          </table:table-cell>
          <table:table-cell table:formula="of:=10^([.C20]/20)" office:value-type="float" office:value="0.375837404288444">
            <text:p>0,3758374043</text:p>
          </table:table-cell>
          <table:table-cell table:formula="of:=[.D20]*[.$E$1]" office:value-type="float" office:value="12315.0642263195">
            <text:p>12315,0642263195</text:p>
          </table:table-cell>
          <table:table-cell table:formula="of:=ROUND([.E20];0)" office:value-type="float" office:value="12315">
            <text:p>12315</text:p>
          </table:table-cell>
          <table:table-cell office:value-type="string">
            <text:p>,</text:p>
          </table:table-cell>
          <table:table-cell table:formula="of:=[.D20]*255" office:value-type="float" office:value="95.8385380935533">
            <text:p>95,8385380936</text:p>
          </table:table-cell>
          <table:table-cell table:formula="of:=ROUND([.H20];0)"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table:formula="of:=10^([.C21]/20)" office:value-type="float" office:value="0.354813389233575">
            <text:p>0,3548133892</text:p>
          </table:table-cell>
          <table:table-cell table:formula="of:=[.D21]*[.$E$1]" office:value-type="float" office:value="11626.1703250166">
            <text:p>11626,1703250166</text:p>
          </table:table-cell>
          <table:table-cell table:formula="of:=ROUND([.E21];0)" office:value-type="float" office:value="11626">
            <text:p>11626</text:p>
          </table:table-cell>
          <table:table-cell office:value-type="string">
            <text:p>,</text:p>
          </table:table-cell>
          <table:table-cell table:formula="of:=[.D21]*255" office:value-type="float" office:value="90.4774142545618">
            <text:p>90,4774142546</text:p>
          </table:table-cell>
          <table:table-cell table:formula="of:=ROUND([.H21];0)"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9.5">
            <text:p>-9,5</text:p>
          </table:table-cell>
          <table:table-cell table:formula="of:=10^([.C22]/20)" office:value-type="float" office:value="0.334965439157828">
            <text:p>0,3349654392</text:p>
          </table:table-cell>
          <table:table-cell table:formula="of:=[.D22]*[.$E$1]" office:value-type="float" office:value="10975.8125448845">
            <text:p>10975,8125448845</text:p>
          </table:table-cell>
          <table:table-cell table:formula="of:=ROUND([.E22];0)" office:value-type="float" office:value="10976">
            <text:p>10976</text:p>
          </table:table-cell>
          <table:table-cell office:value-type="string">
            <text:p>,</text:p>
          </table:table-cell>
          <table:table-cell table:formula="of:=[.D22]*255" office:value-type="float" office:value="85.4161869852461">
            <text:p>85,4161869852</text:p>
          </table:table-cell>
          <table:table-cell table:formula="of:=ROUND([.H22];0)" office:value-type="float" office:value="85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table:formula="of:=10^([.C23]/20)" office:value-type="float" office:value="0.316227766016838">
            <text:p>0,316227766</text:p>
          </table:table-cell>
          <table:table-cell table:formula="of:=[.D23]*[.$E$1]" office:value-type="float" office:value="10361.8352090737">
            <text:p>10361,8352090737</text:p>
          </table:table-cell>
          <table:table-cell table:formula="of:=ROUND([.E23];0)" office:value-type="float" office:value="10362">
            <text:p>10362</text:p>
          </table:table-cell>
          <table:table-cell office:value-type="string">
            <text:p>,</text:p>
          </table:table-cell>
          <table:table-cell table:formula="of:=[.D23]*255" office:value-type="float" office:value="80.6380803342937">
            <text:p>80,6380803343</text:p>
          </table:table-cell>
          <table:table-cell table:formula="of:=ROUND([.H23];0)" office:value-type="float" office:value="81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10.5">
            <text:p>-10,5</text:p>
          </table:table-cell>
          <table:table-cell table:formula="of:=10^([.C24]/20)" office:value-type="float" office:value="0.298538261891796">
            <text:p>0,2985382619</text:p>
          </table:table-cell>
          <table:table-cell table:formula="of:=[.D24]*[.$E$1]" office:value-type="float" office:value="9782.20322740848">
            <text:p>9782,2032274085</text:p>
          </table:table-cell>
          <table:table-cell table:formula="of:=ROUND([.E24];0)" office:value-type="float" office:value="9782">
            <text:p>9782</text:p>
          </table:table-cell>
          <table:table-cell office:value-type="string">
            <text:p>,</text:p>
          </table:table-cell>
          <table:table-cell table:formula="of:=[.D24]*255" office:value-type="float" office:value="76.127256782408">
            <text:p>76,1272567824</text:p>
          </table:table-cell>
          <table:table-cell table:formula="of:=ROUND([.H24];0)" office:value-type="float" office:value="76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formula="of:=10^([.C25]/20)" office:value-type="float" office:value="0.281838293126445">
            <text:p>0,2818382931</text:p>
          </table:table-cell>
          <table:table-cell table:formula="of:=[.D25]*[.$E$1]" office:value-type="float" office:value="9234.99535087423">
            <text:p>9234,9953508742</text:p>
          </table:table-cell>
          <table:table-cell table:formula="of:=ROUND([.E25];0)" office:value-type="float" office:value="9235">
            <text:p>9235</text:p>
          </table:table-cell>
          <table:table-cell office:value-type="string">
            <text:p>,</text:p>
          </table:table-cell>
          <table:table-cell table:formula="of:=[.D25]*255" office:value-type="float" office:value="71.8687647472436">
            <text:p>71,8687647472</text:p>
          </table:table-cell>
          <table:table-cell table:formula="of:=ROUND([.H25];0)" office:value-type="float" office:value="72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1.5">
            <text:p>-11,5</text:p>
          </table:table-cell>
          <table:table-cell table:formula="of:=10^([.C26]/20)" office:value-type="float" office:value="0.266072505979881">
            <text:p>0,266072506</text:p>
          </table:table-cell>
          <table:table-cell table:formula="of:=[.D26]*[.$E$1]" office:value-type="float" office:value="8718.39780344276">
            <text:p>8718,3978034428</text:p>
          </table:table-cell>
          <table:table-cell table:formula="of:=ROUND([.E26];0)" office:value-type="float" office:value="8718">
            <text:p>8718</text:p>
          </table:table-cell>
          <table:table-cell office:value-type="string">
            <text:p>,</text:p>
          </table:table-cell>
          <table:table-cell table:formula="of:=[.D26]*255" office:value-type="float" office:value="67.8484890248697">
            <text:p>67,8484890249</text:p>
          </table:table-cell>
          <table:table-cell table:formula="of:=ROUND([.H26];0)" office:value-type="float" office:value="68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table:formula="of:=10^([.C27]/20)" office:value-type="float" office:value="0.251188643150958">
            <text:p>0,2511886432</text:p>
          </table:table-cell>
          <table:table-cell table:formula="of:=[.D27]*[.$E$1]" office:value-type="float" office:value="8230.69827012744">
            <text:p>8230,6982701274</text:p>
          </table:table-cell>
          <table:table-cell table:formula="of:=ROUND([.E27];0)" office:value-type="float" office:value="8231">
            <text:p>8231</text:p>
          </table:table-cell>
          <table:table-cell office:value-type="string">
            <text:p>,</text:p>
          </table:table-cell>
          <table:table-cell table:formula="of:=[.D27]*255" office:value-type="float" office:value="64.0531040034943">
            <text:p>64,0531040035</text:p>
          </table:table-cell>
          <table:table-cell table:formula="of:=ROUND([.H27];0)"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2.5">
            <text:p>-12,5</text:p>
          </table:table-cell>
          <table:table-cell table:formula="of:=10^([.C28]/20)" office:value-type="float" office:value="0.237137370566165">
            <text:p>0,2371373706</text:p>
          </table:table-cell>
          <table:table-cell table:formula="of:=[.D28]*[.$E$1]" office:value-type="float" office:value="7770.28022134155">
            <text:p>7770,2802213416</text:p>
          </table:table-cell>
          <table:table-cell table:formula="of:=ROUND([.E28];0)" office:value-type="float" office:value="7770">
            <text:p>7770</text:p>
          </table:table-cell>
          <table:table-cell office:value-type="string">
            <text:p>,</text:p>
          </table:table-cell>
          <table:table-cell table:formula="of:=[.D28]*255" office:value-type="float" office:value="60.4700294943722">
            <text:p>60,4700294944</text:p>
          </table:table-cell>
          <table:table-cell table:formula="of:=ROUND([.H28];0)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13">
            <text:p>-13</text:p>
          </table:table-cell>
          <table:table-cell table:formula="of:=10^([.C29]/20)" office:value-type="float" office:value="0.223872113856834">
            <text:p>0,2238721139</text:p>
          </table:table-cell>
          <table:table-cell table:formula="of:=[.D29]*[.$E$1]" office:value-type="float" office:value="7335.61755474688">
            <text:p>7335,6175547469</text:p>
          </table:table-cell>
          <table:table-cell table:formula="of:=ROUND([.E29];0)" office:value-type="float" office:value="7336">
            <text:p>7336</text:p>
          </table:table-cell>
          <table:table-cell office:value-type="string">
            <text:p>,</text:p>
          </table:table-cell>
          <table:table-cell table:formula="of:=[.D29]*255" office:value-type="float" office:value="57.0873890334927">
            <text:p>57,0873890335</text:p>
          </table:table-cell>
          <table:table-cell table:formula="of:=ROUND([.H29];0)" office:value-type="float" office:value="57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13.5">
            <text:p>-13,5</text:p>
          </table:table-cell>
          <table:table-cell table:formula="of:=10^([.C30]/20)" office:value-type="float" office:value="0.211348903983665">
            <text:p>0,211348904</text:p>
          </table:table-cell>
          <table:table-cell table:formula="of:=[.D30]*[.$E$1]" office:value-type="float" office:value="6925.26953683274">
            <text:p>6925,2695368327</text:p>
          </table:table-cell>
          <table:table-cell table:formula="of:=ROUND([.E30];0)" office:value-type="float" office:value="6925">
            <text:p>6925</text:p>
          </table:table-cell>
          <table:table-cell office:value-type="string">
            <text:p>,</text:p>
          </table:table-cell>
          <table:table-cell table:formula="of:=[.D30]*255" office:value-type="float" office:value="53.8939705158345">
            <text:p>53,8939705158</text:p>
          </table:table-cell>
          <table:table-cell table:formula="of:=ROUND([.H30];0)" office:value-type="float" office:value="54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14">
            <text:p>-14</text:p>
          </table:table-cell>
          <table:table-cell table:formula="of:=10^([.C31]/20)" office:value-type="float" office:value="0.199526231496888">
            <text:p>0,1995262315</text:p>
          </table:table-cell>
          <table:table-cell table:formula="of:=[.D31]*[.$E$1]" office:value-type="float" office:value="6537.87602745853">
            <text:p>6537,8760274585</text:p>
          </table:table-cell>
          <table:table-cell table:formula="of:=ROUND([.E31];0)" office:value-type="float" office:value="6538">
            <text:p>6538</text:p>
          </table:table-cell>
          <table:table-cell office:value-type="string">
            <text:p>,</text:p>
          </table:table-cell>
          <table:table-cell table:formula="of:=[.D31]*255" office:value-type="float" office:value="50.8791890317064">
            <text:p>50,8791890317</text:p>
          </table:table-cell>
          <table:table-cell table:formula="of:=ROUND([.H31];0)" office:value-type="float" office:value="51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14.5">
            <text:p>-14,5</text:p>
          </table:table-cell>
          <table:table-cell table:formula="of:=10^([.C32]/20)" office:value-type="float" office:value="0.18836490894898">
            <text:p>0,1883649089</text:p>
          </table:table-cell>
          <table:table-cell table:formula="of:=[.D32]*[.$E$1]" office:value-type="float" office:value="6172.15297153123">
            <text:p>6172,1529715312</text:p>
          </table:table-cell>
          <table:table-cell table:formula="of:=ROUND([.E32];0)" office:value-type="float" office:value="6172">
            <text:p>6172</text:p>
          </table:table-cell>
          <table:table-cell office:value-type="string">
            <text:p>,</text:p>
          </table:table-cell>
          <table:table-cell table:formula="of:=[.D32]*255" office:value-type="float" office:value="48.0330517819899">
            <text:p>48,033051782</text:p>
          </table:table-cell>
          <table:table-cell table:formula="of:=ROUND([.H32];0)" office:value-type="float" office:value="48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table:formula="of:=10^([.C33]/20)" office:value-type="float" office:value="0.177827941003892">
            <text:p>0,177827941</text:p>
          </table:table-cell>
          <table:table-cell table:formula="of:=[.D33]*[.$E$1]" office:value-type="float" office:value="5826.88814287454">
            <text:p>5826,8881428745</text:p>
          </table:table-cell>
          <table:table-cell table:formula="of:=ROUND([.E33];0)" office:value-type="float" office:value="5827">
            <text:p>5827</text:p>
          </table:table-cell>
          <table:table-cell office:value-type="string">
            <text:p>,</text:p>
          </table:table-cell>
          <table:table-cell table:formula="of:=[.D33]*255" office:value-type="float" office:value="45.3461249559925">
            <text:p>45,346124956</text:p>
          </table:table-cell>
          <table:table-cell table:formula="of:=ROUND([.H33];0)" office:value-type="float" office:value="45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15.5">
            <text:p>-15,5</text:p>
          </table:table-cell>
          <table:table-cell table:formula="of:=10^([.C34]/20)" office:value-type="float" office:value="0.167880401812256">
            <text:p>0,1678804018</text:p>
          </table:table-cell>
          <table:table-cell table:formula="of:=[.D34]*[.$E$1]" office:value-type="float" office:value="5500.93712618219">
            <text:p>5500,9371261822</text:p>
          </table:table-cell>
          <table:table-cell table:formula="of:=ROUND([.E34];0)" office:value-type="float" office:value="5501">
            <text:p>5501</text:p>
          </table:table-cell>
          <table:table-cell office:value-type="string">
            <text:p>,</text:p>
          </table:table-cell>
          <table:table-cell table:formula="of:=[.D34]*255" office:value-type="float" office:value="42.8095024621253">
            <text:p>42,8095024621</text:p>
          </table:table-cell>
          <table:table-cell table:formula="of:=ROUND([.H34];0)" office:value-type="float" office:value="43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16">
            <text:p>-16</text:p>
          </table:table-cell>
          <table:table-cell table:formula="of:=10^([.C35]/20)" office:value-type="float" office:value="0.158489319246111">
            <text:p>0,1584893192</text:p>
          </table:table-cell>
          <table:table-cell table:formula="of:=[.D35]*[.$E$1]" office:value-type="float" office:value="5193.21952373733">
            <text:p>5193,2195237373</text:p>
          </table:table-cell>
          <table:table-cell table:formula="of:=ROUND([.E35];0)" office:value-type="float" office:value="5193">
            <text:p>5193</text:p>
          </table:table-cell>
          <table:table-cell office:value-type="string">
            <text:p>,</text:p>
          </table:table-cell>
          <table:table-cell table:formula="of:=[.D35]*255" office:value-type="float" office:value="40.4147764077584">
            <text:p>40,4147764078</text:p>
          </table:table-cell>
          <table:table-cell table:formula="of:=ROUND([.H35];0)"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16.5">
            <text:p>-16,5</text:p>
          </table:table-cell>
          <table:table-cell table:formula="of:=10^([.C36]/20)" office:value-type="float" office:value="0.149623565609443">
            <text:p>0,1496235656</text:p>
          </table:table-cell>
          <table:table-cell table:formula="of:=[.D36]*[.$E$1]" office:value-type="float" office:value="4902.71537432463">
            <text:p>4902,7153743246</text:p>
          </table:table-cell>
          <table:table-cell table:formula="of:=ROUND([.E36];0)" office:value-type="float" office:value="4903">
            <text:p>4903</text:p>
          </table:table-cell>
          <table:table-cell office:value-type="string">
            <text:p>,</text:p>
          </table:table-cell>
          <table:table-cell table:formula="of:=[.D36]*255" office:value-type="float" office:value="38.154009230408">
            <text:p>38,1540092304</text:p>
          </table:table-cell>
          <table:table-cell table:formula="of:=ROUND([.H36];0)"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7">
            <text:p>-17</text:p>
          </table:table-cell>
          <table:table-cell table:formula="of:=10^([.C37]/20)" office:value-type="float" office:value="0.141253754462275">
            <text:p>0,1412537545</text:p>
          </table:table-cell>
          <table:table-cell table:formula="of:=[.D37]*[.$E$1]" office:value-type="float" office:value="4628.46177246538">
            <text:p>4628,4617724654</text:p>
          </table:table-cell>
          <table:table-cell table:formula="of:=ROUND([.E37];0)" office:value-type="float" office:value="4628">
            <text:p>4628</text:p>
          </table:table-cell>
          <table:table-cell office:value-type="string">
            <text:p>,</text:p>
          </table:table-cell>
          <table:table-cell table:formula="of:=[.D37]*255" office:value-type="float" office:value="36.0197073878802">
            <text:p>36,0197073879</text:p>
          </table:table-cell>
          <table:table-cell table:formula="of:=ROUND([.H37];0)"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7.5">
            <text:p>-17,5</text:p>
          </table:table-cell>
          <table:table-cell table:formula="of:=10^([.C38]/20)" office:value-type="float" office:value="0.133352143216332">
            <text:p>0,1333521432</text:p>
          </table:table-cell>
          <table:table-cell table:formula="of:=[.D38]*[.$E$1]" office:value-type="float" office:value="4369.54967676956">
            <text:p>4369,5496767696</text:p>
          </table:table-cell>
          <table:table-cell table:formula="of:=ROUND([.E38];0)" office:value-type="float" office:value="4370">
            <text:p>4370</text:p>
          </table:table-cell>
          <table:table-cell office:value-type="string">
            <text:p>,</text:p>
          </table:table-cell>
          <table:table-cell table:formula="of:=[.D38]*255" office:value-type="float" office:value="34.0047965201648">
            <text:p>34,0047965202</text:p>
          </table:table-cell>
          <table:table-cell table:formula="of:=ROUND([.H38];0)"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table:formula="of:=10^([.C39]/20)" office:value-type="float" office:value="0.125892541179417">
            <text:p>0,1258925412</text:p>
          </table:table-cell>
          <table:table-cell table:formula="of:=[.D39]*[.$E$1]" office:value-type="float" office:value="4125.12089682595">
            <text:p>4125,120896826</text:p>
          </table:table-cell>
          <table:table-cell table:formula="of:=ROUND([.E39];0)" office:value-type="float" office:value="4125">
            <text:p>4125</text:p>
          </table:table-cell>
          <table:table-cell office:value-type="string">
            <text:p>,</text:p>
          </table:table-cell>
          <table:table-cell table:formula="of:=[.D39]*255" office:value-type="float" office:value="32.1025980007513">
            <text:p>32,1025980008</text:p>
          </table:table-cell>
          <table:table-cell table:formula="of:=ROUND([.H39];0)"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8.5">
            <text:p>-18,5</text:p>
          </table:table-cell>
          <table:table-cell table:formula="of:=10^([.C40]/20)" office:value-type="float" office:value="0.118850222743702">
            <text:p>0,1188502227</text:p>
          </table:table-cell>
          <table:table-cell table:formula="of:=[.D40]*[.$E$1]" office:value-type="float" office:value="3894.36524864288">
            <text:p>3894,3652486429</text:p>
          </table:table-cell>
          <table:table-cell table:formula="of:=ROUND([.E40];0)" office:value-type="float" office:value="3894">
            <text:p>3894</text:p>
          </table:table-cell>
          <table:table-cell office:value-type="string">
            <text:p>,</text:p>
          </table:table-cell>
          <table:table-cell table:formula="of:=[.D40]*255" office:value-type="float" office:value="30.306806799644">
            <text:p>30,3068067996</text:p>
          </table:table-cell>
          <table:table-cell table:formula="of:=ROUND([.H40];0)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9">
            <text:p>-19</text:p>
          </table:table-cell>
          <table:table-cell table:formula="of:=10^([.C41]/20)" office:value-type="float" office:value="0.112201845430196">
            <text:p>0,1122018454</text:p>
          </table:table-cell>
          <table:table-cell table:formula="of:=[.D41]*[.$E$1]" office:value-type="float" office:value="3676.51786921124">
            <text:p>3676,5178692113</text:p>
          </table:table-cell>
          <table:table-cell table:formula="of:=ROUND([.E41];0)" office:value-type="float" office:value="3677">
            <text:p>3677</text:p>
          </table:table-cell>
          <table:table-cell office:value-type="string">
            <text:p>,</text:p>
          </table:table-cell>
          <table:table-cell table:formula="of:=[.D41]*255" office:value-type="float" office:value="28.6114705847001">
            <text:p>28,6114705847</text:p>
          </table:table-cell>
          <table:table-cell table:formula="of:=ROUND([.H41];0)"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19.5">
            <text:p>-19,5</text:p>
          </table:table-cell>
          <table:table-cell table:formula="of:=10^([.C42]/20)" office:value-type="float" office:value="0.105925372517729">
            <text:p>0,1059253725</text:p>
          </table:table-cell>
          <table:table-cell table:formula="of:=[.D42]*[.$E$1]" office:value-type="float" office:value="3470.85668128842">
            <text:p>3470,8566812884</text:p>
          </table:table-cell>
          <table:table-cell table:formula="of:=ROUND([.E42];0)" office:value-type="float" office:value="3471">
            <text:p>3471</text:p>
          </table:table-cell>
          <table:table-cell office:value-type="string">
            <text:p>,</text:p>
          </table:table-cell>
          <table:table-cell table:formula="of:=[.D42]*255" office:value-type="float" office:value="27.0109699920209">
            <text:p>27,010969992</text:p>
          </table:table-cell>
          <table:table-cell table:formula="of:=ROUND([.H42];0)"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20">
            <text:p>-20</text:p>
          </table:table-cell>
          <table:table-cell table:formula="of:=10^([.C43]/20)" office:value-type="float" office:value="0.1">
            <text:p>0,1</text:p>
          </table:table-cell>
          <table:table-cell table:formula="of:=[.D43]*[.$E$1]" office:value-type="float" office:value="3276.7">
            <text:p>3276,7</text:p>
          </table:table-cell>
          <table:table-cell table:formula="of:=ROUND([.E43];0)" office:value-type="float" office:value="3277">
            <text:p>3277</text:p>
          </table:table-cell>
          <table:table-cell office:value-type="string">
            <text:p>,</text:p>
          </table:table-cell>
          <table:table-cell table:formula="of:=[.D43]*255" office:value-type="float" office:value="25.5">
            <text:p>25,5</text:p>
          </table:table-cell>
          <table:table-cell table:formula="of:=ROUND([.H43];0)"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20.5">
            <text:p>-20,5</text:p>
          </table:table-cell>
          <table:table-cell table:formula="of:=10^([.C44]/20)" office:value-type="float" office:value="0.0944060876285924">
            <text:p>0,0944060876</text:p>
          </table:table-cell>
          <table:table-cell table:formula="of:=[.D44]*[.$E$1]" office:value-type="float" office:value="3093.40427332609">
            <text:p>3093,4042733261</text:p>
          </table:table-cell>
          <table:table-cell table:formula="of:=ROUND([.E44];0)" office:value-type="float" office:value="3093">
            <text:p>3093</text:p>
          </table:table-cell>
          <table:table-cell office:value-type="string">
            <text:p>,</text:p>
          </table:table-cell>
          <table:table-cell table:formula="of:=[.D44]*255" office:value-type="float" office:value="24.0735523452911">
            <text:p>24,0735523453</text:p>
          </table:table-cell>
          <table:table-cell table:formula="of:=ROUND([.H44];0)"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table:formula="of:=10^([.C45]/20)" office:value-type="float" office:value="0.0891250938133745">
            <text:p>0,0891250938</text:p>
          </table:table-cell>
          <table:table-cell table:formula="of:=[.D45]*[.$E$1]" office:value-type="float" office:value="2920.36194898284">
            <text:p>2920,3619489829</text:p>
          </table:table-cell>
          <table:table-cell table:formula="of:=ROUND([.E45];0)" office:value-type="float" office:value="2920">
            <text:p>2920</text:p>
          </table:table-cell>
          <table:table-cell office:value-type="string">
            <text:p>,</text:p>
          </table:table-cell>
          <table:table-cell table:formula="of:=[.D45]*255" office:value-type="float" office:value="22.7268989224105">
            <text:p>22,7268989224</text:p>
          </table:table-cell>
          <table:table-cell table:formula="of:=ROUND([.H45];0)"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21.5">
            <text:p>-21,5</text:p>
          </table:table-cell>
          <table:table-cell table:formula="of:=10^([.C46]/20)" office:value-type="float" office:value="0.0841395141645195">
            <text:p>0,0841395142</text:p>
          </table:table-cell>
          <table:table-cell table:formula="of:=[.D46]*[.$E$1]" office:value-type="float" office:value="2756.99946062881">
            <text:p>2756,9994606288</text:p>
          </table:table-cell>
          <table:table-cell table:formula="of:=ROUND([.E46];0)" office:value-type="float" office:value="2757">
            <text:p>2757</text:p>
          </table:table-cell>
          <table:table-cell office:value-type="string">
            <text:p>,</text:p>
          </table:table-cell>
          <table:table-cell table:formula="of:=[.D46]*255" office:value-type="float" office:value="21.4555761119525">
            <text:p>21,455576112</text:p>
          </table:table-cell>
          <table:table-cell table:formula="of:=ROUND([.H46];0)"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table:formula="of:=10^([.C47]/20)" office:value-type="float" office:value="0.0794328234724281">
            <text:p>0,0794328235</text:p>
          </table:table-cell>
          <table:table-cell table:formula="of:=[.D47]*[.$E$1]" office:value-type="float" office:value="2602.77532672105">
            <text:p>2602,7753267211</text:p>
          </table:table-cell>
          <table:table-cell table:formula="of:=ROUND([.E47];0)" office:value-type="float" office:value="2603">
            <text:p>2603</text:p>
          </table:table-cell>
          <table:table-cell office:value-type="string">
            <text:p>,</text:p>
          </table:table-cell>
          <table:table-cell table:formula="of:=[.D47]*255" office:value-type="float" office:value="20.2553699854692">
            <text:p>20,2553699855</text:p>
          </table:table-cell>
          <table:table-cell table:formula="of:=ROUND([.H47];0)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22.5">
            <text:p>-22,5</text:p>
          </table:table-cell>
          <table:table-cell table:formula="of:=10^([.C48]/20)" office:value-type="float" office:value="0.0749894209332456">
            <text:p>0,0749894209</text:p>
          </table:table-cell>
          <table:table-cell table:formula="of:=[.D48]*[.$E$1]" office:value-type="float" office:value="2457.17835571966">
            <text:p>2457,1783557197</text:p>
          </table:table-cell>
          <table:table-cell table:formula="of:=ROUND([.E48];0)" office:value-type="float" office:value="2457">
            <text:p>2457</text:p>
          </table:table-cell>
          <table:table-cell office:value-type="string">
            <text:p>,</text:p>
          </table:table-cell>
          <table:table-cell table:formula="of:=[.D48]*255" office:value-type="float" office:value="19.1223023379776">
            <text:p>19,122302338</text:p>
          </table:table-cell>
          <table:table-cell table:formula="of:=ROUND([.H48];0)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-23">
            <text:p>-23</text:p>
          </table:table-cell>
          <table:table-cell table:formula="of:=10^([.C49]/20)" office:value-type="float" office:value="0.0707945784384138">
            <text:p>0,0707945784</text:p>
          </table:table-cell>
          <table:table-cell table:formula="of:=[.D49]*[.$E$1]" office:value-type="float" office:value="2319.72595169151">
            <text:p>2319,7259516915</text:p>
          </table:table-cell>
          <table:table-cell table:formula="of:=ROUND([.E49];0)" office:value-type="float" office:value="2320">
            <text:p>2320</text:p>
          </table:table-cell>
          <table:table-cell office:value-type="string">
            <text:p>,</text:p>
          </table:table-cell>
          <table:table-cell table:formula="of:=[.D49]*255" office:value-type="float" office:value="18.0526175017955">
            <text:p>18,0526175018</text:p>
          </table:table-cell>
          <table:table-cell table:formula="of:=ROUND([.H49];0)"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-23.5">
            <text:p>-23,5</text:p>
          </table:table-cell>
          <table:table-cell table:formula="of:=10^([.C50]/20)" office:value-type="float" office:value="0.0668343917568615">
            <text:p>0,0668343918</text:p>
          </table:table-cell>
          <table:table-cell table:formula="of:=[.D50]*[.$E$1]" office:value-type="float" office:value="2189.96251469708">
            <text:p>2189,9625146971</text:p>
          </table:table-cell>
          <table:table-cell table:formula="of:=ROUND([.E50];0)" office:value-type="float" office:value="2190">
            <text:p>2190</text:p>
          </table:table-cell>
          <table:table-cell office:value-type="string">
            <text:p>,</text:p>
          </table:table-cell>
          <table:table-cell table:formula="of:=[.D50]*255" office:value-type="float" office:value="17.0427698979997">
            <text:p>17,042769898</text:p>
          </table:table-cell>
          <table:table-cell table:formula="of:=ROUND([.H50];0)"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-24">
            <text:p>-24</text:p>
          </table:table-cell>
          <table:table-cell table:formula="of:=10^([.C51]/20)" office:value-type="float" office:value="0.0630957344480193">
            <text:p>0,0630957344</text:p>
          </table:table-cell>
          <table:table-cell table:formula="of:=[.D51]*[.$E$1]" office:value-type="float" office:value="2067.45793065825">
            <text:p>2067,4579306583</text:p>
          </table:table-cell>
          <table:table-cell table:formula="of:=ROUND([.E51];0)" office:value-type="float" office:value="2067">
            <text:p>2067</text:p>
          </table:table-cell>
          <table:table-cell office:value-type="string">
            <text:p>,</text:p>
          </table:table-cell>
          <table:table-cell table:formula="of:=[.D51]*255" office:value-type="float" office:value="16.0894122842449">
            <text:p>16,0894122842</text:p>
          </table:table-cell>
          <table:table-cell table:formula="of:=ROUND([.H51];0)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24.5">
            <text:p>-24,5</text:p>
          </table:table-cell>
          <table:table-cell table:formula="of:=10^([.C52]/20)" office:value-type="float" office:value="0.059566214352901">
            <text:p>0,0595662144</text:p>
          </table:table-cell>
          <table:table-cell table:formula="of:=[.D52]*[.$E$1]" office:value-type="float" office:value="1951.80614570151">
            <text:p>1951,8061457015</text:p>
          </table:table-cell>
          <table:table-cell table:formula="of:=ROUND([.E52];0)" office:value-type="float" office:value="1952">
            <text:p>1952</text:p>
          </table:table-cell>
          <table:table-cell office:value-type="string">
            <text:p>,</text:p>
          </table:table-cell>
          <table:table-cell table:formula="of:=[.D52]*255" office:value-type="float" office:value="15.1893846599898">
            <text:p>15,18938466</text:p>
          </table:table-cell>
          <table:table-cell table:formula="of:=ROUND([.H52];0)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-25">
            <text:p>-25</text:p>
          </table:table-cell>
          <table:table-cell table:formula="of:=10^([.C53]/20)" office:value-type="float" office:value="0.0562341325190349">
            <text:p>0,0562341325</text:p>
          </table:table-cell>
          <table:table-cell table:formula="of:=[.D53]*[.$E$1]" office:value-type="float" office:value="1842.62382025122">
            <text:p>1842,6238202512</text:p>
          </table:table-cell>
          <table:table-cell table:formula="of:=ROUND([.E53];0)" office:value-type="float" office:value="1843">
            <text:p>1843</text:p>
          </table:table-cell>
          <table:table-cell office:value-type="string">
            <text:p>,</text:p>
          </table:table-cell>
          <table:table-cell table:formula="of:=[.D53]*255" office:value-type="float" office:value="14.3397037923539">
            <text:p>14,3397037924</text:p>
          </table:table-cell>
          <table:table-cell table:formula="of:=ROUND([.H53];0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-25.5">
            <text:p>-25,5</text:p>
          </table:table-cell>
          <table:table-cell table:formula="of:=10^([.C54]/20)" office:value-type="float" office:value="0.0530884444230988">
            <text:p>0,0530884444</text:p>
          </table:table-cell>
          <table:table-cell table:formula="of:=[.D54]*[.$E$1]" office:value-type="float" office:value="1739.54905841168">
            <text:p>1739,5490584117</text:p>
          </table:table-cell>
          <table:table-cell table:formula="of:=ROUND([.E54];0)" office:value-type="float" office:value="1740">
            <text:p>1740</text:p>
          </table:table-cell>
          <table:table-cell office:value-type="string">
            <text:p>,</text:p>
          </table:table-cell>
          <table:table-cell table:formula="of:=[.D54]*255" office:value-type="float" office:value="13.5375533278902">
            <text:p>13,5375533279</text:p>
          </table:table-cell>
          <table:table-cell table:formula="of:=ROUND([.H54];0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table:formula="of:=10^([.C55]/20)" office:value-type="float" office:value="0.0501187233627272">
            <text:p>0,0501187234</text:p>
          </table:table-cell>
          <table:table-cell table:formula="of:=[.D55]*[.$E$1]" office:value-type="float" office:value="1642.24020842648">
            <text:p>1642,2402084265</text:p>
          </table:table-cell>
          <table:table-cell table:formula="of:=ROUND([.E55];0)" office:value-type="float" office:value="1642">
            <text:p>1642</text:p>
          </table:table-cell>
          <table:table-cell office:value-type="string">
            <text:p>,</text:p>
          </table:table-cell>
          <table:table-cell table:formula="of:=[.D55]*255" office:value-type="float" office:value="12.7802744574954">
            <text:p>12,7802744575</text:p>
          </table:table-cell>
          <table:table-cell table:formula="of:=ROUND([.H55];0)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-26.5">
            <text:p>-26,5</text:p>
          </table:table-cell>
          <table:table-cell table:formula="of:=10^([.C56]/20)" office:value-type="float" office:value="0.0473151258961481">
            <text:p>0,0473151259</text:p>
          </table:table-cell>
          <table:table-cell table:formula="of:=[.D56]*[.$E$1]" office:value-type="float" office:value="1550.37473023908">
            <text:p>1550,3747302391</text:p>
          </table:table-cell>
          <table:table-cell table:formula="of:=ROUND([.E56];0)" office:value-type="float" office:value="1550">
            <text:p>1550</text:p>
          </table:table-cell>
          <table:table-cell office:value-type="string">
            <text:p>,</text:p>
          </table:table-cell>
          <table:table-cell table:formula="of:=[.D56]*255" office:value-type="float" office:value="12.0653571035178">
            <text:p>12,0653571035</text:p>
          </table:table-cell>
          <table:table-cell table:formula="of:=ROUND([.H56];0)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-27">
            <text:p>-27</text:p>
          </table:table-cell>
          <table:table-cell table:formula="of:=10^([.C57]/20)" office:value-type="float" office:value="0.0446683592150963">
            <text:p>0,0446683592</text:p>
          </table:table-cell>
          <table:table-cell table:formula="of:=[.D57]*[.$E$1]" office:value-type="float" office:value="1463.64812640106">
            <text:p>1463,6481264011</text:p>
          </table:table-cell>
          <table:table-cell table:formula="of:=ROUND([.E57];0)" office:value-type="float" office:value="1464">
            <text:p>1464</text:p>
          </table:table-cell>
          <table:table-cell office:value-type="string">
            <text:p>,</text:p>
          </table:table-cell>
          <table:table-cell table:formula="of:=[.D57]*255" office:value-type="float" office:value="11.3904315998496">
            <text:p>11,3904315998</text:p>
          </table:table-cell>
          <table:table-cell table:formula="of:=ROUND([.H57];0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-27.5">
            <text:p>-27,5</text:p>
          </table:table-cell>
          <table:table-cell table:formula="of:=10^([.C58]/20)" office:value-type="float" office:value="0.0421696503428582">
            <text:p>0,0421696503</text:p>
          </table:table-cell>
          <table:table-cell table:formula="of:=[.D58]*[.$E$1]" office:value-type="float" office:value="1381.77293278444">
            <text:p>1381,7729327844</text:p>
          </table:table-cell>
          <table:table-cell table:formula="of:=ROUND([.E58];0)" office:value-type="float" office:value="1382">
            <text:p>1382</text:p>
          </table:table-cell>
          <table:table-cell office:value-type="string">
            <text:p>,</text:p>
          </table:table-cell>
          <table:table-cell table:formula="of:=[.D58]*255" office:value-type="float" office:value="10.7532608374288">
            <text:p>10,7532608374</text:p>
          </table:table-cell>
          <table:table-cell table:formula="of:=ROUND([.H58];0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  <table:table-cell table:formula="of:=10^([.C59]/20)" office:value-type="float" office:value="0.0398107170553497">
            <text:p>0,0398107171</text:p>
          </table:table-cell>
          <table:table-cell table:formula="of:=[.D59]*[.$E$1]" office:value-type="float" office:value="1304.47776575264">
            <text:p>1304,4777657527</text:p>
          </table:table-cell>
          <table:table-cell table:formula="of:=ROUND([.E59];0)" office:value-type="float" office:value="1304">
            <text:p>1304</text:p>
          </table:table-cell>
          <table:table-cell office:value-type="string">
            <text:p>,</text:p>
          </table:table-cell>
          <table:table-cell table:formula="of:=[.D59]*255" office:value-type="float" office:value="10.1517328491142">
            <text:p>10,1517328491</text:p>
          </table:table-cell>
          <table:table-cell table:formula="of:=ROUND([.H59];0)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-28.5">
            <text:p>-28,5</text:p>
          </table:table-cell>
          <table:table-cell table:formula="of:=10^([.C60]/20)" office:value-type="float" office:value="0.0375837404288444">
            <text:p>0,0375837404</text:p>
          </table:table-cell>
          <table:table-cell table:formula="of:=[.D60]*[.$E$1]" office:value-type="float" office:value="1231.50642263195">
            <text:p>1231,506422632</text:p>
          </table:table-cell>
          <table:table-cell table:formula="of:=ROUND([.E60];0)" office:value-type="float" office:value="1232">
            <text:p>1232</text:p>
          </table:table-cell>
          <table:table-cell office:value-type="string">
            <text:p>,</text:p>
          </table:table-cell>
          <table:table-cell table:formula="of:=[.D60]*255" office:value-type="float" office:value="9.58385380935533">
            <text:p>9,5838538094</text:p>
          </table:table-cell>
          <table:table-cell table:formula="of:=ROUND([.H60];0)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table:formula="of:=10^([.C61]/20)" office:value-type="float" office:value="0.0354813389233575">
            <text:p>0,0354813389</text:p>
          </table:table-cell>
          <table:table-cell table:formula="of:=[.D61]*[.$E$1]" office:value-type="float" office:value="1162.61703250166">
            <text:p>1162,6170325017</text:p>
          </table:table-cell>
          <table:table-cell table:formula="of:=ROUND([.E61];0)" office:value-type="float" office:value="1163">
            <text:p>1163</text:p>
          </table:table-cell>
          <table:table-cell office:value-type="string">
            <text:p>,</text:p>
          </table:table-cell>
          <table:table-cell table:formula="of:=[.D61]*255" office:value-type="float" office:value="9.04774142545618">
            <text:p>9,0477414255</text:p>
          </table:table-cell>
          <table:table-cell table:formula="of:=ROUND([.H61];0)"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-29.5">
            <text:p>-29,5</text:p>
          </table:table-cell>
          <table:table-cell table:formula="of:=10^([.C62]/20)" office:value-type="float" office:value="0.0334965439157828">
            <text:p>0,0334965439</text:p>
          </table:table-cell>
          <table:table-cell table:formula="of:=[.D62]*[.$E$1]" office:value-type="float" office:value="1097.58125448845">
            <text:p>1097,5812544885</text:p>
          </table:table-cell>
          <table:table-cell table:formula="of:=ROUND([.E62];0)" office:value-type="float" office:value="1098">
            <text:p>1098</text:p>
          </table:table-cell>
          <table:table-cell office:value-type="string">
            <text:p>,</text:p>
          </table:table-cell>
          <table:table-cell table:formula="of:=[.D62]*255" office:value-type="float" office:value="8.5416186985246">
            <text:p>8,5416186985</text:p>
          </table:table-cell>
          <table:table-cell table:formula="of:=ROUND([.H62];0)"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10^([.C63]/20)" office:value-type="float" office:value="0.0316227766016838">
            <text:p>0,0316227766</text:p>
          </table:table-cell>
          <table:table-cell table:formula="of:=[.D63]*[.$E$1]" office:value-type="float" office:value="1036.18352090737">
            <text:p>1036,1835209074</text:p>
          </table:table-cell>
          <table:table-cell table:formula="of:=ROUND([.E63];0)" office:value-type="float" office:value="1036">
            <text:p>1036</text:p>
          </table:table-cell>
          <table:table-cell office:value-type="string">
            <text:p>,</text:p>
          </table:table-cell>
          <table:table-cell table:formula="of:=[.D63]*255" office:value-type="float" office:value="8.06380803342937">
            <text:p>8,0638080334</text:p>
          </table:table-cell>
          <table:table-cell table:formula="of:=ROUND([.H63];0)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-30.5">
            <text:p>-30,5</text:p>
          </table:table-cell>
          <table:table-cell table:formula="of:=10^([.C64]/20)" office:value-type="float" office:value="0.0298538261891796">
            <text:p>0,0298538262</text:p>
          </table:table-cell>
          <table:table-cell table:formula="of:=[.D64]*[.$E$1]" office:value-type="float" office:value="978.220322740848">
            <text:p>978,2203227408</text:p>
          </table:table-cell>
          <table:table-cell table:formula="of:=ROUND([.E64];0)" office:value-type="float" office:value="978">
            <text:p>978</text:p>
          </table:table-cell>
          <table:table-cell office:value-type="string">
            <text:p>,</text:p>
          </table:table-cell>
          <table:table-cell table:formula="of:=[.D64]*255" office:value-type="float" office:value="7.6127256782408">
            <text:p>7,6127256782</text:p>
          </table:table-cell>
          <table:table-cell table:formula="of:=ROUND([.H64];0)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table:formula="of:=10^([.C65]/20)" office:value-type="float" office:value="0.0281838293126445">
            <text:p>0,0281838293</text:p>
          </table:table-cell>
          <table:table-cell table:formula="of:=[.D65]*[.$E$1]" office:value-type="float" office:value="923.499535087424">
            <text:p>923,4995350874</text:p>
          </table:table-cell>
          <table:table-cell table:formula="of:=ROUND([.E65];0)" office:value-type="float" office:value="923">
            <text:p>923</text:p>
          </table:table-cell>
          <table:table-cell office:value-type="string">
            <text:p>,</text:p>
          </table:table-cell>
          <table:table-cell table:formula="of:=[.D65]*255" office:value-type="float" office:value="7.18687647472436">
            <text:p>7,1868764747</text:p>
          </table:table-cell>
          <table:table-cell table:formula="of:=ROUND([.H65];0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-31.5">
            <text:p>-31,5</text:p>
          </table:table-cell>
          <table:table-cell table:formula="of:=10^([.C66]/20)" office:value-type="float" office:value="0.0266072505979881">
            <text:p>0,0266072506</text:p>
          </table:table-cell>
          <table:table-cell table:formula="of:=[.D66]*[.$E$1]" office:value-type="float" office:value="871.839780344276">
            <text:p>871,8397803443</text:p>
          </table:table-cell>
          <table:table-cell table:formula="of:=ROUND([.E66];0)" office:value-type="float" office:value="872">
            <text:p>872</text:p>
          </table:table-cell>
          <table:table-cell office:value-type="string">
            <text:p>,</text:p>
          </table:table-cell>
          <table:table-cell table:formula="of:=[.D66]*255" office:value-type="float" office:value="6.78484890248697">
            <text:p>6,7848489025</text:p>
          </table:table-cell>
          <table:table-cell table:formula="of:=ROUND([.H66];0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formula="of:=10^([.C67]/20)" office:value-type="float" office:value="0.0251188643150958">
            <text:p>0,0251188643</text:p>
          </table:table-cell>
          <table:table-cell table:formula="of:=[.D67]*[.$E$1]" office:value-type="float" office:value="823.069827012744">
            <text:p>823,0698270127</text:p>
          </table:table-cell>
          <table:table-cell table:formula="of:=ROUND([.E67];0)" office:value-type="float" office:value="823">
            <text:p>823</text:p>
          </table:table-cell>
          <table:table-cell office:value-type="string">
            <text:p>,</text:p>
          </table:table-cell>
          <table:table-cell table:formula="of:=[.D67]*255" office:value-type="float" office:value="6.40531040034943">
            <text:p>6,4053104003</text:p>
          </table:table-cell>
          <table:table-cell table:formula="of:=ROUND([.H67];0)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-32.5">
            <text:p>-32,5</text:p>
          </table:table-cell>
          <table:table-cell table:formula="of:=10^([.C68]/20)" office:value-type="float" office:value="0.0237137370566166">
            <text:p>0,0237137371</text:p>
          </table:table-cell>
          <table:table-cell table:formula="of:=[.D68]*[.$E$1]" office:value-type="float" office:value="777.028022134155">
            <text:p>777,0280221342</text:p>
          </table:table-cell>
          <table:table-cell table:formula="of:=ROUND([.E68];0)" office:value-type="float" office:value="777">
            <text:p>777</text:p>
          </table:table-cell>
          <table:table-cell office:value-type="string">
            <text:p>,</text:p>
          </table:table-cell>
          <table:table-cell table:formula="of:=[.D68]*255" office:value-type="float" office:value="6.04700294943722">
            <text:p>6,0470029494</text:p>
          </table:table-cell>
          <table:table-cell table:formula="of:=ROUND([.H68];0)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table:formula="of:=10^([.C69]/20)" office:value-type="float" office:value="0.0223872113856834">
            <text:p>0,0223872114</text:p>
          </table:table-cell>
          <table:table-cell table:formula="of:=[.D69]*[.$E$1]" office:value-type="float" office:value="733.561755474688">
            <text:p>733,5617554747</text:p>
          </table:table-cell>
          <table:table-cell table:formula="of:=ROUND([.E69];0)" office:value-type="float" office:value="734">
            <text:p>734</text:p>
          </table:table-cell>
          <table:table-cell office:value-type="string">
            <text:p>,</text:p>
          </table:table-cell>
          <table:table-cell table:formula="of:=[.D69]*255" office:value-type="float" office:value="5.70873890334927">
            <text:p>5,7087389033</text:p>
          </table:table-cell>
          <table:table-cell table:formula="of:=ROUND([.H69];0)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-33.5">
            <text:p>-33,5</text:p>
          </table:table-cell>
          <table:table-cell table:formula="of:=10^([.C70]/20)" office:value-type="float" office:value="0.0211348903983665">
            <text:p>0,0211348904</text:p>
          </table:table-cell>
          <table:table-cell table:formula="of:=[.D70]*[.$E$1]" office:value-type="float" office:value="692.526953683274">
            <text:p>692,5269536833</text:p>
          </table:table-cell>
          <table:table-cell table:formula="of:=ROUND([.E70];0)" office:value-type="float" office:value="693">
            <text:p>693</text:p>
          </table:table-cell>
          <table:table-cell office:value-type="string">
            <text:p>,</text:p>
          </table:table-cell>
          <table:table-cell table:formula="of:=[.D70]*255" office:value-type="float" office:value="5.38939705158345">
            <text:p>5,3893970516</text:p>
          </table:table-cell>
          <table:table-cell table:formula="of:=ROUND([.H70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-34">
            <text:p>-34</text:p>
          </table:table-cell>
          <table:table-cell table:formula="of:=10^([.C71]/20)" office:value-type="float" office:value="0.0199526231496888">
            <text:p>0,0199526231</text:p>
          </table:table-cell>
          <table:table-cell table:formula="of:=[.D71]*[.$E$1]" office:value-type="float" office:value="653.787602745853">
            <text:p>653,7876027459</text:p>
          </table:table-cell>
          <table:table-cell table:formula="of:=ROUND([.E71];0)" office:value-type="float" office:value="654">
            <text:p>654</text:p>
          </table:table-cell>
          <table:table-cell office:value-type="string">
            <text:p>,</text:p>
          </table:table-cell>
          <table:table-cell table:formula="of:=[.D71]*255" office:value-type="float" office:value="5.08791890317064">
            <text:p>5,0879189032</text:p>
          </table:table-cell>
          <table:table-cell table:formula="of:=ROUND([.H71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-34.5">
            <text:p>-34,5</text:p>
          </table:table-cell>
          <table:table-cell table:formula="of:=10^([.C72]/20)" office:value-type="float" office:value="0.018836490894898">
            <text:p>0,0188364909</text:p>
          </table:table-cell>
          <table:table-cell table:formula="of:=[.D72]*[.$E$1]" office:value-type="float" office:value="617.215297153123">
            <text:p>617,2152971531</text:p>
          </table:table-cell>
          <table:table-cell table:formula="of:=ROUND([.E72];0)" office:value-type="float" office:value="617">
            <text:p>617</text:p>
          </table:table-cell>
          <table:table-cell office:value-type="string">
            <text:p>,</text:p>
          </table:table-cell>
          <table:table-cell table:formula="of:=[.D72]*255" office:value-type="float" office:value="4.80330517819899">
            <text:p>4,8033051782</text:p>
          </table:table-cell>
          <table:table-cell table:formula="of:=ROUND([.H72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10^([.C73]/20)" office:value-type="float" office:value="0.0177827941003892">
            <text:p>0,0177827941</text:p>
          </table:table-cell>
          <table:table-cell table:formula="of:=[.D73]*[.$E$1]" office:value-type="float" office:value="582.688814287454">
            <text:p>582,6888142875</text:p>
          </table:table-cell>
          <table:table-cell table:formula="of:=ROUND([.E73];0)" office:value-type="float" office:value="583">
            <text:p>583</text:p>
          </table:table-cell>
          <table:table-cell office:value-type="string">
            <text:p>,</text:p>
          </table:table-cell>
          <table:table-cell table:formula="of:=[.D73]*255" office:value-type="float" office:value="4.53461249559925">
            <text:p>4,5346124956</text:p>
          </table:table-cell>
          <table:table-cell table:formula="of:=ROUND([.H73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-35.5">
            <text:p>-35,5</text:p>
          </table:table-cell>
          <table:table-cell table:formula="of:=10^([.C74]/20)" office:value-type="float" office:value="0.0167880401812256">
            <text:p>0,0167880402</text:p>
          </table:table-cell>
          <table:table-cell table:formula="of:=[.D74]*[.$E$1]" office:value-type="float" office:value="550.09371261822">
            <text:p>550,0937126182</text:p>
          </table:table-cell>
          <table:table-cell table:formula="of:=ROUND([.E74];0)" office:value-type="float" office:value="550">
            <text:p>550</text:p>
          </table:table-cell>
          <table:table-cell office:value-type="string">
            <text:p>,</text:p>
          </table:table-cell>
          <table:table-cell table:formula="of:=[.D74]*255" office:value-type="float" office:value="4.28095024621253">
            <text:p>4,2809502462</text:p>
          </table:table-cell>
          <table:table-cell table:formula="of:=ROUND([.H74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10^([.C75]/20)" office:value-type="float" office:value="0.0158489319246111">
            <text:p>0,0158489319</text:p>
          </table:table-cell>
          <table:table-cell table:formula="of:=[.D75]*[.$E$1]" office:value-type="float" office:value="519.321952373733">
            <text:p>519,3219523737</text:p>
          </table:table-cell>
          <table:table-cell table:formula="of:=ROUND([.E75];0)" office:value-type="float" office:value="519">
            <text:p>519</text:p>
          </table:table-cell>
          <table:table-cell office:value-type="string">
            <text:p>,</text:p>
          </table:table-cell>
          <table:table-cell table:formula="of:=[.D75]*255" office:value-type="float" office:value="4.04147764077584">
            <text:p>4,0414776408</text:p>
          </table:table-cell>
          <table:table-cell table:formula="of:=ROUND([.H75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-36.5">
            <text:p>-36,5</text:p>
          </table:table-cell>
          <table:table-cell table:formula="of:=10^([.C76]/20)" office:value-type="float" office:value="0.0149623565609443">
            <text:p>0,0149623566</text:p>
          </table:table-cell>
          <table:table-cell table:formula="of:=[.D76]*[.$E$1]" office:value-type="float" office:value="490.271537432463">
            <text:p>490,2715374325</text:p>
          </table:table-cell>
          <table:table-cell table:formula="of:=ROUND([.E76];0)" office:value-type="float" office:value="490">
            <text:p>490</text:p>
          </table:table-cell>
          <table:table-cell office:value-type="string">
            <text:p>,</text:p>
          </table:table-cell>
          <table:table-cell table:formula="of:=[.D76]*255" office:value-type="float" office:value="3.81540092304081">
            <text:p>3,815400923</text:p>
          </table:table-cell>
          <table:table-cell table:formula="of:=ROUND([.H76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  <table:table-cell table:formula="of:=10^([.C77]/20)" office:value-type="float" office:value="0.0141253754462275">
            <text:p>0,0141253754</text:p>
          </table:table-cell>
          <table:table-cell table:formula="of:=[.D77]*[.$E$1]" office:value-type="float" office:value="462.846177246538">
            <text:p>462,8461772465</text:p>
          </table:table-cell>
          <table:table-cell table:formula="of:=ROUND([.E77];0)" office:value-type="float" office:value="463">
            <text:p>463</text:p>
          </table:table-cell>
          <table:table-cell office:value-type="string">
            <text:p>,</text:p>
          </table:table-cell>
          <table:table-cell table:formula="of:=[.D77]*255" office:value-type="float" office:value="3.60197073878802">
            <text:p>3,6019707388</text:p>
          </table:table-cell>
          <table:table-cell table:formula="of:=ROUND([.H77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-37.5">
            <text:p>-37,5</text:p>
          </table:table-cell>
          <table:table-cell table:formula="of:=10^([.C78]/20)" office:value-type="float" office:value="0.0133352143216332">
            <text:p>0,0133352143</text:p>
          </table:table-cell>
          <table:table-cell table:formula="of:=[.D78]*[.$E$1]" office:value-type="float" office:value="436.954967676956">
            <text:p>436,954967677</text:p>
          </table:table-cell>
          <table:table-cell table:formula="of:=ROUND([.E78];0)" office:value-type="float" office:value="437">
            <text:p>437</text:p>
          </table:table-cell>
          <table:table-cell office:value-type="string">
            <text:p>,</text:p>
          </table:table-cell>
          <table:table-cell table:formula="of:=[.D78]*255" office:value-type="float" office:value="3.40047965201648">
            <text:p>3,400479652</text:p>
          </table:table-cell>
          <table:table-cell table:formula="of:=ROUND([.H78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  <table:table-cell table:formula="of:=10^([.C79]/20)" office:value-type="float" office:value="0.0125892541179417">
            <text:p>0,0125892541</text:p>
          </table:table-cell>
          <table:table-cell table:formula="of:=[.D79]*[.$E$1]" office:value-type="float" office:value="412.512089682595">
            <text:p>412,5120896826</text:p>
          </table:table-cell>
          <table:table-cell table:formula="of:=ROUND([.E79];0)" office:value-type="float" office:value="413">
            <text:p>413</text:p>
          </table:table-cell>
          <table:table-cell office:value-type="string">
            <text:p>,</text:p>
          </table:table-cell>
          <table:table-cell table:formula="of:=[.D79]*255" office:value-type="float" office:value="3.21025980007513">
            <text:p>3,2102598001</text:p>
          </table:table-cell>
          <table:table-cell table:formula="of:=ROUND([.H79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-38.5">
            <text:p>-38,5</text:p>
          </table:table-cell>
          <table:table-cell table:formula="of:=10^([.C80]/20)" office:value-type="float" office:value="0.0118850222743702">
            <text:p>0,0118850223</text:p>
          </table:table-cell>
          <table:table-cell table:formula="of:=[.D80]*[.$E$1]" office:value-type="float" office:value="389.436524864288">
            <text:p>389,4365248643</text:p>
          </table:table-cell>
          <table:table-cell table:formula="of:=ROUND([.E80];0)" office:value-type="float" office:value="389">
            <text:p>389</text:p>
          </table:table-cell>
          <table:table-cell office:value-type="string">
            <text:p>,</text:p>
          </table:table-cell>
          <table:table-cell table:formula="of:=[.D80]*255" office:value-type="float" office:value="3.0306806799644">
            <text:p>3,03068068</text:p>
          </table:table-cell>
          <table:table-cell table:formula="of:=ROUND([.H80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10^([.C81]/20)" office:value-type="float" office:value="0.0112201845430196">
            <text:p>0,0112201845</text:p>
          </table:table-cell>
          <table:table-cell table:formula="of:=[.D81]*[.$E$1]" office:value-type="float" office:value="367.651786921124">
            <text:p>367,6517869211</text:p>
          </table:table-cell>
          <table:table-cell table:formula="of:=ROUND([.E81];0)" office:value-type="float" office:value="368">
            <text:p>368</text:p>
          </table:table-cell>
          <table:table-cell office:value-type="string">
            <text:p>,</text:p>
          </table:table-cell>
          <table:table-cell table:formula="of:=[.D81]*255" office:value-type="float" office:value="2.86114705847001">
            <text:p>2,8611470585</text:p>
          </table:table-cell>
          <table:table-cell table:formula="of:=ROUND([.H81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-39.5">
            <text:p>-39,5</text:p>
          </table:table-cell>
          <table:table-cell table:formula="of:=10^([.C82]/20)" office:value-type="float" office:value="0.0105925372517729">
            <text:p>0,0105925373</text:p>
          </table:table-cell>
          <table:table-cell table:formula="of:=[.D82]*[.$E$1]" office:value-type="float" office:value="347.085668128842">
            <text:p>347,0856681288</text:p>
          </table:table-cell>
          <table:table-cell table:formula="of:=ROUND([.E82];0)" office:value-type="float" office:value="347">
            <text:p>347</text:p>
          </table:table-cell>
          <table:table-cell office:value-type="string">
            <text:p>,</text:p>
          </table:table-cell>
          <table:table-cell table:formula="of:=[.D82]*255" office:value-type="float" office:value="2.70109699920209">
            <text:p>2,7010969992</text:p>
          </table:table-cell>
          <table:table-cell table:formula="of:=ROUND([.H82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table:formula="of:=10^([.C83]/20)" office:value-type="float" office:value="0.01">
            <text:p>0,01</text:p>
          </table:table-cell>
          <table:table-cell table:formula="of:=[.D83]*[.$E$1]" office:value-type="float" office:value="327.67">
            <text:p>327,67</text:p>
          </table:table-cell>
          <table:table-cell table:formula="of:=ROUND([.E83];0)" office:value-type="float" office:value="328">
            <text:p>328</text:p>
          </table:table-cell>
          <table:table-cell office:value-type="string">
            <text:p>,</text:p>
          </table:table-cell>
          <table:table-cell table:formula="of:=[.D83]*255" office:value-type="float" office:value="2.55">
            <text:p>2,55</text:p>
          </table:table-cell>
          <table:table-cell table:formula="of:=ROUND([.H83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-40.5">
            <text:p>-40,5</text:p>
          </table:table-cell>
          <table:table-cell table:formula="of:=10^([.C84]/20)" office:value-type="float" office:value="0.00944060876285923">
            <text:p>0,0094406088</text:p>
          </table:table-cell>
          <table:table-cell table:formula="of:=[.D84]*[.$E$1]" office:value-type="float" office:value="309.340427332609">
            <text:p>309,3404273326</text:p>
          </table:table-cell>
          <table:table-cell table:formula="of:=ROUND([.E84];0)" office:value-type="float" office:value="309">
            <text:p>309</text:p>
          </table:table-cell>
          <table:table-cell office:value-type="string">
            <text:p>,</text:p>
          </table:table-cell>
          <table:table-cell table:formula="of:=[.D84]*255" office:value-type="float" office:value="2.4073552345291">
            <text:p>2,4073552345</text:p>
          </table:table-cell>
          <table:table-cell table:formula="of:=ROUND([.H84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10^([.C85]/20)" office:value-type="float" office:value="0.00891250938133746">
            <text:p>0,0089125094</text:p>
          </table:table-cell>
          <table:table-cell table:formula="of:=[.D85]*[.$E$1]" office:value-type="float" office:value="292.036194898285">
            <text:p>292,0361948983</text:p>
          </table:table-cell>
          <table:table-cell table:formula="of:=ROUND([.E85];0)" office:value-type="float" office:value="292">
            <text:p>292</text:p>
          </table:table-cell>
          <table:table-cell office:value-type="string">
            <text:p>,</text:p>
          </table:table-cell>
          <table:table-cell table:formula="of:=[.D85]*255" office:value-type="float" office:value="2.27268989224105">
            <text:p>2,2726898922</text:p>
          </table:table-cell>
          <table:table-cell table:formula="of:=ROUND([.H85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-41.5">
            <text:p>-41,5</text:p>
          </table:table-cell>
          <table:table-cell table:formula="of:=10^([.C86]/20)" office:value-type="float" office:value="0.00841395141645195">
            <text:p>0,0084139514</text:p>
          </table:table-cell>
          <table:table-cell table:formula="of:=[.D86]*[.$E$1]" office:value-type="float" office:value="275.699946062881">
            <text:p>275,6999460629</text:p>
          </table:table-cell>
          <table:table-cell table:formula="of:=ROUND([.E86];0)" office:value-type="float" office:value="276">
            <text:p>276</text:p>
          </table:table-cell>
          <table:table-cell office:value-type="string">
            <text:p>,</text:p>
          </table:table-cell>
          <table:table-cell table:formula="of:=[.D86]*255" office:value-type="float" office:value="2.14555761119525">
            <text:p>2,1455576112</text:p>
          </table:table-cell>
          <table:table-cell table:formula="of:=ROUND([.H86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-42">
            <text:p>-42</text:p>
          </table:table-cell>
          <table:table-cell table:formula="of:=10^([.C87]/20)" office:value-type="float" office:value="0.00794328234724281">
            <text:p>0,0079432823</text:p>
          </table:table-cell>
          <table:table-cell table:formula="of:=[.D87]*[.$E$1]" office:value-type="float" office:value="260.277532672105">
            <text:p>260,2775326721</text:p>
          </table:table-cell>
          <table:table-cell table:formula="of:=ROUND([.E87];0)" office:value-type="float" office:value="260">
            <text:p>260</text:p>
          </table:table-cell>
          <table:table-cell office:value-type="string">
            <text:p>,</text:p>
          </table:table-cell>
          <table:table-cell table:formula="of:=[.D87]*255" office:value-type="float" office:value="2.02553699854692">
            <text:p>2,0255369985</text:p>
          </table:table-cell>
          <table:table-cell table:formula="of:=ROUND([.H87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-42.5">
            <text:p>-42,5</text:p>
          </table:table-cell>
          <table:table-cell table:formula="of:=10^([.C88]/20)" office:value-type="float" office:value="0.00749894209332456">
            <text:p>0,0074989421</text:p>
          </table:table-cell>
          <table:table-cell table:formula="of:=[.D88]*[.$E$1]" office:value-type="float" office:value="245.717835571966">
            <text:p>245,717835572</text:p>
          </table:table-cell>
          <table:table-cell table:formula="of:=ROUND([.E88];0)" office:value-type="float" office:value="246">
            <text:p>246</text:p>
          </table:table-cell>
          <table:table-cell office:value-type="string">
            <text:p>,</text:p>
          </table:table-cell>
          <table:table-cell table:formula="of:=[.D88]*255" office:value-type="float" office:value="1.91223023379776">
            <text:p>1,9122302338</text:p>
          </table:table-cell>
          <table:table-cell table:formula="of:=ROUND([.H88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10^([.C89]/20)" office:value-type="float" office:value="0.00707945784384138">
            <text:p>0,0070794578</text:p>
          </table:table-cell>
          <table:table-cell table:formula="of:=[.D89]*[.$E$1]" office:value-type="float" office:value="231.972595169151">
            <text:p>231,9725951692</text:p>
          </table:table-cell>
          <table:table-cell table:formula="of:=ROUND([.E89];0)" office:value-type="float" office:value="232">
            <text:p>232</text:p>
          </table:table-cell>
          <table:table-cell office:value-type="string">
            <text:p>,</text:p>
          </table:table-cell>
          <table:table-cell table:formula="of:=[.D89]*255" office:value-type="float" office:value="1.80526175017955">
            <text:p>1,8052617502</text:p>
          </table:table-cell>
          <table:table-cell table:formula="of:=ROUND([.H89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-43.5">
            <text:p>-43,5</text:p>
          </table:table-cell>
          <table:table-cell table:formula="of:=10^([.C90]/20)" office:value-type="float" office:value="0.00668343917568615">
            <text:p>0,0066834392</text:p>
          </table:table-cell>
          <table:table-cell table:formula="of:=[.D90]*[.$E$1]" office:value-type="float" office:value="218.996251469708">
            <text:p>218,9962514697</text:p>
          </table:table-cell>
          <table:table-cell table:formula="of:=ROUND([.E90];0)" office:value-type="float" office:value="219">
            <text:p>219</text:p>
          </table:table-cell>
          <table:table-cell office:value-type="string">
            <text:p>,</text:p>
          </table:table-cell>
          <table:table-cell table:formula="of:=[.D90]*255" office:value-type="float" office:value="1.70427698979997">
            <text:p>1,7042769898</text:p>
          </table:table-cell>
          <table:table-cell table:formula="of:=ROUND([.H90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table:formula="of:=10^([.C91]/20)" office:value-type="float" office:value="0.00630957344480193">
            <text:p>0,0063095734</text:p>
          </table:table-cell>
          <table:table-cell table:formula="of:=[.D91]*[.$E$1]" office:value-type="float" office:value="206.745793065825">
            <text:p>206,7457930658</text:p>
          </table:table-cell>
          <table:table-cell table:formula="of:=ROUND([.E91];0)" office:value-type="float" office:value="207">
            <text:p>207</text:p>
          </table:table-cell>
          <table:table-cell office:value-type="string">
            <text:p>,</text:p>
          </table:table-cell>
          <table:table-cell table:formula="of:=[.D91]*255" office:value-type="float" office:value="1.60894122842449">
            <text:p>1,6089412284</text:p>
          </table:table-cell>
          <table:table-cell table:formula="of:=ROUND([.H91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-44.5">
            <text:p>-44,5</text:p>
          </table:table-cell>
          <table:table-cell table:formula="of:=10^([.C92]/20)" office:value-type="float" office:value="0.0059566214352901">
            <text:p>0,0059566214</text:p>
          </table:table-cell>
          <table:table-cell table:formula="of:=[.D92]*[.$E$1]" office:value-type="float" office:value="195.180614570151">
            <text:p>195,1806145702</text:p>
          </table:table-cell>
          <table:table-cell table:formula="of:=ROUND([.E92];0)" office:value-type="float" office:value="195">
            <text:p>195</text:p>
          </table:table-cell>
          <table:table-cell office:value-type="string">
            <text:p>,</text:p>
          </table:table-cell>
          <table:table-cell table:formula="of:=[.D92]*255" office:value-type="float" office:value="1.51893846599898">
            <text:p>1,518938466</text:p>
          </table:table-cell>
          <table:table-cell table:formula="of:=ROUND([.H92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-45">
            <text:p>-45</text:p>
          </table:table-cell>
          <table:table-cell table:formula="of:=10^([.C93]/20)" office:value-type="float" office:value="0.00562341325190349">
            <text:p>0,0056234133</text:p>
          </table:table-cell>
          <table:table-cell table:formula="of:=[.D93]*[.$E$1]" office:value-type="float" office:value="184.262382025122">
            <text:p>184,2623820251</text:p>
          </table:table-cell>
          <table:table-cell table:formula="of:=ROUND([.E93];0)" office:value-type="float" office:value="184">
            <text:p>184</text:p>
          </table:table-cell>
          <table:table-cell office:value-type="string">
            <text:p>,</text:p>
          </table:table-cell>
          <table:table-cell table:formula="of:=[.D93]*255" office:value-type="float" office:value="1.43397037923539">
            <text:p>1,4339703792</text:p>
          </table:table-cell>
          <table:table-cell table:formula="of:=ROUND([.H93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-45.5">
            <text:p>-45,5</text:p>
          </table:table-cell>
          <table:table-cell table:formula="of:=10^([.C94]/20)" office:value-type="float" office:value="0.00530884444230989">
            <text:p>0,0053088444</text:p>
          </table:table-cell>
          <table:table-cell table:formula="of:=[.D94]*[.$E$1]" office:value-type="float" office:value="173.954905841168">
            <text:p>173,9549058412</text:p>
          </table:table-cell>
          <table:table-cell table:formula="of:=ROUND([.E94];0)" office:value-type="float" office:value="174">
            <text:p>174</text:p>
          </table:table-cell>
          <table:table-cell office:value-type="string">
            <text:p>,</text:p>
          </table:table-cell>
          <table:table-cell table:formula="of:=[.D94]*255" office:value-type="float" office:value="1.35375533278902">
            <text:p>1,3537553328</text:p>
          </table:table-cell>
          <table:table-cell table:formula="of:=ROUND([.H94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10^([.C95]/20)" office:value-type="float" office:value="0.00501187233627272">
            <text:p>0,0050118723</text:p>
          </table:table-cell>
          <table:table-cell table:formula="of:=[.D95]*[.$E$1]" office:value-type="float" office:value="164.224020842648">
            <text:p>164,2240208426</text:p>
          </table:table-cell>
          <table:table-cell table:formula="of:=ROUND([.E95];0)" office:value-type="float" office:value="164">
            <text:p>164</text:p>
          </table:table-cell>
          <table:table-cell office:value-type="string">
            <text:p>,</text:p>
          </table:table-cell>
          <table:table-cell table:formula="of:=[.D95]*255" office:value-type="float" office:value="1.27802744574954">
            <text:p>1,2780274457</text:p>
          </table:table-cell>
          <table:table-cell table:formula="of:=ROUND([.H95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-46.5">
            <text:p>-46,5</text:p>
          </table:table-cell>
          <table:table-cell table:formula="of:=10^([.C96]/20)" office:value-type="float" office:value="0.0047315125896148">
            <text:p>0,0047315126</text:p>
          </table:table-cell>
          <table:table-cell table:formula="of:=[.D96]*[.$E$1]" office:value-type="float" office:value="155.037473023908">
            <text:p>155,0374730239</text:p>
          </table:table-cell>
          <table:table-cell table:formula="of:=ROUND([.E96];0)" office:value-type="float" office:value="155">
            <text:p>155</text:p>
          </table:table-cell>
          <table:table-cell office:value-type="string">
            <text:p>,</text:p>
          </table:table-cell>
          <table:table-cell table:formula="of:=[.D96]*255" office:value-type="float" office:value="1.20653571035177">
            <text:p>1,2065357104</text:p>
          </table:table-cell>
          <table:table-cell table:formula="of:=ROUND([.H96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table:formula="of:=10^([.C97]/20)" office:value-type="float" office:value="0.00446683592150963">
            <text:p>0,0044668359</text:p>
          </table:table-cell>
          <table:table-cell table:formula="of:=[.D97]*[.$E$1]" office:value-type="float" office:value="146.364812640106">
            <text:p>146,3648126401</text:p>
          </table:table-cell>
          <table:table-cell table:formula="of:=ROUND([.E97];0)" office:value-type="float" office:value="146">
            <text:p>146</text:p>
          </table:table-cell>
          <table:table-cell office:value-type="string">
            <text:p>,</text:p>
          </table:table-cell>
          <table:table-cell table:formula="of:=[.D97]*255" office:value-type="float" office:value="1.13904315998496">
            <text:p>1,13904316</text:p>
          </table:table-cell>
          <table:table-cell table:formula="of:=ROUND([.H97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-47.5">
            <text:p>-47,5</text:p>
          </table:table-cell>
          <table:table-cell table:formula="of:=10^([.C98]/20)" office:value-type="float" office:value="0.00421696503428582">
            <text:p>0,004216965</text:p>
          </table:table-cell>
          <table:table-cell table:formula="of:=[.D98]*[.$E$1]" office:value-type="float" office:value="138.177293278444">
            <text:p>138,1772932784</text:p>
          </table:table-cell>
          <table:table-cell table:formula="of:=ROUND([.E98];0)" office:value-type="float" office:value="138">
            <text:p>138</text:p>
          </table:table-cell>
          <table:table-cell office:value-type="string">
            <text:p>,</text:p>
          </table:table-cell>
          <table:table-cell table:formula="of:=[.D98]*255" office:value-type="float" office:value="1.07532608374288">
            <text:p>1,0753260837</text:p>
          </table:table-cell>
          <table:table-cell table:formula="of:=ROUND([.H98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  <table:table-cell table:formula="of:=10^([.C99]/20)" office:value-type="float" office:value="0.00398107170553497">
            <text:p>0,0039810717</text:p>
          </table:table-cell>
          <table:table-cell table:formula="of:=[.D99]*[.$E$1]" office:value-type="float" office:value="130.447776575264">
            <text:p>130,4477765753</text:p>
          </table:table-cell>
          <table:table-cell table:formula="of:=ROUND([.E99];0)" office:value-type="float" office:value="130">
            <text:p>130</text:p>
          </table:table-cell>
          <table:table-cell office:value-type="string">
            <text:p>,</text:p>
          </table:table-cell>
          <table:table-cell table:formula="of:=[.D99]*255" office:value-type="float" office:value="1.01517328491142">
            <text:p>1,0151732849</text:p>
          </table:table-cell>
          <table:table-cell table:formula="of:=ROUND([.H99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-48.5">
            <text:p>-48,5</text:p>
          </table:table-cell>
          <table:table-cell table:formula="of:=10^([.C100]/20)" office:value-type="float" office:value="0.00375837404288444">
            <text:p>0,003758374</text:p>
          </table:table-cell>
          <table:table-cell table:formula="of:=[.D100]*[.$E$1]" office:value-type="float" office:value="123.150642263195">
            <text:p>123,1506422632</text:p>
          </table:table-cell>
          <table:table-cell table:formula="of:=ROUND([.E100];0)" office:value-type="float" office:value="123">
            <text:p>123</text:p>
          </table:table-cell>
          <table:table-cell office:value-type="string">
            <text:p>,</text:p>
          </table:table-cell>
          <table:table-cell table:formula="of:=[.D100]*255" office:value-type="float" office:value="0.958385380935533">
            <text:p>0,9583853809</text:p>
          </table:table-cell>
          <table:table-cell table:formula="of:=ROUND([.H100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formula="of:=10^([.C101]/20)" office:value-type="float" office:value="0.00354813389233575">
            <text:p>0,0035481339</text:p>
          </table:table-cell>
          <table:table-cell table:formula="of:=[.D101]*[.$E$1]" office:value-type="float" office:value="116.261703250166">
            <text:p>116,2617032502</text:p>
          </table:table-cell>
          <table:table-cell table:formula="of:=ROUND([.E101];0)" office:value-type="float" office:value="116">
            <text:p>116</text:p>
          </table:table-cell>
          <table:table-cell office:value-type="string">
            <text:p>,</text:p>
          </table:table-cell>
          <table:table-cell table:formula="of:=[.D101]*255" office:value-type="float" office:value="0.904774142545617">
            <text:p>0,9047741425</text:p>
          </table:table-cell>
          <table:table-cell table:formula="of:=ROUND([.H101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-49.5">
            <text:p>-49,5</text:p>
          </table:table-cell>
          <table:table-cell table:formula="of:=10^([.C102]/20)" office:value-type="float" office:value="0.00334965439157828">
            <text:p>0,0033496544</text:p>
          </table:table-cell>
          <table:table-cell table:formula="of:=[.D102]*[.$E$1]" office:value-type="float" office:value="109.758125448845">
            <text:p>109,7581254488</text:p>
          </table:table-cell>
          <table:table-cell table:formula="of:=ROUND([.E102];0)" office:value-type="float" office:value="110">
            <text:p>110</text:p>
          </table:table-cell>
          <table:table-cell office:value-type="string">
            <text:p>,</text:p>
          </table:table-cell>
          <table:table-cell table:formula="of:=[.D102]*255" office:value-type="float" office:value="0.85416186985246">
            <text:p>0,8541618699</text:p>
          </table:table-cell>
          <table:table-cell table:formula="of:=ROUND([.H102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formula="of:=10^([.C103]/20)" office:value-type="float" office:value="0.00316227766016838">
            <text:p>0,0031622777</text:p>
          </table:table-cell>
          <table:table-cell table:formula="of:=[.D103]*[.$E$1]" office:value-type="float" office:value="103.618352090737">
            <text:p>103,6183520907</text:p>
          </table:table-cell>
          <table:table-cell table:formula="of:=ROUND([.E103];0)" office:value-type="float" office:value="104">
            <text:p>104</text:p>
          </table:table-cell>
          <table:table-cell office:value-type="string">
            <text:p>,</text:p>
          </table:table-cell>
          <table:table-cell table:formula="of:=[.D103]*255" office:value-type="float" office:value="0.806380803342937">
            <text:p>0,8063808033</text:p>
          </table:table-cell>
          <table:table-cell table:formula="of:=ROUND([.H103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-50.5">
            <text:p>-50,5</text:p>
          </table:table-cell>
          <table:table-cell table:formula="of:=10^([.C104]/20)" office:value-type="float" office:value="0.00298538261891796">
            <text:p>0,0029853826</text:p>
          </table:table-cell>
          <table:table-cell table:formula="of:=[.D104]*[.$E$1]" office:value-type="float" office:value="97.8220322740848">
            <text:p>97,8220322741</text:p>
          </table:table-cell>
          <table:table-cell table:formula="of:=ROUND([.E104];0)" office:value-type="float" office:value="98">
            <text:p>98</text:p>
          </table:table-cell>
          <table:table-cell office:value-type="string">
            <text:p>,</text:p>
          </table:table-cell>
          <table:table-cell table:formula="of:=[.D104]*255" office:value-type="float" office:value="0.76127256782408">
            <text:p>0,7612725678</text:p>
          </table:table-cell>
          <table:table-cell table:formula="of:=ROUND([.H104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table:formula="of:=10^([.C105]/20)" office:value-type="float" office:value="0.00281838293126445">
            <text:p>0,0028183829</text:p>
          </table:table-cell>
          <table:table-cell table:formula="of:=[.D105]*[.$E$1]" office:value-type="float" office:value="92.3499535087424">
            <text:p>92,3499535087</text:p>
          </table:table-cell>
          <table:table-cell table:formula="of:=ROUND([.E105];0)" office:value-type="float" office:value="92">
            <text:p>92</text:p>
          </table:table-cell>
          <table:table-cell office:value-type="string">
            <text:p>,</text:p>
          </table:table-cell>
          <table:table-cell table:formula="of:=[.D105]*255" office:value-type="float" office:value="0.718687647472436">
            <text:p>0,7186876475</text:p>
          </table:table-cell>
          <table:table-cell table:formula="of:=ROUND([.H105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-51.5">
            <text:p>-51,5</text:p>
          </table:table-cell>
          <table:table-cell table:formula="of:=10^([.C106]/20)" office:value-type="float" office:value="0.00266072505979881">
            <text:p>0,0026607251</text:p>
          </table:table-cell>
          <table:table-cell table:formula="of:=[.D106]*[.$E$1]" office:value-type="float" office:value="87.1839780344276">
            <text:p>87,1839780344</text:p>
          </table:table-cell>
          <table:table-cell table:formula="of:=ROUND([.E106];0)" office:value-type="float" office:value="87">
            <text:p>87</text:p>
          </table:table-cell>
          <table:table-cell office:value-type="string">
            <text:p>,</text:p>
          </table:table-cell>
          <table:table-cell table:formula="of:=[.D106]*255" office:value-type="float" office:value="0.678484890248696">
            <text:p>0,6784848902</text:p>
          </table:table-cell>
          <table:table-cell table:formula="of:=ROUND([.H106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table:formula="of:=10^([.C107]/20)" office:value-type="float" office:value="0.00251188643150958">
            <text:p>0,0025118864</text:p>
          </table:table-cell>
          <table:table-cell table:formula="of:=[.D107]*[.$E$1]" office:value-type="float" office:value="82.3069827012744">
            <text:p>82,3069827013</text:p>
          </table:table-cell>
          <table:table-cell table:formula="of:=ROUND([.E107];0)" office:value-type="float" office:value="82">
            <text:p>82</text:p>
          </table:table-cell>
          <table:table-cell office:value-type="string">
            <text:p>,</text:p>
          </table:table-cell>
          <table:table-cell table:formula="of:=[.D107]*255" office:value-type="float" office:value="0.640531040034943">
            <text:p>0,64053104</text:p>
          </table:table-cell>
          <table:table-cell table:formula="of:=ROUND([.H107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52.5">
            <text:p>-52,5</text:p>
          </table:table-cell>
          <table:table-cell table:formula="of:=10^([.C108]/20)" office:value-type="float" office:value="0.00237137370566166">
            <text:p>0,0023713737</text:p>
          </table:table-cell>
          <table:table-cell table:formula="of:=[.D108]*[.$E$1]" office:value-type="float" office:value="77.7028022134155">
            <text:p>77,7028022134</text:p>
          </table:table-cell>
          <table:table-cell table:formula="of:=ROUND([.E108];0)" office:value-type="float" office:value="78">
            <text:p>78</text:p>
          </table:table-cell>
          <table:table-cell office:value-type="string">
            <text:p>,</text:p>
          </table:table-cell>
          <table:table-cell table:formula="of:=[.D108]*255" office:value-type="float" office:value="0.604700294943722">
            <text:p>0,6047002949</text:p>
          </table:table-cell>
          <table:table-cell table:formula="of:=ROUND([.H108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  <table:table-cell table:formula="of:=10^([.C109]/20)" office:value-type="float" office:value="0.00223872113856834">
            <text:p>0,0022387211</text:p>
          </table:table-cell>
          <table:table-cell table:formula="of:=[.D109]*[.$E$1]" office:value-type="float" office:value="73.3561755474688">
            <text:p>73,3561755475</text:p>
          </table:table-cell>
          <table:table-cell table:formula="of:=ROUND([.E109];0)" office:value-type="float" office:value="73">
            <text:p>73</text:p>
          </table:table-cell>
          <table:table-cell office:value-type="string">
            <text:p>,</text:p>
          </table:table-cell>
          <table:table-cell table:formula="of:=[.D109]*255" office:value-type="float" office:value="0.570873890334927">
            <text:p>0,5708738903</text:p>
          </table:table-cell>
          <table:table-cell table:formula="of:=ROUND([.H109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-53.5">
            <text:p>-53,5</text:p>
          </table:table-cell>
          <table:table-cell table:formula="of:=10^([.C110]/20)" office:value-type="float" office:value="0.00211348903983665">
            <text:p>0,002113489</text:p>
          </table:table-cell>
          <table:table-cell table:formula="of:=[.D110]*[.$E$1]" office:value-type="float" office:value="69.2526953683274">
            <text:p>69,2526953683</text:p>
          </table:table-cell>
          <table:table-cell table:formula="of:=ROUND([.E110];0)" office:value-type="float" office:value="69">
            <text:p>69</text:p>
          </table:table-cell>
          <table:table-cell office:value-type="string">
            <text:p>,</text:p>
          </table:table-cell>
          <table:table-cell table:formula="of:=[.D110]*255" office:value-type="float" office:value="0.538939705158345">
            <text:p>0,5389397052</text:p>
          </table:table-cell>
          <table:table-cell table:formula="of:=ROUND([.H110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-54">
            <text:p>-54</text:p>
          </table:table-cell>
          <table:table-cell table:formula="of:=10^([.C111]/20)" office:value-type="float" office:value="0.00199526231496888">
            <text:p>0,0019952623</text:p>
          </table:table-cell>
          <table:table-cell table:formula="of:=[.D111]*[.$E$1]" office:value-type="float" office:value="65.3787602745853">
            <text:p>65,3787602746</text:p>
          </table:table-cell>
          <table:table-cell table:formula="of:=ROUND([.E111];0)" office:value-type="float" office:value="65">
            <text:p>65</text:p>
          </table:table-cell>
          <table:table-cell office:value-type="string">
            <text:p>,</text:p>
          </table:table-cell>
          <table:table-cell table:formula="of:=[.D111]*255" office:value-type="float" office:value="0.508791890317064">
            <text:p>0,5087918903</text:p>
          </table:table-cell>
          <table:table-cell table:formula="of:=ROUND([.H111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-54.5">
            <text:p>-54,5</text:p>
          </table:table-cell>
          <table:table-cell table:formula="of:=10^([.C112]/20)" office:value-type="float" office:value="0.0018836490894898">
            <text:p>0,0018836491</text:p>
          </table:table-cell>
          <table:table-cell table:formula="of:=[.D112]*[.$E$1]" office:value-type="float" office:value="61.7215297153123">
            <text:p>61,7215297153</text:p>
          </table:table-cell>
          <table:table-cell table:formula="of:=ROUND([.E112];0)" office:value-type="float" office:value="62">
            <text:p>62</text:p>
          </table:table-cell>
          <table:table-cell office:value-type="string">
            <text:p>,</text:p>
          </table:table-cell>
          <table:table-cell table:formula="of:=[.D112]*255" office:value-type="float" office:value="0.480330517819899">
            <text:p>0,4803305178</text:p>
          </table:table-cell>
          <table:table-cell table:formula="of:=ROUND([.H112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table:formula="of:=10^([.C113]/20)" office:value-type="float" office:value="0.00177827941003892">
            <text:p>0,0017782794</text:p>
          </table:table-cell>
          <table:table-cell table:formula="of:=[.D113]*[.$E$1]" office:value-type="float" office:value="58.2688814287454">
            <text:p>58,2688814287</text:p>
          </table:table-cell>
          <table:table-cell table:formula="of:=ROUND([.E113];0)" office:value-type="float" office:value="58">
            <text:p>58</text:p>
          </table:table-cell>
          <table:table-cell office:value-type="string">
            <text:p>,</text:p>
          </table:table-cell>
          <table:table-cell table:formula="of:=[.D113]*255" office:value-type="float" office:value="0.453461249559925">
            <text:p>0,4534612496</text:p>
          </table:table-cell>
          <table:table-cell table:formula="of:=ROUND([.H113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-55.5">
            <text:p>-55,5</text:p>
          </table:table-cell>
          <table:table-cell table:formula="of:=10^([.C114]/20)" office:value-type="float" office:value="0.00167880401812256">
            <text:p>0,001678804</text:p>
          </table:table-cell>
          <table:table-cell table:formula="of:=[.D114]*[.$E$1]" office:value-type="float" office:value="55.009371261822">
            <text:p>55,0093712618</text:p>
          </table:table-cell>
          <table:table-cell table:formula="of:=ROUND([.E114];0)" office:value-type="float" office:value="55">
            <text:p>55</text:p>
          </table:table-cell>
          <table:table-cell office:value-type="string">
            <text:p>,</text:p>
          </table:table-cell>
          <table:table-cell table:formula="of:=[.D114]*255" office:value-type="float" office:value="0.428095024621253">
            <text:p>0,4280950246</text:p>
          </table:table-cell>
          <table:table-cell table:formula="of:=ROUND([.H114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table:formula="of:=10^([.C115]/20)" office:value-type="float" office:value="0.00158489319246111">
            <text:p>0,0015848932</text:p>
          </table:table-cell>
          <table:table-cell table:formula="of:=[.D115]*[.$E$1]" office:value-type="float" office:value="51.9321952373733">
            <text:p>51,9321952374</text:p>
          </table:table-cell>
          <table:table-cell table:formula="of:=ROUND([.E115];0)" office:value-type="float" office:value="52">
            <text:p>52</text:p>
          </table:table-cell>
          <table:table-cell office:value-type="string">
            <text:p>,</text:p>
          </table:table-cell>
          <table:table-cell table:formula="of:=[.D115]*255" office:value-type="float" office:value="0.404147764077584">
            <text:p>0,4041477641</text:p>
          </table:table-cell>
          <table:table-cell table:formula="of:=ROUND([.H115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-56.5">
            <text:p>-56,5</text:p>
          </table:table-cell>
          <table:table-cell table:formula="of:=10^([.C116]/20)" office:value-type="float" office:value="0.00149623565609443">
            <text:p>0,0014962357</text:p>
          </table:table-cell>
          <table:table-cell table:formula="of:=[.D116]*[.$E$1]" office:value-type="float" office:value="49.0271537432463">
            <text:p>49,0271537432</text:p>
          </table:table-cell>
          <table:table-cell table:formula="of:=ROUND([.E116];0)" office:value-type="float" office:value="49">
            <text:p>49</text:p>
          </table:table-cell>
          <table:table-cell office:value-type="string">
            <text:p>,</text:p>
          </table:table-cell>
          <table:table-cell table:formula="of:=[.D116]*255" office:value-type="float" office:value="0.38154009230408">
            <text:p>0,3815400923</text:p>
          </table:table-cell>
          <table:table-cell table:formula="of:=ROUND([.H116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-57">
            <text:p>-57</text:p>
          </table:table-cell>
          <table:table-cell table:formula="of:=10^([.C117]/20)" office:value-type="float" office:value="0.00141253754462275">
            <text:p>0,0014125375</text:p>
          </table:table-cell>
          <table:table-cell table:formula="of:=[.D117]*[.$E$1]" office:value-type="float" office:value="46.2846177246538">
            <text:p>46,2846177247</text:p>
          </table:table-cell>
          <table:table-cell table:formula="of:=ROUND([.E117];0)" office:value-type="float" office:value="46">
            <text:p>46</text:p>
          </table:table-cell>
          <table:table-cell office:value-type="string">
            <text:p>,</text:p>
          </table:table-cell>
          <table:table-cell table:formula="of:=[.D117]*255" office:value-type="float" office:value="0.360197073878802">
            <text:p>0,3601970739</text:p>
          </table:table-cell>
          <table:table-cell table:formula="of:=ROUND([.H117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-57.5">
            <text:p>-57,5</text:p>
          </table:table-cell>
          <table:table-cell table:formula="of:=10^([.C118]/20)" office:value-type="float" office:value="0.00133352143216332">
            <text:p>0,0013335214</text:p>
          </table:table-cell>
          <table:table-cell table:formula="of:=[.D118]*[.$E$1]" office:value-type="float" office:value="43.6954967676956">
            <text:p>43,6954967677</text:p>
          </table:table-cell>
          <table:table-cell table:formula="of:=ROUND([.E118];0)" office:value-type="float" office:value="44">
            <text:p>44</text:p>
          </table:table-cell>
          <table:table-cell office:value-type="string">
            <text:p>,</text:p>
          </table:table-cell>
          <table:table-cell table:formula="of:=[.D118]*255" office:value-type="float" office:value="0.340047965201648">
            <text:p>0,3400479652</text:p>
          </table:table-cell>
          <table:table-cell table:formula="of:=ROUND([.H118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10^([.C119]/20)" office:value-type="float" office:value="0.00125892541179417">
            <text:p>0,0012589254</text:p>
          </table:table-cell>
          <table:table-cell table:formula="of:=[.D119]*[.$E$1]" office:value-type="float" office:value="41.2512089682595">
            <text:p>41,2512089683</text:p>
          </table:table-cell>
          <table:table-cell table:formula="of:=ROUND([.E119];0)" office:value-type="float" office:value="41">
            <text:p>41</text:p>
          </table:table-cell>
          <table:table-cell office:value-type="string">
            <text:p>,</text:p>
          </table:table-cell>
          <table:table-cell table:formula="of:=[.D119]*255" office:value-type="float" office:value="0.321025980007513">
            <text:p>0,32102598</text:p>
          </table:table-cell>
          <table:table-cell table:formula="of:=ROUND([.H119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-58.5">
            <text:p>-58,5</text:p>
          </table:table-cell>
          <table:table-cell table:formula="of:=10^([.C120]/20)" office:value-type="float" office:value="0.00118850222743702">
            <text:p>0,0011885022</text:p>
          </table:table-cell>
          <table:table-cell table:formula="of:=[.D120]*[.$E$1]" office:value-type="float" office:value="38.9436524864288">
            <text:p>38,9436524864</text:p>
          </table:table-cell>
          <table:table-cell table:formula="of:=ROUND([.E120];0)" office:value-type="float" office:value="39">
            <text:p>39</text:p>
          </table:table-cell>
          <table:table-cell office:value-type="string">
            <text:p>,</text:p>
          </table:table-cell>
          <table:table-cell table:formula="of:=[.D120]*255" office:value-type="float" office:value="0.30306806799644">
            <text:p>0,303068068</text:p>
          </table:table-cell>
          <table:table-cell table:formula="of:=ROUND([.H120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  <table:table-cell table:formula="of:=10^([.C121]/20)" office:value-type="float" office:value="0.00112201845430196">
            <text:p>0,0011220185</text:p>
          </table:table-cell>
          <table:table-cell table:formula="of:=[.D121]*[.$E$1]" office:value-type="float" office:value="36.7651786921124">
            <text:p>36,7651786921</text:p>
          </table:table-cell>
          <table:table-cell table:formula="of:=ROUND([.E121];0)" office:value-type="float" office:value="37">
            <text:p>37</text:p>
          </table:table-cell>
          <table:table-cell office:value-type="string">
            <text:p>,</text:p>
          </table:table-cell>
          <table:table-cell table:formula="of:=[.D121]*255" office:value-type="float" office:value="0.286114705847001">
            <text:p>0,2861147058</text:p>
          </table:table-cell>
          <table:table-cell table:formula="of:=ROUND([.H121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-59.5">
            <text:p>-59,5</text:p>
          </table:table-cell>
          <table:table-cell table:formula="of:=10^([.C122]/20)" office:value-type="float" office:value="0.00105925372517729">
            <text:p>0,0010592537</text:p>
          </table:table-cell>
          <table:table-cell table:formula="of:=[.D122]*[.$E$1]" office:value-type="float" office:value="34.7085668128842">
            <text:p>34,7085668129</text:p>
          </table:table-cell>
          <table:table-cell table:formula="of:=ROUND([.E122];0)" office:value-type="float" office:value="35">
            <text:p>35</text:p>
          </table:table-cell>
          <table:table-cell office:value-type="string">
            <text:p>,</text:p>
          </table:table-cell>
          <table:table-cell table:formula="of:=[.D122]*255" office:value-type="float" office:value="0.270109699920209">
            <text:p>0,2701096999</text:p>
          </table:table-cell>
          <table:table-cell table:formula="of:=ROUND([.H122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table:formula="of:=10^([.C123]/20)" office:value-type="float" office:value="0.001">
            <text:p>0,001</text:p>
          </table:table-cell>
          <table:table-cell table:formula="of:=[.D123]*[.$E$1]" office:value-type="float" office:value="32.767">
            <text:p>32,767</text:p>
          </table:table-cell>
          <table:table-cell table:formula="of:=ROUND([.E123];0)" office:value-type="float" office:value="33">
            <text:p>33</text:p>
          </table:table-cell>
          <table:table-cell office:value-type="string">
            <text:p>,</text:p>
          </table:table-cell>
          <table:table-cell table:formula="of:=[.D123]*255" office:value-type="float" office:value="0.255">
            <text:p>0,255</text:p>
          </table:table-cell>
          <table:table-cell table:formula="of:=ROUND([.H123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-60.5">
            <text:p>-60,5</text:p>
          </table:table-cell>
          <table:table-cell table:formula="of:=10^([.C124]/20)" office:value-type="float" office:value="0.000944060876285923">
            <text:p>0,0009440609</text:p>
          </table:table-cell>
          <table:table-cell table:formula="of:=[.D124]*[.$E$1]" office:value-type="float" office:value="30.9340427332609">
            <text:p>30,9340427333</text:p>
          </table:table-cell>
          <table:table-cell table:formula="of:=ROUND([.E124];0)" office:value-type="float" office:value="31">
            <text:p>31</text:p>
          </table:table-cell>
          <table:table-cell office:value-type="string">
            <text:p>,</text:p>
          </table:table-cell>
          <table:table-cell table:formula="of:=[.D124]*255" office:value-type="float" office:value="0.24073552345291">
            <text:p>0,2407355235</text:p>
          </table:table-cell>
          <table:table-cell table:formula="of:=ROUND([.H124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-61">
            <text:p>-61</text:p>
          </table:table-cell>
          <table:table-cell table:formula="of:=10^([.C125]/20)" office:value-type="float" office:value="0.000891250938133746">
            <text:p>0,0008912509</text:p>
          </table:table-cell>
          <table:table-cell table:formula="of:=[.D125]*[.$E$1]" office:value-type="float" office:value="29.2036194898284">
            <text:p>29,2036194898</text:p>
          </table:table-cell>
          <table:table-cell table:formula="of:=ROUND([.E125];0)" office:value-type="float" office:value="29">
            <text:p>29</text:p>
          </table:table-cell>
          <table:table-cell office:value-type="string">
            <text:p>,</text:p>
          </table:table-cell>
          <table:table-cell table:formula="of:=[.D125]*255" office:value-type="float" office:value="0.227268989224105">
            <text:p>0,2272689892</text:p>
          </table:table-cell>
          <table:table-cell table:formula="of:=ROUND([.H125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-61.5">
            <text:p>-61,5</text:p>
          </table:table-cell>
          <table:table-cell table:formula="of:=10^([.C126]/20)" office:value-type="float" office:value="0.000841395141645195">
            <text:p>0,0008413951</text:p>
          </table:table-cell>
          <table:table-cell table:formula="of:=[.D126]*[.$E$1]" office:value-type="float" office:value="27.5699946062881">
            <text:p>27,5699946063</text:p>
          </table:table-cell>
          <table:table-cell table:formula="of:=ROUND([.E126];0)" office:value-type="float" office:value="28">
            <text:p>28</text:p>
          </table:table-cell>
          <table:table-cell office:value-type="string">
            <text:p>,</text:p>
          </table:table-cell>
          <table:table-cell table:formula="of:=[.D126]*255" office:value-type="float" office:value="0.214555761119525">
            <text:p>0,2145557611</text:p>
          </table:table-cell>
          <table:table-cell table:formula="of:=ROUND([.H126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formula="of:=10^([.C127]/20)" office:value-type="float" office:value="0.000794328234724281">
            <text:p>0,0007943282</text:p>
          </table:table-cell>
          <table:table-cell table:formula="of:=[.D127]*[.$E$1]" office:value-type="float" office:value="26.0277532672105">
            <text:p>26,0277532672</text:p>
          </table:table-cell>
          <table:table-cell table:formula="of:=ROUND([.E127];0)" office:value-type="float" office:value="26">
            <text:p>26</text:p>
          </table:table-cell>
          <table:table-cell office:value-type="string">
            <text:p>,</text:p>
          </table:table-cell>
          <table:table-cell table:formula="of:=[.D127]*255" office:value-type="float" office:value="0.202553699854692">
            <text:p>0,2025536999</text:p>
          </table:table-cell>
          <table:table-cell table:formula="of:=ROUND([.H127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-62.5">
            <text:p>-62,5</text:p>
          </table:table-cell>
          <table:table-cell table:formula="of:=10^([.C128]/20)" office:value-type="float" office:value="0.000749894209332456">
            <text:p>0,0007498942</text:p>
          </table:table-cell>
          <table:table-cell table:formula="of:=[.D128]*[.$E$1]" office:value-type="float" office:value="24.5717835571966">
            <text:p>24,5717835572</text:p>
          </table:table-cell>
          <table:table-cell table:formula="of:=ROUND([.E128];0)" office:value-type="float" office:value="25">
            <text:p>25</text:p>
          </table:table-cell>
          <table:table-cell office:value-type="string">
            <text:p>,</text:p>
          </table:table-cell>
          <table:table-cell table:formula="of:=[.D128]*255" office:value-type="float" office:value="0.191223023379776">
            <text:p>0,1912230234</text:p>
          </table:table-cell>
          <table:table-cell table:formula="of:=ROUND([.H128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-63">
            <text:p>-63</text:p>
          </table:table-cell>
          <table:table-cell table:formula="of:=10^([.C129]/20)" office:value-type="float" office:value="0.000707945784384138">
            <text:p>0,0007079458</text:p>
          </table:table-cell>
          <table:table-cell table:formula="of:=[.D129]*[.$E$1]" office:value-type="float" office:value="23.1972595169151">
            <text:p>23,1972595169</text:p>
          </table:table-cell>
          <table:table-cell table:formula="of:=ROUND([.E129];0)" office:value-type="float" office:value="23">
            <text:p>23</text:p>
          </table:table-cell>
          <table:table-cell office:value-type="string">
            <text:p>,</text:p>
          </table:table-cell>
          <table:table-cell table:formula="of:=[.D129]*255" office:value-type="float" office:value="0.180526175017955">
            <text:p>0,180526175</text:p>
          </table:table-cell>
          <table:table-cell table:formula="of:=ROUND([.H129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-63.5">
            <text:p>-63,5</text:p>
          </table:table-cell>
          <table:table-cell table:formula="of:=10^([.C130]/20)" office:value-type="float" office:value="0.000668343917568615">
            <text:p>0,0006683439</text:p>
          </table:table-cell>
          <table:table-cell table:formula="of:=[.D130]*[.$E$1]" office:value-type="float" office:value="21.8996251469708">
            <text:p>21,899625147</text:p>
          </table:table-cell>
          <table:table-cell table:formula="of:=ROUND([.E130];0)" office:value-type="float" office:value="22">
            <text:p>22</text:p>
          </table:table-cell>
          <table:table-cell office:value-type="string">
            <text:p>,</text:p>
          </table:table-cell>
          <table:table-cell table:formula="of:=[.D130]*255" office:value-type="float" office:value="0.170427698979997">
            <text:p>0,170427699</text:p>
          </table:table-cell>
          <table:table-cell table:formula="of:=ROUND([.H130]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};</text:p>
          </table:table-cell>
          <table:table-cell table:number-columns-repeated="5"/>
        </table:table-row>
        <table:table-row table:style-name="ro2" table:number-rows-repeated="104844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24bit volum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5" table:default-cell-style-name="Default"/>
        <table:table-row table:style-name="ro1">
          <table:table-cell table:number-columns-repeated="4"/>
          <table:table-cell table:formula="of:=(2^23)-1" office:value-type="float" office:value="8388607">
            <text:p>8388607</text:p>
          </table:table-cell>
          <table:table-cell table:style-name="Default" office:value-type="string">
            <text:p>int32_t volumeLookU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 office:value-type="string">
            <text:p>q15</text:p>
          </table:table-cell>
          <table:table-cell table:style-name="Default" office:value-type="string">
            <text:p>{</text:p>
          </table:table-cell>
          <table:table-cell table:number-columns-repeated="4"/>
          <table:table-cell office:value-type="string">
            <text:p>1/256dB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8388607">
            <text:p>8388607</text:p>
          </table:table-cell>
          <table:table-cell table:formula="of:=ROUND([.E3];0)" office:value-type="currency" office:currency="," office:value="8388607">
            <text:p>838860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formula="of:=10^([.C4]/20)" office:value-type="float" office:value="0.944060876285923">
            <text:p>0,9440608763</text:p>
          </table:table-cell>
          <table:table-cell table:formula="of:=[.D4]*[.$E$1]" office:value-type="float" office:value="7919355.67523823">
            <text:p>7919355,67523823</text:p>
          </table:table-cell>
          <table:table-cell table:formula="of:=ROUND([.E4];0)" office:value-type="currency" office:currency="," office:value="7919356">
            <text:p>791935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10^([.C5]/20)" office:value-type="float" office:value="0.891250938133746">
            <text:p>0,8912509381</text:p>
          </table:table-cell>
          <table:table-cell table:formula="of:=[.D5]*[.$E$1]" office:value-type="float" office:value="7476353.8583853">
            <text:p>7476353,8583853</text:p>
          </table:table-cell>
          <table:table-cell table:formula="of:=ROUND([.E5];0)" office:value-type="currency" office:currency="," office:value="7476354">
            <text:p>747635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1.5">
            <text:p>-1,5</text:p>
          </table:table-cell>
          <table:table-cell table:formula="of:=10^([.C6]/20)" office:value-type="float" office:value="0.841395141645195">
            <text:p>0,8413951416</text:p>
          </table:table-cell>
          <table:table-cell table:formula="of:=[.D6]*[.$E$1]" office:value-type="float" office:value="7058133.17497088">
            <text:p>7058133,17497088</text:p>
          </table:table-cell>
          <table:table-cell table:formula="of:=ROUND([.E6];0)" office:value-type="currency" office:currency="," office:value="7058133">
            <text:p>705813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formula="of:=10^([.C7]/20)" office:value-type="float" office:value="0.794328234724282">
            <text:p>0,7943282347</text:p>
          </table:table-cell>
          <table:table-cell table:formula="of:=[.D7]*[.$E$1]" office:value-type="float" office:value="6663307.39010575">
            <text:p>6663307,39010575</text:p>
          </table:table-cell>
          <table:table-cell table:formula="of:=ROUND([.E7];0)" office:value-type="currency" office:currency="," office:value="6663307">
            <text:p>666330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2.5">
            <text:p>-2,5</text:p>
          </table:table-cell>
          <table:table-cell table:formula="of:=10^([.C8]/20)" office:value-type="float" office:value="0.749894209332456">
            <text:p>0,7498942093</text:p>
          </table:table-cell>
          <table:table-cell table:formula="of:=[.D8]*[.$E$1]" office:value-type="float" office:value="6290567.81366571">
            <text:p>6290567,81366571</text:p>
          </table:table-cell>
          <table:table-cell table:formula="of:=ROUND([.E8];0)" office:value-type="currency" office:currency="," office:value="6290568">
            <text:p>629056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formula="of:=10^([.C9]/20)" office:value-type="float" office:value="0.707945784384138">
            <text:p>0,7079457844</text:p>
          </table:table-cell>
          <table:table-cell table:formula="of:=[.D9]*[.$E$1]" office:value-type="float" office:value="5938678.96250527">
            <text:p>5938678,96250527</text:p>
          </table:table-cell>
          <table:table-cell table:formula="of:=ROUND([.E9];0)" office:value-type="currency" office:currency="," office:value="5938679">
            <text:p>593867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3.5">
            <text:p>-3,5</text:p>
          </table:table-cell>
          <table:table-cell table:formula="of:=10^([.C10]/20)" office:value-type="float" office:value="0.668343917568615">
            <text:p>0,6683439176</text:p>
          </table:table-cell>
          <table:table-cell table:formula="of:=[.D10]*[.$E$1]" office:value-type="float" office:value="5606474.4653235">
            <text:p>5606474,4653235</text:p>
          </table:table-cell>
          <table:table-cell table:formula="of:=ROUND([.E10];0)" office:value-type="currency" office:currency="," office:value="5606474">
            <text:p>560647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formula="of:=10^([.C11]/20)" office:value-type="float" office:value="0.630957344480193">
            <text:p>0,6309573445</text:p>
          </table:table-cell>
          <table:table-cell table:formula="of:=[.D11]*[.$E$1]" office:value-type="float" office:value="5292853.19660796">
            <text:p>5292853,19660796</text:p>
          </table:table-cell>
          <table:table-cell table:formula="of:=ROUND([.E11];0)" office:value-type="currency" office:currency="," office:value="5292853">
            <text:p>529285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4.5">
            <text:p>-4,5</text:p>
          </table:table-cell>
          <table:table-cell table:formula="of:=10^([.C12]/20)" office:value-type="float" office:value="0.59566214352901">
            <text:p>0,5956621435</text:p>
          </table:table-cell>
          <table:table-cell table:formula="of:=[.D12]*[.$E$1]" office:value-type="float" office:value="4996775.62684246">
            <text:p>4996775,62684246</text:p>
          </table:table-cell>
          <table:table-cell table:formula="of:=ROUND([.E12];0)" office:value-type="currency" office:currency="," office:value="4996776">
            <text:p>499677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formula="of:=10^([.C13]/20)" office:value-type="float" office:value="0.562341325190349">
            <text:p>0,5623413252</text:p>
          </table:table-cell>
          <table:table-cell table:formula="of:=[.D13]*[.$E$1]" office:value-type="float" office:value="4717260.37688104">
            <text:p>4717260,37688104</text:p>
          </table:table-cell>
          <table:table-cell table:formula="of:=ROUND([.E13];0)" office:value-type="currency" office:currency="," office:value="4717260">
            <text:p>471726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5.5">
            <text:p>-5,5</text:p>
          </table:table-cell>
          <table:table-cell table:formula="of:=10^([.C14]/20)" office:value-type="float" office:value="0.530884444230988">
            <text:p>0,5308844442</text:p>
          </table:table-cell>
          <table:table-cell table:formula="of:=[.D14]*[.$E$1]" office:value-type="float" office:value="4453380.96506718">
            <text:p>4453380,96506718</text:p>
          </table:table-cell>
          <table:table-cell table:formula="of:=ROUND([.E14];0)" office:value-type="currency" office:currency="," office:value="4453381">
            <text:p>445338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table:formula="of:=10^([.C15]/20)" office:value-type="float" office:value="0.501187233627272">
            <text:p>0,5011872336</text:p>
          </table:table-cell>
          <table:table-cell table:formula="of:=[.D15]*[.$E$1]" office:value-type="float" office:value="4204262.73631637">
            <text:p>4204262,73631637</text:p>
          </table:table-cell>
          <table:table-cell table:formula="of:=ROUND([.E15];0)" office:value-type="currency" office:currency="," office:value="4204263">
            <text:p>420426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6.5">
            <text:p>-6,5</text:p>
          </table:table-cell>
          <table:table-cell table:formula="of:=10^([.C16]/20)" office:value-type="float" office:value="0.47315125896148">
            <text:p>0,473151259</text:p>
          </table:table-cell>
          <table:table-cell table:formula="of:=[.D16]*[.$E$1]" office:value-type="float" office:value="3969079.96298309">
            <text:p>3969079,96298309</text:p>
          </table:table-cell>
          <table:table-cell table:formula="of:=ROUND([.E16];0)" office:value-type="currency" office:currency="," office:value="3969080">
            <text:p>396908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table:formula="of:=10^([.C17]/20)" office:value-type="float" office:value="0.446683592150963">
            <text:p>0,4466835922</text:p>
          </table:table-cell>
          <table:table-cell table:formula="of:=[.D17]*[.$E$1]" office:value-type="float" office:value="3747053.10790271">
            <text:p>3747053,10790271</text:p>
          </table:table-cell>
          <table:table-cell table:formula="of:=ROUND([.E17];0)" office:value-type="currency" office:currency="," office:value="3747053">
            <text:p>374705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7.5">
            <text:p>-7,5</text:p>
          </table:table-cell>
          <table:table-cell table:formula="of:=10^([.C18]/20)" office:value-type="float" office:value="0.421696503428582">
            <text:p>0,4216965034</text:p>
          </table:table-cell>
          <table:table-cell table:formula="of:=[.D18]*[.$E$1]" office:value-type="float" office:value="3537446.24053653">
            <text:p>3537446,24053653</text:p>
          </table:table-cell>
          <table:table-cell table:formula="of:=ROUND([.E18];0)" office:value-type="currency" office:currency="," office:value="3537446">
            <text:p>353744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table:formula="of:=10^([.C19]/20)" office:value-type="float" office:value="0.398107170553497">
            <text:p>0,3981071706</text:p>
          </table:table-cell>
          <table:table-cell table:formula="of:=[.D19]*[.$E$1]" office:value-type="float" office:value="3339564.59765526">
            <text:p>3339564,59765526</text:p>
          </table:table-cell>
          <table:table-cell table:formula="of:=ROUND([.E19];0)" office:value-type="currency" office:currency="," office:value="3339565">
            <text:p>333956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8.5">
            <text:p>-8,5</text:p>
          </table:table-cell>
          <table:table-cell table:formula="of:=10^([.C20]/20)" office:value-type="float" office:value="0.375837404288444">
            <text:p>0,3758374043</text:p>
          </table:table-cell>
          <table:table-cell table:formula="of:=[.D20]*[.$E$1]" office:value-type="float" office:value="3152752.28047587">
            <text:p>3152752,28047587</text:p>
          </table:table-cell>
          <table:table-cell table:formula="of:=ROUND([.E20];0)" office:value-type="currency" office:currency="," office:value="3152752">
            <text:p>315275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table:formula="of:=10^([.C21]/20)" office:value-type="float" office:value="0.354813389233575">
            <text:p>0,3548133892</text:p>
          </table:table-cell>
          <table:table-cell table:formula="of:=[.D21]*[.$E$1]" office:value-type="float" office:value="2976390.0806185">
            <text:p>2976390,0806185</text:p>
          </table:table-cell>
          <table:table-cell table:formula="of:=ROUND([.E21];0)" office:value-type="currency" office:currency="," office:value="2976390">
            <text:p>297639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9.5">
            <text:p>-9,5</text:p>
          </table:table-cell>
          <table:table-cell table:formula="of:=10^([.C22]/20)" office:value-type="float" office:value="0.334965439157828">
            <text:p>0,3349654392</text:p>
          </table:table-cell>
          <table:table-cell table:formula="of:=[.D22]*[.$E$1]" office:value-type="float" office:value="2809893.42767743">
            <text:p>2809893,42767743</text:p>
          </table:table-cell>
          <table:table-cell table:formula="of:=ROUND([.E22];0)" office:value-type="currency" office:currency="," office:value="2809893">
            <text:p>280989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table:formula="of:=10^([.C23]/20)" office:value-type="float" office:value="0.316227766016838">
            <text:p>0,316227766</text:p>
          </table:table-cell>
          <table:table-cell table:formula="of:=[.D23]*[.$E$1]" office:value-type="float" office:value="2652710.45160321">
            <text:p>2652710,45160321</text:p>
          </table:table-cell>
          <table:table-cell table:formula="of:=ROUND([.E23];0)" office:value-type="currency" office:currency="," office:value="2652710">
            <text:p>265271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10.5">
            <text:p>-10,5</text:p>
          </table:table-cell>
          <table:table-cell table:formula="of:=10^([.C24]/20)" office:value-type="float" office:value="0.298538261891796">
            <text:p>0,2985382619</text:p>
          </table:table-cell>
          <table:table-cell table:formula="of:=[.D24]*[.$E$1]" office:value-type="float" office:value="2504320.15347335">
            <text:p>2504320,15347335</text:p>
          </table:table-cell>
          <table:table-cell table:formula="of:=ROUND([.E24];0)" office:value-type="currency" office:currency="," office:value="2504320">
            <text:p>250432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formula="of:=10^([.C25]/20)" office:value-type="float" office:value="0.281838293126445">
            <text:p>0,2818382931</text:p>
          </table:table-cell>
          <table:table-cell table:formula="of:=[.D25]*[.$E$1]" office:value-type="float" office:value="2364230.67858855">
            <text:p>2364230,67858855</text:p>
          </table:table-cell>
          <table:table-cell table:formula="of:=ROUND([.E25];0)" office:value-type="currency" office:currency="," office:value="2364231">
            <text:p>236423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1.5">
            <text:p>-11,5</text:p>
          </table:table-cell>
          <table:table-cell table:formula="of:=10^([.C26]/20)" office:value-type="float" office:value="0.266072505979881">
            <text:p>0,266072506</text:p>
          </table:table-cell>
          <table:table-cell table:formula="of:=[.D26]*[.$E$1]" office:value-type="float" office:value="2231977.68617037">
            <text:p>2231977,68617037</text:p>
          </table:table-cell>
          <table:table-cell table:formula="of:=ROUND([.E26];0)" office:value-type="currency" office:currency="," office:value="2231978">
            <text:p>223197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table:formula="of:=10^([.C27]/20)" office:value-type="float" office:value="0.251188643150958">
            <text:p>0,2511886432</text:p>
          </table:table-cell>
          <table:table-cell table:formula="of:=[.D27]*[.$E$1]" office:value-type="float" office:value="2107122.81025663">
            <text:p>2107122,81025663</text:p>
          </table:table-cell>
          <table:table-cell table:formula="of:=ROUND([.E27];0)" office:value-type="currency" office:currency="," office:value="2107123">
            <text:p>210712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2.5">
            <text:p>-12,5</text:p>
          </table:table-cell>
          <table:table-cell table:formula="of:=10^([.C28]/20)" office:value-type="float" office:value="0.237137370566165">
            <text:p>0,2371373706</text:p>
          </table:table-cell>
          <table:table-cell table:formula="of:=[.D28]*[.$E$1]" office:value-type="float" office:value="1989252.20669293">
            <text:p>1989252,20669293</text:p>
          </table:table-cell>
          <table:table-cell table:formula="of:=ROUND([.E28];0)" office:value-type="currency" office:currency="," office:value="1989252">
            <text:p>198925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13">
            <text:p>-13</text:p>
          </table:table-cell>
          <table:table-cell table:formula="of:=10^([.C29]/20)" office:value-type="float" office:value="0.223872113856834">
            <text:p>0,2238721139</text:p>
          </table:table-cell>
          <table:table-cell table:formula="of:=[.D29]*[.$E$1]" office:value-type="float" office:value="1877975.18140423">
            <text:p>1877975,18140423</text:p>
          </table:table-cell>
          <table:table-cell table:formula="of:=ROUND([.E29];0)" office:value-type="currency" office:currency="," office:value="1877975">
            <text:p>187797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13.5">
            <text:p>-13,5</text:p>
          </table:table-cell>
          <table:table-cell table:formula="of:=10^([.C30]/20)" office:value-type="float" office:value="0.211348903983665">
            <text:p>0,211348904</text:p>
          </table:table-cell>
          <table:table-cell table:formula="of:=[.D30]*[.$E$1]" office:value-type="float" office:value="1772922.8953997">
            <text:p>1772922,8953997</text:p>
          </table:table-cell>
          <table:table-cell table:formula="of:=ROUND([.E30];0)" office:value-type="currency" office:currency="," office:value="1772923">
            <text:p>177292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14">
            <text:p>-14</text:p>
          </table:table-cell>
          <table:table-cell table:formula="of:=10^([.C31]/20)" office:value-type="float" office:value="0.199526231496888">
            <text:p>0,1995262315</text:p>
          </table:table-cell>
          <table:table-cell table:formula="of:=[.D31]*[.$E$1]" office:value-type="float" office:value="1673747.14221841">
            <text:p>1673747,14221841</text:p>
          </table:table-cell>
          <table:table-cell table:formula="of:=ROUND([.E31];0)" office:value-type="currency" office:currency="," office:value="1673747">
            <text:p>167374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14.5">
            <text:p>-14,5</text:p>
          </table:table-cell>
          <table:table-cell table:formula="of:=10^([.C32]/20)" office:value-type="float" office:value="0.18836490894898">
            <text:p>0,1883649089</text:p>
          </table:table-cell>
          <table:table-cell table:formula="of:=[.D32]*[.$E$1]" office:value-type="float" office:value="1580119.19376378">
            <text:p>1580119,19376378</text:p>
          </table:table-cell>
          <table:table-cell table:formula="of:=ROUND([.E32];0)" office:value-type="currency" office:currency="," office:value="1580119">
            <text:p>158011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table:formula="of:=10^([.C33]/20)" office:value-type="float" office:value="0.177827941003892">
            <text:p>0,177827941</text:p>
          </table:table-cell>
          <table:table-cell table:formula="of:=[.D33]*[.$E$1]" office:value-type="float" office:value="1491728.71070084">
            <text:p>1491728,71070084</text:p>
          </table:table-cell>
          <table:table-cell table:formula="of:=ROUND([.E33];0)" office:value-type="currency" office:currency="," office:value="1491729">
            <text:p>149172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15.5">
            <text:p>-15,5</text:p>
          </table:table-cell>
          <table:table-cell table:formula="of:=10^([.C34]/20)" office:value-type="float" office:value="0.167880401812256">
            <text:p>0,1678804018</text:p>
          </table:table-cell>
          <table:table-cell table:formula="of:=[.D34]*[.$E$1]" office:value-type="float" office:value="1408282.7138051">
            <text:p>1408282,7138051</text:p>
          </table:table-cell>
          <table:table-cell table:formula="of:=ROUND([.E34];0)" office:value-type="currency" office:currency="," office:value="1408283">
            <text:p>140828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16">
            <text:p>-16</text:p>
          </table:table-cell>
          <table:table-cell table:formula="of:=10^([.C35]/20)" office:value-type="float" office:value="0.158489319246111">
            <text:p>0,1584893192</text:p>
          </table:table-cell>
          <table:table-cell table:formula="of:=[.D35]*[.$E$1]" office:value-type="float" office:value="1329504.61285316">
            <text:p>1329504,61285316</text:p>
          </table:table-cell>
          <table:table-cell table:formula="of:=ROUND([.E35];0)" office:value-type="currency" office:currency="," office:value="1329505">
            <text:p>132950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16.5">
            <text:p>-16,5</text:p>
          </table:table-cell>
          <table:table-cell table:formula="of:=10^([.C36]/20)" office:value-type="float" office:value="0.149623565609443">
            <text:p>0,1496235656</text:p>
          </table:table-cell>
          <table:table-cell table:formula="of:=[.D36]*[.$E$1]" office:value-type="float" office:value="1255133.28983634">
            <text:p>1255133,28983634</text:p>
          </table:table-cell>
          <table:table-cell table:formula="of:=ROUND([.E36];0)" office:value-type="currency" office:currency="," office:value="1255133">
            <text:p>125513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7">
            <text:p>-17</text:p>
          </table:table-cell>
          <table:table-cell table:formula="of:=10^([.C37]/20)" office:value-type="float" office:value="0.141253754462275">
            <text:p>0,1412537545</text:p>
          </table:table-cell>
          <table:table-cell table:formula="of:=[.D37]*[.$E$1]" office:value-type="float" office:value="1184922.23345853">
            <text:p>1184922,23345853</text:p>
          </table:table-cell>
          <table:table-cell table:formula="of:=ROUND([.E37];0)" office:value-type="currency" office:currency="," office:value="1184922">
            <text:p>118492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7.5">
            <text:p>-17,5</text:p>
          </table:table-cell>
          <table:table-cell table:formula="of:=10^([.C38]/20)" office:value-type="float" office:value="0.133352143216332">
            <text:p>0,1333521432</text:p>
          </table:table-cell>
          <table:table-cell table:formula="of:=[.D38]*[.$E$1]" office:value-type="float" office:value="1118638.72204953">
            <text:p>1118638,72204953</text:p>
          </table:table-cell>
          <table:table-cell table:formula="of:=ROUND([.E38];0)" office:value-type="currency" office:currency="," office:value="1118639">
            <text:p>111863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table:formula="of:=10^([.C39]/20)" office:value-type="float" office:value="0.125892541179417">
            <text:p>0,1258925412</text:p>
          </table:table-cell>
          <table:table-cell table:formula="of:=[.D39]*[.$E$1]" office:value-type="float" office:value="1056063.05218544">
            <text:p>1056063,05218544</text:p>
          </table:table-cell>
          <table:table-cell table:formula="of:=ROUND([.E39];0)" office:value-type="currency" office:currency="," office:value="1056063">
            <text:p>105606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8.5">
            <text:p>-18,5</text:p>
          </table:table-cell>
          <table:table-cell table:formula="of:=10^([.C40]/20)" office:value-type="float" office:value="0.118850222743702">
            <text:p>0,1188502227</text:p>
          </table:table-cell>
          <table:table-cell table:formula="of:=[.D40]*[.$E$1]" office:value-type="float" office:value="996987.810459376">
            <text:p>996987,810459376</text:p>
          </table:table-cell>
          <table:table-cell table:formula="of:=ROUND([.E40];0)" office:value-type="currency" office:currency="," office:value="996988">
            <text:p>99698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9">
            <text:p>-19</text:p>
          </table:table-cell>
          <table:table-cell table:formula="of:=10^([.C41]/20)" office:value-type="float" office:value="0.112201845430196">
            <text:p>0,1122018454</text:p>
          </table:table-cell>
          <table:table-cell table:formula="of:=[.D41]*[.$E$1]" office:value-type="float" office:value="941217.185988663">
            <text:p>941217,185988663</text:p>
          </table:table-cell>
          <table:table-cell table:formula="of:=ROUND([.E41];0)" office:value-type="currency" office:currency="," office:value="941217">
            <text:p>94121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19.5">
            <text:p>-19,5</text:p>
          </table:table-cell>
          <table:table-cell table:formula="of:=10^([.C42]/20)" office:value-type="float" office:value="0.105925372517729">
            <text:p>0,1059253725</text:p>
          </table:table-cell>
          <table:table-cell table:formula="of:=[.D42]*[.$E$1]" office:value-type="float" office:value="888566.321379828">
            <text:p>888566,321379828</text:p>
          </table:table-cell>
          <table:table-cell table:formula="of:=ROUND([.E42];0)" office:value-type="currency" office:currency="," office:value="888566">
            <text:p>88856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20">
            <text:p>-20</text:p>
          </table:table-cell>
          <table:table-cell table:formula="of:=10^([.C43]/20)" office:value-type="float" office:value="0.1">
            <text:p>0,1</text:p>
          </table:table-cell>
          <table:table-cell table:formula="of:=[.D43]*[.$E$1]" office:value-type="float" office:value="838860.7">
            <text:p>838860,7</text:p>
          </table:table-cell>
          <table:table-cell table:formula="of:=ROUND([.E43];0)" office:value-type="currency" office:currency="," office:value="838861">
            <text:p>83886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20.5">
            <text:p>-20,5</text:p>
          </table:table-cell>
          <table:table-cell table:formula="of:=10^([.C44]/20)" office:value-type="float" office:value="0.0944060876285924">
            <text:p>0,0944060876</text:p>
          </table:table-cell>
          <table:table-cell table:formula="of:=[.D44]*[.$E$1]" office:value-type="float" office:value="791935.567523823">
            <text:p>791935,567523823</text:p>
          </table:table-cell>
          <table:table-cell table:formula="of:=ROUND([.E44];0)" office:value-type="currency" office:currency="," office:value="791936">
            <text:p>79193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table:formula="of:=10^([.C45]/20)" office:value-type="float" office:value="0.0891250938133745">
            <text:p>0,0891250938</text:p>
          </table:table-cell>
          <table:table-cell table:formula="of:=[.D45]*[.$E$1]" office:value-type="float" office:value="747635.38583853">
            <text:p>747635,38583853</text:p>
          </table:table-cell>
          <table:table-cell table:formula="of:=ROUND([.E45];0)" office:value-type="currency" office:currency="," office:value="747635">
            <text:p>74763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21.5">
            <text:p>-21,5</text:p>
          </table:table-cell>
          <table:table-cell table:formula="of:=10^([.C46]/20)" office:value-type="float" office:value="0.0841395141645195">
            <text:p>0,0841395142</text:p>
          </table:table-cell>
          <table:table-cell table:formula="of:=[.D46]*[.$E$1]" office:value-type="float" office:value="705813.317497088">
            <text:p>705813,317497088</text:p>
          </table:table-cell>
          <table:table-cell table:formula="of:=ROUND([.E46];0)" office:value-type="currency" office:currency="," office:value="705813">
            <text:p>70581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table:formula="of:=10^([.C47]/20)" office:value-type="float" office:value="0.0794328234724281">
            <text:p>0,0794328235</text:p>
          </table:table-cell>
          <table:table-cell table:formula="of:=[.D47]*[.$E$1]" office:value-type="float" office:value="666330.739010575">
            <text:p>666330,739010575</text:p>
          </table:table-cell>
          <table:table-cell table:formula="of:=ROUND([.E47];0)" office:value-type="currency" office:currency="," office:value="666331">
            <text:p>66633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22.5">
            <text:p>-22,5</text:p>
          </table:table-cell>
          <table:table-cell table:formula="of:=10^([.C48]/20)" office:value-type="float" office:value="0.0749894209332456">
            <text:p>0,0749894209</text:p>
          </table:table-cell>
          <table:table-cell table:formula="of:=[.D48]*[.$E$1]" office:value-type="float" office:value="629056.78136657">
            <text:p>629056,78136657</text:p>
          </table:table-cell>
          <table:table-cell table:formula="of:=ROUND([.E48];0)" office:value-type="currency" office:currency="," office:value="629057">
            <text:p>62905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-23">
            <text:p>-23</text:p>
          </table:table-cell>
          <table:table-cell table:formula="of:=10^([.C49]/20)" office:value-type="float" office:value="0.0707945784384138">
            <text:p>0,0707945784</text:p>
          </table:table-cell>
          <table:table-cell table:formula="of:=[.D49]*[.$E$1]" office:value-type="float" office:value="593867.896250527">
            <text:p>593867,896250527</text:p>
          </table:table-cell>
          <table:table-cell table:formula="of:=ROUND([.E49];0)" office:value-type="currency" office:currency="," office:value="593868">
            <text:p>59386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-23.5">
            <text:p>-23,5</text:p>
          </table:table-cell>
          <table:table-cell table:formula="of:=10^([.C50]/20)" office:value-type="float" office:value="0.0668343917568615">
            <text:p>0,0668343918</text:p>
          </table:table-cell>
          <table:table-cell table:formula="of:=[.D50]*[.$E$1]" office:value-type="float" office:value="560647.44653235">
            <text:p>560647,44653235</text:p>
          </table:table-cell>
          <table:table-cell table:formula="of:=ROUND([.E50];0)" office:value-type="currency" office:currency="," office:value="560647">
            <text:p>56064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-24">
            <text:p>-24</text:p>
          </table:table-cell>
          <table:table-cell table:formula="of:=10^([.C51]/20)" office:value-type="float" office:value="0.0630957344480193">
            <text:p>0,0630957344</text:p>
          </table:table-cell>
          <table:table-cell table:formula="of:=[.D51]*[.$E$1]" office:value-type="float" office:value="529285.319660796">
            <text:p>529285,319660796</text:p>
          </table:table-cell>
          <table:table-cell table:formula="of:=ROUND([.E51];0)" office:value-type="currency" office:currency="," office:value="529285">
            <text:p>52928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24.5">
            <text:p>-24,5</text:p>
          </table:table-cell>
          <table:table-cell table:formula="of:=10^([.C52]/20)" office:value-type="float" office:value="0.059566214352901">
            <text:p>0,0595662144</text:p>
          </table:table-cell>
          <table:table-cell table:formula="of:=[.D52]*[.$E$1]" office:value-type="float" office:value="499677.562684246">
            <text:p>499677,562684246</text:p>
          </table:table-cell>
          <table:table-cell table:formula="of:=ROUND([.E52];0)" office:value-type="currency" office:currency="," office:value="499678">
            <text:p>49967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-25">
            <text:p>-25</text:p>
          </table:table-cell>
          <table:table-cell table:formula="of:=10^([.C53]/20)" office:value-type="float" office:value="0.0562341325190349">
            <text:p>0,0562341325</text:p>
          </table:table-cell>
          <table:table-cell table:formula="of:=[.D53]*[.$E$1]" office:value-type="float" office:value="471726.037688104">
            <text:p>471726,037688104</text:p>
          </table:table-cell>
          <table:table-cell table:formula="of:=ROUND([.E53];0)" office:value-type="currency" office:currency="," office:value="471726">
            <text:p>47172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-25.5">
            <text:p>-25,5</text:p>
          </table:table-cell>
          <table:table-cell table:formula="of:=10^([.C54]/20)" office:value-type="float" office:value="0.0530884444230988">
            <text:p>0,0530884444</text:p>
          </table:table-cell>
          <table:table-cell table:formula="of:=[.D54]*[.$E$1]" office:value-type="float" office:value="445338.096506718">
            <text:p>445338,096506718</text:p>
          </table:table-cell>
          <table:table-cell table:formula="of:=ROUND([.E54];0)" office:value-type="currency" office:currency="," office:value="445338">
            <text:p>44533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table:formula="of:=10^([.C55]/20)" office:value-type="float" office:value="0.0501187233627272">
            <text:p>0,0501187234</text:p>
          </table:table-cell>
          <table:table-cell table:formula="of:=[.D55]*[.$E$1]" office:value-type="float" office:value="420426.273631637">
            <text:p>420426,273631637</text:p>
          </table:table-cell>
          <table:table-cell table:formula="of:=ROUND([.E55];0)" office:value-type="currency" office:currency="," office:value="420426">
            <text:p>42042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-26.5">
            <text:p>-26,5</text:p>
          </table:table-cell>
          <table:table-cell table:formula="of:=10^([.C56]/20)" office:value-type="float" office:value="0.0473151258961481">
            <text:p>0,0473151259</text:p>
          </table:table-cell>
          <table:table-cell table:formula="of:=[.D56]*[.$E$1]" office:value-type="float" office:value="396907.996298309">
            <text:p>396907,996298309</text:p>
          </table:table-cell>
          <table:table-cell table:formula="of:=ROUND([.E56];0)" office:value-type="currency" office:currency="," office:value="396908">
            <text:p>39690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-27">
            <text:p>-27</text:p>
          </table:table-cell>
          <table:table-cell table:formula="of:=10^([.C57]/20)" office:value-type="float" office:value="0.0446683592150963">
            <text:p>0,0446683592</text:p>
          </table:table-cell>
          <table:table-cell table:formula="of:=[.D57]*[.$E$1]" office:value-type="float" office:value="374705.310790271">
            <text:p>374705,310790271</text:p>
          </table:table-cell>
          <table:table-cell table:formula="of:=ROUND([.E57];0)" office:value-type="currency" office:currency="," office:value="374705">
            <text:p>37470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-27.5">
            <text:p>-27,5</text:p>
          </table:table-cell>
          <table:table-cell table:formula="of:=10^([.C58]/20)" office:value-type="float" office:value="0.0421696503428582">
            <text:p>0,0421696503</text:p>
          </table:table-cell>
          <table:table-cell table:formula="of:=[.D58]*[.$E$1]" office:value-type="float" office:value="353744.624053653">
            <text:p>353744,624053653</text:p>
          </table:table-cell>
          <table:table-cell table:formula="of:=ROUND([.E58];0)" office:value-type="currency" office:currency="," office:value="353745">
            <text:p>35374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  <table:table-cell table:formula="of:=10^([.C59]/20)" office:value-type="float" office:value="0.0398107170553497">
            <text:p>0,0398107171</text:p>
          </table:table-cell>
          <table:table-cell table:formula="of:=[.D59]*[.$E$1]" office:value-type="float" office:value="333956.459765526">
            <text:p>333956,459765526</text:p>
          </table:table-cell>
          <table:table-cell table:formula="of:=ROUND([.E59];0)" office:value-type="currency" office:currency="," office:value="333956">
            <text:p>33395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-28.5">
            <text:p>-28,5</text:p>
          </table:table-cell>
          <table:table-cell table:formula="of:=10^([.C60]/20)" office:value-type="float" office:value="0.0375837404288444">
            <text:p>0,0375837404</text:p>
          </table:table-cell>
          <table:table-cell table:formula="of:=[.D60]*[.$E$1]" office:value-type="float" office:value="315275.228047587">
            <text:p>315275,228047587</text:p>
          </table:table-cell>
          <table:table-cell table:formula="of:=ROUND([.E60];0)" office:value-type="currency" office:currency="," office:value="315275">
            <text:p>31527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table:formula="of:=10^([.C61]/20)" office:value-type="float" office:value="0.0354813389233575">
            <text:p>0,0354813389</text:p>
          </table:table-cell>
          <table:table-cell table:formula="of:=[.D61]*[.$E$1]" office:value-type="float" office:value="297639.00806185">
            <text:p>297639,00806185</text:p>
          </table:table-cell>
          <table:table-cell table:formula="of:=ROUND([.E61];0)" office:value-type="currency" office:currency="," office:value="297639">
            <text:p>29763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-29.5">
            <text:p>-29,5</text:p>
          </table:table-cell>
          <table:table-cell table:formula="of:=10^([.C62]/20)" office:value-type="float" office:value="0.0334965439157828">
            <text:p>0,0334965439</text:p>
          </table:table-cell>
          <table:table-cell table:formula="of:=[.D62]*[.$E$1]" office:value-type="float" office:value="280989.342767743">
            <text:p>280989,342767743</text:p>
          </table:table-cell>
          <table:table-cell table:formula="of:=ROUND([.E62];0)" office:value-type="currency" office:currency="," office:value="280989">
            <text:p>28098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10^([.C63]/20)" office:value-type="float" office:value="0.0316227766016838">
            <text:p>0,0316227766</text:p>
          </table:table-cell>
          <table:table-cell table:formula="of:=[.D63]*[.$E$1]" office:value-type="float" office:value="265271.045160321">
            <text:p>265271,045160321</text:p>
          </table:table-cell>
          <table:table-cell table:formula="of:=ROUND([.E63];0)" office:value-type="currency" office:currency="," office:value="265271">
            <text:p>26527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-30.5">
            <text:p>-30,5</text:p>
          </table:table-cell>
          <table:table-cell table:formula="of:=10^([.C64]/20)" office:value-type="float" office:value="0.0298538261891796">
            <text:p>0,0298538262</text:p>
          </table:table-cell>
          <table:table-cell table:formula="of:=[.D64]*[.$E$1]" office:value-type="float" office:value="250432.015347335">
            <text:p>250432,015347335</text:p>
          </table:table-cell>
          <table:table-cell table:formula="of:=ROUND([.E64];0)" office:value-type="currency" office:currency="," office:value="250432">
            <text:p>25043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table:formula="of:=10^([.C65]/20)" office:value-type="float" office:value="0.0281838293126445">
            <text:p>0,0281838293</text:p>
          </table:table-cell>
          <table:table-cell table:formula="of:=[.D65]*[.$E$1]" office:value-type="float" office:value="236423.067858855">
            <text:p>236423,067858855</text:p>
          </table:table-cell>
          <table:table-cell table:formula="of:=ROUND([.E65];0)" office:value-type="currency" office:currency="," office:value="236423">
            <text:p>23642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-31.5">
            <text:p>-31,5</text:p>
          </table:table-cell>
          <table:table-cell table:formula="of:=10^([.C66]/20)" office:value-type="float" office:value="0.0266072505979881">
            <text:p>0,0266072506</text:p>
          </table:table-cell>
          <table:table-cell table:formula="of:=[.D66]*[.$E$1]" office:value-type="float" office:value="223197.768617037">
            <text:p>223197,768617037</text:p>
          </table:table-cell>
          <table:table-cell table:formula="of:=ROUND([.E66];0)" office:value-type="currency" office:currency="," office:value="223198">
            <text:p>22319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formula="of:=10^([.C67]/20)" office:value-type="float" office:value="0.0251188643150958">
            <text:p>0,0251188643</text:p>
          </table:table-cell>
          <table:table-cell table:formula="of:=[.D67]*[.$E$1]" office:value-type="float" office:value="210712.281025663">
            <text:p>210712,281025663</text:p>
          </table:table-cell>
          <table:table-cell table:formula="of:=ROUND([.E67];0)" office:value-type="currency" office:currency="," office:value="210712">
            <text:p>21071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-32.5">
            <text:p>-32,5</text:p>
          </table:table-cell>
          <table:table-cell table:formula="of:=10^([.C68]/20)" office:value-type="float" office:value="0.0237137370566166">
            <text:p>0,0237137371</text:p>
          </table:table-cell>
          <table:table-cell table:formula="of:=[.D68]*[.$E$1]" office:value-type="float" office:value="198925.220669293">
            <text:p>198925,220669293</text:p>
          </table:table-cell>
          <table:table-cell table:formula="of:=ROUND([.E68];0)" office:value-type="currency" office:currency="," office:value="198925">
            <text:p>19892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table:formula="of:=10^([.C69]/20)" office:value-type="float" office:value="0.0223872113856834">
            <text:p>0,0223872114</text:p>
          </table:table-cell>
          <table:table-cell table:formula="of:=[.D69]*[.$E$1]" office:value-type="float" office:value="187797.518140423">
            <text:p>187797,518140423</text:p>
          </table:table-cell>
          <table:table-cell table:formula="of:=ROUND([.E69];0)" office:value-type="currency" office:currency="," office:value="187798">
            <text:p>18779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-33.5">
            <text:p>-33,5</text:p>
          </table:table-cell>
          <table:table-cell table:formula="of:=10^([.C70]/20)" office:value-type="float" office:value="0.0211348903983665">
            <text:p>0,0211348904</text:p>
          </table:table-cell>
          <table:table-cell table:formula="of:=[.D70]*[.$E$1]" office:value-type="float" office:value="177292.28953997">
            <text:p>177292,28953997</text:p>
          </table:table-cell>
          <table:table-cell table:formula="of:=ROUND([.E70];0)" office:value-type="currency" office:currency="," office:value="177292">
            <text:p>17729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-34">
            <text:p>-34</text:p>
          </table:table-cell>
          <table:table-cell table:formula="of:=10^([.C71]/20)" office:value-type="float" office:value="0.0199526231496888">
            <text:p>0,0199526231</text:p>
          </table:table-cell>
          <table:table-cell table:formula="of:=[.D71]*[.$E$1]" office:value-type="float" office:value="167374.714221842">
            <text:p>167374,714221842</text:p>
          </table:table-cell>
          <table:table-cell table:formula="of:=ROUND([.E71];0)" office:value-type="currency" office:currency="," office:value="167375">
            <text:p>16737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-34.5">
            <text:p>-34,5</text:p>
          </table:table-cell>
          <table:table-cell table:formula="of:=10^([.C72]/20)" office:value-type="float" office:value="0.018836490894898">
            <text:p>0,0188364909</text:p>
          </table:table-cell>
          <table:table-cell table:formula="of:=[.D72]*[.$E$1]" office:value-type="float" office:value="158011.919376378">
            <text:p>158011,919376378</text:p>
          </table:table-cell>
          <table:table-cell table:formula="of:=ROUND([.E72];0)" office:value-type="currency" office:currency="," office:value="158012">
            <text:p>15801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10^([.C73]/20)" office:value-type="float" office:value="0.0177827941003892">
            <text:p>0,0177827941</text:p>
          </table:table-cell>
          <table:table-cell table:formula="of:=[.D73]*[.$E$1]" office:value-type="float" office:value="149172.871070084">
            <text:p>149172,871070084</text:p>
          </table:table-cell>
          <table:table-cell table:formula="of:=ROUND([.E73];0)" office:value-type="currency" office:currency="," office:value="149173">
            <text:p>14917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-35.5">
            <text:p>-35,5</text:p>
          </table:table-cell>
          <table:table-cell table:formula="of:=10^([.C74]/20)" office:value-type="float" office:value="0.0167880401812256">
            <text:p>0,0167880402</text:p>
          </table:table-cell>
          <table:table-cell table:formula="of:=[.D74]*[.$E$1]" office:value-type="float" office:value="140828.27138051">
            <text:p>140828,27138051</text:p>
          </table:table-cell>
          <table:table-cell table:formula="of:=ROUND([.E74];0)" office:value-type="currency" office:currency="," office:value="140828">
            <text:p>14082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10^([.C75]/20)" office:value-type="float" office:value="0.0158489319246111">
            <text:p>0,0158489319</text:p>
          </table:table-cell>
          <table:table-cell table:formula="of:=[.D75]*[.$E$1]" office:value-type="float" office:value="132950.461285316">
            <text:p>132950,461285316</text:p>
          </table:table-cell>
          <table:table-cell table:formula="of:=ROUND([.E75];0)" office:value-type="currency" office:currency="," office:value="132950">
            <text:p>13295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-36.5">
            <text:p>-36,5</text:p>
          </table:table-cell>
          <table:table-cell table:formula="of:=10^([.C76]/20)" office:value-type="float" office:value="0.0149623565609443">
            <text:p>0,0149623566</text:p>
          </table:table-cell>
          <table:table-cell table:formula="of:=[.D76]*[.$E$1]" office:value-type="float" office:value="125513.328983634">
            <text:p>125513,328983634</text:p>
          </table:table-cell>
          <table:table-cell table:formula="of:=ROUND([.E76];0)" office:value-type="currency" office:currency="," office:value="125513">
            <text:p>12551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  <table:table-cell table:formula="of:=10^([.C77]/20)" office:value-type="float" office:value="0.0141253754462275">
            <text:p>0,0141253754</text:p>
          </table:table-cell>
          <table:table-cell table:formula="of:=[.D77]*[.$E$1]" office:value-type="float" office:value="118492.223345852">
            <text:p>118492,223345852</text:p>
          </table:table-cell>
          <table:table-cell table:formula="of:=ROUND([.E77];0)" office:value-type="currency" office:currency="," office:value="118492">
            <text:p>11849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-37.5">
            <text:p>-37,5</text:p>
          </table:table-cell>
          <table:table-cell table:formula="of:=10^([.C78]/20)" office:value-type="float" office:value="0.0133352143216332">
            <text:p>0,0133352143</text:p>
          </table:table-cell>
          <table:table-cell table:formula="of:=[.D78]*[.$E$1]" office:value-type="float" office:value="111863.872204953">
            <text:p>111863,872204953</text:p>
          </table:table-cell>
          <table:table-cell table:formula="of:=ROUND([.E78];0)" office:value-type="currency" office:currency="," office:value="111864">
            <text:p>11186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  <table:table-cell table:formula="of:=10^([.C79]/20)" office:value-type="float" office:value="0.0125892541179417">
            <text:p>0,0125892541</text:p>
          </table:table-cell>
          <table:table-cell table:formula="of:=[.D79]*[.$E$1]" office:value-type="float" office:value="105606.305218544">
            <text:p>105606,305218544</text:p>
          </table:table-cell>
          <table:table-cell table:formula="of:=ROUND([.E79];0)" office:value-type="currency" office:currency="," office:value="105606">
            <text:p>10560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-38.5">
            <text:p>-38,5</text:p>
          </table:table-cell>
          <table:table-cell table:formula="of:=10^([.C80]/20)" office:value-type="float" office:value="0.0118850222743702">
            <text:p>0,0118850223</text:p>
          </table:table-cell>
          <table:table-cell table:formula="of:=[.D80]*[.$E$1]" office:value-type="float" office:value="99698.7810459376">
            <text:p>99698,7810459376</text:p>
          </table:table-cell>
          <table:table-cell table:formula="of:=ROUND([.E80];0)" office:value-type="currency" office:currency="," office:value="99699">
            <text:p>9969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10^([.C81]/20)" office:value-type="float" office:value="0.0112201845430196">
            <text:p>0,0112201845</text:p>
          </table:table-cell>
          <table:table-cell table:formula="of:=[.D81]*[.$E$1]" office:value-type="float" office:value="94121.7185988663">
            <text:p>94121,7185988663</text:p>
          </table:table-cell>
          <table:table-cell table:formula="of:=ROUND([.E81];0)" office:value-type="currency" office:currency="," office:value="94122">
            <text:p>9412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-39.5">
            <text:p>-39,5</text:p>
          </table:table-cell>
          <table:table-cell table:formula="of:=10^([.C82]/20)" office:value-type="float" office:value="0.0105925372517729">
            <text:p>0,0105925373</text:p>
          </table:table-cell>
          <table:table-cell table:formula="of:=[.D82]*[.$E$1]" office:value-type="float" office:value="88856.6321379828">
            <text:p>88856,6321379828</text:p>
          </table:table-cell>
          <table:table-cell table:formula="of:=ROUND([.E82];0)" office:value-type="currency" office:currency="," office:value="88857">
            <text:p>8885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table:formula="of:=10^([.C83]/20)" office:value-type="float" office:value="0.01">
            <text:p>0,01</text:p>
          </table:table-cell>
          <table:table-cell table:formula="of:=[.D83]*[.$E$1]" office:value-type="float" office:value="83886.07">
            <text:p>83886,07</text:p>
          </table:table-cell>
          <table:table-cell table:formula="of:=ROUND([.E83];0)" office:value-type="currency" office:currency="," office:value="83886">
            <text:p>8388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-40.5">
            <text:p>-40,5</text:p>
          </table:table-cell>
          <table:table-cell table:formula="of:=10^([.C84]/20)" office:value-type="float" office:value="0.00944060876285923">
            <text:p>0,0094406088</text:p>
          </table:table-cell>
          <table:table-cell table:formula="of:=[.D84]*[.$E$1]" office:value-type="float" office:value="79193.5567523823">
            <text:p>79193,5567523823</text:p>
          </table:table-cell>
          <table:table-cell table:formula="of:=ROUND([.E84];0)" office:value-type="currency" office:currency="," office:value="79194">
            <text:p>7919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10^([.C85]/20)" office:value-type="float" office:value="0.00891250938133746">
            <text:p>0,0089125094</text:p>
          </table:table-cell>
          <table:table-cell table:formula="of:=[.D85]*[.$E$1]" office:value-type="float" office:value="74763.5385838531">
            <text:p>74763,5385838531</text:p>
          </table:table-cell>
          <table:table-cell table:formula="of:=ROUND([.E85];0)" office:value-type="currency" office:currency="," office:value="74764">
            <text:p>7476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-41.5">
            <text:p>-41,5</text:p>
          </table:table-cell>
          <table:table-cell table:formula="of:=10^([.C86]/20)" office:value-type="float" office:value="0.00841395141645195">
            <text:p>0,0084139514</text:p>
          </table:table-cell>
          <table:table-cell table:formula="of:=[.D86]*[.$E$1]" office:value-type="float" office:value="70581.3317497087">
            <text:p>70581,3317497087</text:p>
          </table:table-cell>
          <table:table-cell table:formula="of:=ROUND([.E86];0)" office:value-type="currency" office:currency="," office:value="70581">
            <text:p>7058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-42">
            <text:p>-42</text:p>
          </table:table-cell>
          <table:table-cell table:formula="of:=10^([.C87]/20)" office:value-type="float" office:value="0.00794328234724281">
            <text:p>0,0079432823</text:p>
          </table:table-cell>
          <table:table-cell table:formula="of:=[.D87]*[.$E$1]" office:value-type="float" office:value="66633.0739010575">
            <text:p>66633,0739010575</text:p>
          </table:table-cell>
          <table:table-cell table:formula="of:=ROUND([.E87];0)" office:value-type="currency" office:currency="," office:value="66633">
            <text:p>6663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-42.5">
            <text:p>-42,5</text:p>
          </table:table-cell>
          <table:table-cell table:formula="of:=10^([.C88]/20)" office:value-type="float" office:value="0.00749894209332456">
            <text:p>0,0074989421</text:p>
          </table:table-cell>
          <table:table-cell table:formula="of:=[.D88]*[.$E$1]" office:value-type="float" office:value="62905.678136657">
            <text:p>62905,678136657</text:p>
          </table:table-cell>
          <table:table-cell table:formula="of:=ROUND([.E88];0)" office:value-type="currency" office:currency="," office:value="62906">
            <text:p>6290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10^([.C89]/20)" office:value-type="float" office:value="0.00707945784384138">
            <text:p>0,0070794578</text:p>
          </table:table-cell>
          <table:table-cell table:formula="of:=[.D89]*[.$E$1]" office:value-type="float" office:value="59386.7896250527">
            <text:p>59386,7896250527</text:p>
          </table:table-cell>
          <table:table-cell table:formula="of:=ROUND([.E89];0)" office:value-type="currency" office:currency="," office:value="59387">
            <text:p>5938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-43.5">
            <text:p>-43,5</text:p>
          </table:table-cell>
          <table:table-cell table:formula="of:=10^([.C90]/20)" office:value-type="float" office:value="0.00668343917568615">
            <text:p>0,0066834392</text:p>
          </table:table-cell>
          <table:table-cell table:formula="of:=[.D90]*[.$E$1]" office:value-type="float" office:value="56064.7446532351">
            <text:p>56064,7446532351</text:p>
          </table:table-cell>
          <table:table-cell table:formula="of:=ROUND([.E90];0)" office:value-type="currency" office:currency="," office:value="56065">
            <text:p>5606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table:formula="of:=10^([.C91]/20)" office:value-type="float" office:value="0.00630957344480193">
            <text:p>0,0063095734</text:p>
          </table:table-cell>
          <table:table-cell table:formula="of:=[.D91]*[.$E$1]" office:value-type="float" office:value="52928.5319660796">
            <text:p>52928,5319660796</text:p>
          </table:table-cell>
          <table:table-cell table:formula="of:=ROUND([.E91];0)" office:value-type="currency" office:currency="," office:value="52929">
            <text:p>5292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-44.5">
            <text:p>-44,5</text:p>
          </table:table-cell>
          <table:table-cell table:formula="of:=10^([.C92]/20)" office:value-type="float" office:value="0.0059566214352901">
            <text:p>0,0059566214</text:p>
          </table:table-cell>
          <table:table-cell table:formula="of:=[.D92]*[.$E$1]" office:value-type="float" office:value="49967.7562684246">
            <text:p>49967,7562684246</text:p>
          </table:table-cell>
          <table:table-cell table:formula="of:=ROUND([.E92];0)" office:value-type="currency" office:currency="," office:value="49968">
            <text:p>4996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-45">
            <text:p>-45</text:p>
          </table:table-cell>
          <table:table-cell table:formula="of:=10^([.C93]/20)" office:value-type="float" office:value="0.00562341325190349">
            <text:p>0,0056234133</text:p>
          </table:table-cell>
          <table:table-cell table:formula="of:=[.D93]*[.$E$1]" office:value-type="float" office:value="47172.6037688104">
            <text:p>47172,6037688104</text:p>
          </table:table-cell>
          <table:table-cell table:formula="of:=ROUND([.E93];0)" office:value-type="currency" office:currency="," office:value="47173">
            <text:p>4717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-45.5">
            <text:p>-45,5</text:p>
          </table:table-cell>
          <table:table-cell table:formula="of:=10^([.C94]/20)" office:value-type="float" office:value="0.00530884444230989">
            <text:p>0,0053088444</text:p>
          </table:table-cell>
          <table:table-cell table:formula="of:=[.D94]*[.$E$1]" office:value-type="float" office:value="44533.8096506718">
            <text:p>44533,8096506718</text:p>
          </table:table-cell>
          <table:table-cell table:formula="of:=ROUND([.E94];0)" office:value-type="currency" office:currency="," office:value="44534">
            <text:p>4453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10^([.C95]/20)" office:value-type="float" office:value="0.00501187233627272">
            <text:p>0,0050118723</text:p>
          </table:table-cell>
          <table:table-cell table:formula="of:=[.D95]*[.$E$1]" office:value-type="float" office:value="42042.6273631637">
            <text:p>42042,6273631637</text:p>
          </table:table-cell>
          <table:table-cell table:formula="of:=ROUND([.E95];0)" office:value-type="currency" office:currency="," office:value="42043">
            <text:p>4204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-46.5">
            <text:p>-46,5</text:p>
          </table:table-cell>
          <table:table-cell table:formula="of:=10^([.C96]/20)" office:value-type="float" office:value="0.0047315125896148">
            <text:p>0,0047315126</text:p>
          </table:table-cell>
          <table:table-cell table:formula="of:=[.D96]*[.$E$1]" office:value-type="float" office:value="39690.7996298309">
            <text:p>39690,7996298309</text:p>
          </table:table-cell>
          <table:table-cell table:formula="of:=ROUND([.E96];0)" office:value-type="currency" office:currency="," office:value="39691">
            <text:p>3969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table:formula="of:=10^([.C97]/20)" office:value-type="float" office:value="0.00446683592150963">
            <text:p>0,0044668359</text:p>
          </table:table-cell>
          <table:table-cell table:formula="of:=[.D97]*[.$E$1]" office:value-type="float" office:value="37470.5310790271">
            <text:p>37470,5310790271</text:p>
          </table:table-cell>
          <table:table-cell table:formula="of:=ROUND([.E97];0)" office:value-type="currency" office:currency="," office:value="37471">
            <text:p>3747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-47.5">
            <text:p>-47,5</text:p>
          </table:table-cell>
          <table:table-cell table:formula="of:=10^([.C98]/20)" office:value-type="float" office:value="0.00421696503428582">
            <text:p>0,004216965</text:p>
          </table:table-cell>
          <table:table-cell table:formula="of:=[.D98]*[.$E$1]" office:value-type="float" office:value="35374.4624053653">
            <text:p>35374,4624053653</text:p>
          </table:table-cell>
          <table:table-cell table:formula="of:=ROUND([.E98];0)" office:value-type="currency" office:currency="," office:value="35374">
            <text:p>3537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  <table:table-cell table:formula="of:=10^([.C99]/20)" office:value-type="float" office:value="0.00398107170553497">
            <text:p>0,0039810717</text:p>
          </table:table-cell>
          <table:table-cell table:formula="of:=[.D99]*[.$E$1]" office:value-type="float" office:value="33395.6459765526">
            <text:p>33395,6459765526</text:p>
          </table:table-cell>
          <table:table-cell table:formula="of:=ROUND([.E99];0)" office:value-type="currency" office:currency="," office:value="33396">
            <text:p>3339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-48.5">
            <text:p>-48,5</text:p>
          </table:table-cell>
          <table:table-cell table:formula="of:=10^([.C100]/20)" office:value-type="float" office:value="0.00375837404288444">
            <text:p>0,003758374</text:p>
          </table:table-cell>
          <table:table-cell table:formula="of:=[.D100]*[.$E$1]" office:value-type="float" office:value="31527.5228047587">
            <text:p>31527,5228047587</text:p>
          </table:table-cell>
          <table:table-cell table:formula="of:=ROUND([.E100];0)" office:value-type="currency" office:currency="," office:value="31528">
            <text:p>3152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formula="of:=10^([.C101]/20)" office:value-type="float" office:value="0.00354813389233575">
            <text:p>0,0035481339</text:p>
          </table:table-cell>
          <table:table-cell table:formula="of:=[.D101]*[.$E$1]" office:value-type="float" office:value="29763.9008061849">
            <text:p>29763,9008061849</text:p>
          </table:table-cell>
          <table:table-cell table:formula="of:=ROUND([.E101];0)" office:value-type="currency" office:currency="," office:value="29764">
            <text:p>2976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-49.5">
            <text:p>-49,5</text:p>
          </table:table-cell>
          <table:table-cell table:formula="of:=10^([.C102]/20)" office:value-type="float" office:value="0.00334965439157828">
            <text:p>0,0033496544</text:p>
          </table:table-cell>
          <table:table-cell table:formula="of:=[.D102]*[.$E$1]" office:value-type="float" office:value="28098.9342767743">
            <text:p>28098,9342767743</text:p>
          </table:table-cell>
          <table:table-cell table:formula="of:=ROUND([.E102];0)" office:value-type="currency" office:currency="," office:value="28099">
            <text:p>2809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formula="of:=10^([.C103]/20)" office:value-type="float" office:value="0.00316227766016838">
            <text:p>0,0031622777</text:p>
          </table:table-cell>
          <table:table-cell table:formula="of:=[.D103]*[.$E$1]" office:value-type="float" office:value="26527.1045160321">
            <text:p>26527,1045160321</text:p>
          </table:table-cell>
          <table:table-cell table:formula="of:=ROUND([.E103];0)" office:value-type="currency" office:currency="," office:value="26527">
            <text:p>2652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-50.5">
            <text:p>-50,5</text:p>
          </table:table-cell>
          <table:table-cell table:formula="of:=10^([.C104]/20)" office:value-type="float" office:value="0.00298538261891796">
            <text:p>0,0029853826</text:p>
          </table:table-cell>
          <table:table-cell table:formula="of:=[.D104]*[.$E$1]" office:value-type="float" office:value="25043.2015347335">
            <text:p>25043,2015347335</text:p>
          </table:table-cell>
          <table:table-cell table:formula="of:=ROUND([.E104];0)" office:value-type="currency" office:currency="," office:value="25043">
            <text:p>2504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table:formula="of:=10^([.C105]/20)" office:value-type="float" office:value="0.00281838293126445">
            <text:p>0,0028183829</text:p>
          </table:table-cell>
          <table:table-cell table:formula="of:=[.D105]*[.$E$1]" office:value-type="float" office:value="23642.3067858855">
            <text:p>23642,3067858855</text:p>
          </table:table-cell>
          <table:table-cell table:formula="of:=ROUND([.E105];0)" office:value-type="currency" office:currency="," office:value="23642">
            <text:p>2364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-51.5">
            <text:p>-51,5</text:p>
          </table:table-cell>
          <table:table-cell table:formula="of:=10^([.C106]/20)" office:value-type="float" office:value="0.00266072505979881">
            <text:p>0,0026607251</text:p>
          </table:table-cell>
          <table:table-cell table:formula="of:=[.D106]*[.$E$1]" office:value-type="float" office:value="22319.7768617037">
            <text:p>22319,7768617037</text:p>
          </table:table-cell>
          <table:table-cell table:formula="of:=ROUND([.E106];0)" office:value-type="currency" office:currency="," office:value="22320">
            <text:p>2232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table:formula="of:=10^([.C107]/20)" office:value-type="float" office:value="0.00251188643150958">
            <text:p>0,0025118864</text:p>
          </table:table-cell>
          <table:table-cell table:formula="of:=[.D107]*[.$E$1]" office:value-type="float" office:value="21071.2281025663">
            <text:p>21071,2281025663</text:p>
          </table:table-cell>
          <table:table-cell table:formula="of:=ROUND([.E107];0)" office:value-type="currency" office:currency="," office:value="21071">
            <text:p>2107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52.5">
            <text:p>-52,5</text:p>
          </table:table-cell>
          <table:table-cell table:formula="of:=10^([.C108]/20)" office:value-type="float" office:value="0.00237137370566166">
            <text:p>0,0023713737</text:p>
          </table:table-cell>
          <table:table-cell table:formula="of:=[.D108]*[.$E$1]" office:value-type="float" office:value="19892.5220669293">
            <text:p>19892,5220669293</text:p>
          </table:table-cell>
          <table:table-cell table:formula="of:=ROUND([.E108];0)" office:value-type="currency" office:currency="," office:value="19893">
            <text:p>1989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  <table:table-cell table:formula="of:=10^([.C109]/20)" office:value-type="float" office:value="0.00223872113856834">
            <text:p>0,0022387211</text:p>
          </table:table-cell>
          <table:table-cell table:formula="of:=[.D109]*[.$E$1]" office:value-type="float" office:value="18779.7518140423">
            <text:p>18779,7518140423</text:p>
          </table:table-cell>
          <table:table-cell table:formula="of:=ROUND([.E109];0)" office:value-type="currency" office:currency="," office:value="18780">
            <text:p>1878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-53.5">
            <text:p>-53,5</text:p>
          </table:table-cell>
          <table:table-cell table:formula="of:=10^([.C110]/20)" office:value-type="float" office:value="0.00211348903983665">
            <text:p>0,002113489</text:p>
          </table:table-cell>
          <table:table-cell table:formula="of:=[.D110]*[.$E$1]" office:value-type="float" office:value="17729.228953997">
            <text:p>17729,228953997</text:p>
          </table:table-cell>
          <table:table-cell table:formula="of:=ROUND([.E110];0)" office:value-type="currency" office:currency="," office:value="17729">
            <text:p>1772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-54">
            <text:p>-54</text:p>
          </table:table-cell>
          <table:table-cell table:formula="of:=10^([.C111]/20)" office:value-type="float" office:value="0.00199526231496888">
            <text:p>0,0019952623</text:p>
          </table:table-cell>
          <table:table-cell table:formula="of:=[.D111]*[.$E$1]" office:value-type="float" office:value="16737.4714221841">
            <text:p>16737,4714221841</text:p>
          </table:table-cell>
          <table:table-cell table:formula="of:=ROUND([.E111];0)" office:value-type="currency" office:currency="," office:value="16737">
            <text:p>1673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-54.5">
            <text:p>-54,5</text:p>
          </table:table-cell>
          <table:table-cell table:formula="of:=10^([.C112]/20)" office:value-type="float" office:value="0.0018836490894898">
            <text:p>0,0018836491</text:p>
          </table:table-cell>
          <table:table-cell table:formula="of:=[.D112]*[.$E$1]" office:value-type="float" office:value="15801.1919376378">
            <text:p>15801,1919376378</text:p>
          </table:table-cell>
          <table:table-cell table:formula="of:=ROUND([.E112];0)" office:value-type="currency" office:currency="," office:value="15801">
            <text:p>1580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table:formula="of:=10^([.C113]/20)" office:value-type="float" office:value="0.00177827941003892">
            <text:p>0,0017782794</text:p>
          </table:table-cell>
          <table:table-cell table:formula="of:=[.D113]*[.$E$1]" office:value-type="float" office:value="14917.2871070084">
            <text:p>14917,2871070084</text:p>
          </table:table-cell>
          <table:table-cell table:formula="of:=ROUND([.E113];0)" office:value-type="currency" office:currency="," office:value="14917">
            <text:p>1491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-55.5">
            <text:p>-55,5</text:p>
          </table:table-cell>
          <table:table-cell table:formula="of:=10^([.C114]/20)" office:value-type="float" office:value="0.00167880401812256">
            <text:p>0,001678804</text:p>
          </table:table-cell>
          <table:table-cell table:formula="of:=[.D114]*[.$E$1]" office:value-type="float" office:value="14082.827138051">
            <text:p>14082,827138051</text:p>
          </table:table-cell>
          <table:table-cell table:formula="of:=ROUND([.E114];0)" office:value-type="currency" office:currency="," office:value="14083">
            <text:p>1408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table:formula="of:=10^([.C115]/20)" office:value-type="float" office:value="0.00158489319246111">
            <text:p>0,0015848932</text:p>
          </table:table-cell>
          <table:table-cell table:formula="of:=[.D115]*[.$E$1]" office:value-type="float" office:value="13295.0461285317">
            <text:p>13295,0461285317</text:p>
          </table:table-cell>
          <table:table-cell table:formula="of:=ROUND([.E115];0)" office:value-type="currency" office:currency="," office:value="13295">
            <text:p>1329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-56.5">
            <text:p>-56,5</text:p>
          </table:table-cell>
          <table:table-cell table:formula="of:=10^([.C116]/20)" office:value-type="float" office:value="0.00149623565609443">
            <text:p>0,0014962357</text:p>
          </table:table-cell>
          <table:table-cell table:formula="of:=[.D116]*[.$E$1]" office:value-type="float" office:value="12551.3328983634">
            <text:p>12551,3328983634</text:p>
          </table:table-cell>
          <table:table-cell table:formula="of:=ROUND([.E116];0)" office:value-type="currency" office:currency="," office:value="12551">
            <text:p>1255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-57">
            <text:p>-57</text:p>
          </table:table-cell>
          <table:table-cell table:formula="of:=10^([.C117]/20)" office:value-type="float" office:value="0.00141253754462275">
            <text:p>0,0014125375</text:p>
          </table:table-cell>
          <table:table-cell table:formula="of:=[.D117]*[.$E$1]" office:value-type="float" office:value="11849.2223345852">
            <text:p>11849,2223345852</text:p>
          </table:table-cell>
          <table:table-cell table:formula="of:=ROUND([.E117];0)" office:value-type="currency" office:currency="," office:value="11849">
            <text:p>1184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-57.5">
            <text:p>-57,5</text:p>
          </table:table-cell>
          <table:table-cell table:formula="of:=10^([.C118]/20)" office:value-type="float" office:value="0.00133352143216332">
            <text:p>0,0013335214</text:p>
          </table:table-cell>
          <table:table-cell table:formula="of:=[.D118]*[.$E$1]" office:value-type="float" office:value="11186.3872204953">
            <text:p>11186,3872204953</text:p>
          </table:table-cell>
          <table:table-cell table:formula="of:=ROUND([.E118];0)" office:value-type="currency" office:currency="," office:value="11186">
            <text:p>1118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10^([.C119]/20)" office:value-type="float" office:value="0.00125892541179417">
            <text:p>0,0012589254</text:p>
          </table:table-cell>
          <table:table-cell table:formula="of:=[.D119]*[.$E$1]" office:value-type="float" office:value="10560.6305218544">
            <text:p>10560,6305218544</text:p>
          </table:table-cell>
          <table:table-cell table:formula="of:=ROUND([.E119];0)" office:value-type="currency" office:currency="," office:value="10561">
            <text:p>1056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-58.5">
            <text:p>-58,5</text:p>
          </table:table-cell>
          <table:table-cell table:formula="of:=10^([.C120]/20)" office:value-type="float" office:value="0.00118850222743702">
            <text:p>0,0011885022</text:p>
          </table:table-cell>
          <table:table-cell table:formula="of:=[.D120]*[.$E$1]" office:value-type="float" office:value="9969.87810459377">
            <text:p>9969,8781045938</text:p>
          </table:table-cell>
          <table:table-cell table:formula="of:=ROUND([.E120];0)" office:value-type="currency" office:currency="," office:value="9970">
            <text:p>997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  <table:table-cell table:formula="of:=10^([.C121]/20)" office:value-type="float" office:value="0.00112201845430196">
            <text:p>0,0011220185</text:p>
          </table:table-cell>
          <table:table-cell table:formula="of:=[.D121]*[.$E$1]" office:value-type="float" office:value="9412.17185988663">
            <text:p>9412,1718598866</text:p>
          </table:table-cell>
          <table:table-cell table:formula="of:=ROUND([.E121];0)" office:value-type="currency" office:currency="," office:value="9412">
            <text:p>941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-59.5">
            <text:p>-59,5</text:p>
          </table:table-cell>
          <table:table-cell table:formula="of:=10^([.C122]/20)" office:value-type="float" office:value="0.00105925372517729">
            <text:p>0,0010592537</text:p>
          </table:table-cell>
          <table:table-cell table:formula="of:=[.D122]*[.$E$1]" office:value-type="float" office:value="8885.66321379828">
            <text:p>8885,6632137983</text:p>
          </table:table-cell>
          <table:table-cell table:formula="of:=ROUND([.E122];0)" office:value-type="currency" office:currency="," office:value="8886">
            <text:p>888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table:formula="of:=10^([.C123]/20)" office:value-type="float" office:value="0.001">
            <text:p>0,001</text:p>
          </table:table-cell>
          <table:table-cell table:formula="of:=[.D123]*[.$E$1]" office:value-type="float" office:value="8388.607">
            <text:p>8388,607</text:p>
          </table:table-cell>
          <table:table-cell table:formula="of:=ROUND([.E123];0)" office:value-type="currency" office:currency="," office:value="8389">
            <text:p>838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-60.5">
            <text:p>-60,5</text:p>
          </table:table-cell>
          <table:table-cell table:formula="of:=10^([.C124]/20)" office:value-type="float" office:value="0.000944060876285923">
            <text:p>0,0009440609</text:p>
          </table:table-cell>
          <table:table-cell table:formula="of:=[.D124]*[.$E$1]" office:value-type="float" office:value="7919.35567523823">
            <text:p>7919,3556752382</text:p>
          </table:table-cell>
          <table:table-cell table:formula="of:=ROUND([.E124];0)" office:value-type="currency" office:currency="," office:value="7919">
            <text:p>791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-61">
            <text:p>-61</text:p>
          </table:table-cell>
          <table:table-cell table:formula="of:=10^([.C125]/20)" office:value-type="float" office:value="0.000891250938133746">
            <text:p>0,0008912509</text:p>
          </table:table-cell>
          <table:table-cell table:formula="of:=[.D125]*[.$E$1]" office:value-type="float" office:value="7476.35385838531">
            <text:p>7476,3538583853</text:p>
          </table:table-cell>
          <table:table-cell table:formula="of:=ROUND([.E125];0)" office:value-type="currency" office:currency="," office:value="7476">
            <text:p>747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-61.5">
            <text:p>-61,5</text:p>
          </table:table-cell>
          <table:table-cell table:formula="of:=10^([.C126]/20)" office:value-type="float" office:value="0.000841395141645195">
            <text:p>0,0008413951</text:p>
          </table:table-cell>
          <table:table-cell table:formula="of:=[.D126]*[.$E$1]" office:value-type="float" office:value="7058.13317497087">
            <text:p>7058,1331749709</text:p>
          </table:table-cell>
          <table:table-cell table:formula="of:=ROUND([.E126];0)" office:value-type="currency" office:currency="," office:value="7058">
            <text:p>705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formula="of:=10^([.C127]/20)" office:value-type="float" office:value="0.000794328234724281">
            <text:p>0,0007943282</text:p>
          </table:table-cell>
          <table:table-cell table:formula="of:=[.D127]*[.$E$1]" office:value-type="float" office:value="6663.30739010575">
            <text:p>6663,3073901058</text:p>
          </table:table-cell>
          <table:table-cell table:formula="of:=ROUND([.E127];0)" office:value-type="currency" office:currency="," office:value="6663">
            <text:p>666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-62.5">
            <text:p>-62,5</text:p>
          </table:table-cell>
          <table:table-cell table:formula="of:=10^([.C128]/20)" office:value-type="float" office:value="0.000749894209332456">
            <text:p>0,0007498942</text:p>
          </table:table-cell>
          <table:table-cell table:formula="of:=[.D128]*[.$E$1]" office:value-type="float" office:value="6290.5678136657">
            <text:p>6290,5678136657</text:p>
          </table:table-cell>
          <table:table-cell table:formula="of:=ROUND([.E128];0)" office:value-type="currency" office:currency="," office:value="6291">
            <text:p>629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-63">
            <text:p>-63</text:p>
          </table:table-cell>
          <table:table-cell table:formula="of:=10^([.C129]/20)" office:value-type="float" office:value="0.000707945784384138">
            <text:p>0,0007079458</text:p>
          </table:table-cell>
          <table:table-cell table:formula="of:=[.D129]*[.$E$1]" office:value-type="float" office:value="5938.67896250527">
            <text:p>5938,6789625053</text:p>
          </table:table-cell>
          <table:table-cell table:formula="of:=ROUND([.E129];0)" office:value-type="currency" office:currency="," office:value="5939">
            <text:p>593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-63.5">
            <text:p>-63,5</text:p>
          </table:table-cell>
          <table:table-cell table:formula="of:=10^([.C130]/20)" office:value-type="float" office:value="0.000668343917568615">
            <text:p>0,0006683439</text:p>
          </table:table-cell>
          <table:table-cell table:formula="of:=[.D130]*[.$E$1]" office:value-type="float" office:value="5606.47446532351">
            <text:p>5606,4744653235</text:p>
          </table:table-cell>
          <table:table-cell table:formula="of:=ROUND([.E130];0)" office:value-type="currency" office:currency="," office:value="5606">
            <text:p>5606,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office:value-type="string">
            <text:p>};</text:p>
          </table:table-cell>
          <table:table-cell table:number-columns-repeated="5"/>
        </table:table-row>
      </table:table>
      <table:table table:name="8bit volume" table:style-name="ta1">
        <table:table-column table:style-name="co1" table:number-columns-repeated="5" table:default-cell-style-name="Default"/>
        <table:table-column table:style-name="co4" table:default-cell-style-name="ce1"/>
        <table:table-row table:style-name="ro1">
          <table:table-cell table:number-columns-repeated="4"/>
          <table:table-cell table:formula="of:=(2^7)-1" office:value-type="float" office:value="127">
            <text:p>127</text:p>
          </table:table-cell>
          <table:table-cell table:style-name="Default" office:value-type="string">
            <text:p>int8_t volumeLookUp [40]</text:p>
          </table:table-cell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/>
          <table:table-cell table:style-name="Default" office:value-type="string">
            <text:p>{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127">
            <text:p>127</text:p>
          </table:table-cell>
          <table:table-cell table:formula="of:=ROUND([.E3];0)" office:value-type="currency" office:currency="," office:value="127">
            <text:p>127,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10^([.C4]/20)" office:value-type="float" office:value="0.891250938133746">
            <text:p>0,8912509381</text:p>
          </table:table-cell>
          <table:table-cell table:formula="of:=[.D4]*[.$E$1]" office:value-type="float" office:value="113.188869142986">
            <text:p>113,188869143</text:p>
          </table:table-cell>
          <table:table-cell table:formula="of:=ROUND([.E4];0)" office:value-type="currency" office:currency="," office:value="113">
            <text:p>113,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10^([.C5]/20)" office:value-type="float" office:value="0.794328234724282">
            <text:p>0,7943282347</text:p>
          </table:table-cell>
          <table:table-cell table:formula="of:=[.D5]*[.$E$1]" office:value-type="float" office:value="100.879685809984">
            <text:p>100,87968581</text:p>
          </table:table-cell>
          <table:table-cell table:formula="of:=ROUND([.E5];0)" office:value-type="currency" office:currency="," office:value="101">
            <text:p>101,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formula="of:=10^([.C6]/20)" office:value-type="float" office:value="0.707945784384138">
            <text:p>0,7079457844</text:p>
          </table:table-cell>
          <table:table-cell table:formula="of:=[.D6]*[.$E$1]" office:value-type="float" office:value="89.9091146167855">
            <text:p>89,9091146168</text:p>
          </table:table-cell>
          <table:table-cell table:formula="of:=ROUND([.E6];0)" office:value-type="currency" office:currency="," office:value="90">
            <text:p>90,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formula="of:=10^([.C7]/20)" office:value-type="float" office:value="0.630957344480193">
            <text:p>0,6309573445</text:p>
          </table:table-cell>
          <table:table-cell table:formula="of:=[.D7]*[.$E$1]" office:value-type="float" office:value="80.1315827489846">
            <text:p>80,131582749</text:p>
          </table:table-cell>
          <table:table-cell table:formula="of:=ROUND([.E7];0)" office:value-type="currency" office:currency="," office:value="80">
            <text:p>80,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formula="of:=10^([.C8]/20)" office:value-type="float" office:value="0.562341325190349">
            <text:p>0,5623413252</text:p>
          </table:table-cell>
          <table:table-cell table:formula="of:=[.D8]*[.$E$1]" office:value-type="float" office:value="71.4173482991743">
            <text:p>71,4173482992</text:p>
          </table:table-cell>
          <table:table-cell table:formula="of:=ROUND([.E8];0)" office:value-type="currency" office:currency="," office:value="71">
            <text:p>71,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formula="of:=10^([.C9]/20)" office:value-type="float" office:value="0.501187233627272">
            <text:p>0,5011872336</text:p>
          </table:table-cell>
          <table:table-cell table:formula="of:=[.D9]*[.$E$1]" office:value-type="float" office:value="63.6507786706636">
            <text:p>63,6507786707</text:p>
          </table:table-cell>
          <table:table-cell table:formula="of:=ROUND([.E9];0)" office:value-type="currency" office:currency="," office:value="64">
            <text:p>64,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table:formula="of:=10^([.C10]/20)" office:value-type="float" office:value="0.446683592150963">
            <text:p>0,4466835922</text:p>
          </table:table-cell>
          <table:table-cell table:formula="of:=[.D10]*[.$E$1]" office:value-type="float" office:value="56.7288162031723">
            <text:p>56,7288162032</text:p>
          </table:table-cell>
          <table:table-cell table:formula="of:=ROUND([.E10];0)" office:value-type="currency" office:currency="," office:value="57">
            <text:p>57,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formula="of:=10^([.C11]/20)" office:value-type="float" office:value="0.398107170553497">
            <text:p>0,3981071706</text:p>
          </table:table-cell>
          <table:table-cell table:formula="of:=[.D11]*[.$E$1]" office:value-type="float" office:value="50.5596106602942">
            <text:p>50,5596106603</text:p>
          </table:table-cell>
          <table:table-cell table:formula="of:=ROUND([.E11];0)" office:value-type="currency" office:currency="," office:value="51">
            <text:p>51,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9">
            <text:p>-9</text:p>
          </table:table-cell>
          <table:table-cell table:formula="of:=10^([.C12]/20)" office:value-type="float" office:value="0.354813389233575">
            <text:p>0,3548133892</text:p>
          </table:table-cell>
          <table:table-cell table:formula="of:=[.D12]*[.$E$1]" office:value-type="float" office:value="45.0613004326641">
            <text:p>45,0613004327</text:p>
          </table:table-cell>
          <table:table-cell table:formula="of:=ROUND([.E12];0)" office:value-type="currency" office:currency="," office:value="45">
            <text:p>45,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formula="of:=10^([.C13]/20)" office:value-type="float" office:value="0.316227766016838">
            <text:p>0,316227766</text:p>
          </table:table-cell>
          <table:table-cell table:formula="of:=[.D13]*[.$E$1]" office:value-type="float" office:value="40.1609262841384">
            <text:p>40,1609262841</text:p>
          </table:table-cell>
          <table:table-cell table:formula="of:=ROUND([.E13];0)" office:value-type="currency" office:currency="," office:value="40">
            <text:p>40,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11">
            <text:p>-11</text:p>
          </table:table-cell>
          <table:table-cell table:formula="of:=10^([.C14]/20)" office:value-type="float" office:value="0.281838293126445">
            <text:p>0,2818382931</text:p>
          </table:table-cell>
          <table:table-cell table:formula="of:=[.D14]*[.$E$1]" office:value-type="float" office:value="35.7934632270586">
            <text:p>35,7934632271</text:p>
          </table:table-cell>
          <table:table-cell table:formula="of:=ROUND([.E14];0)" office:value-type="currency" office:currency="," office:value="36">
            <text:p>36,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formula="of:=10^([.C15]/20)" office:value-type="float" office:value="0.251188643150958">
            <text:p>0,2511886432</text:p>
          </table:table-cell>
          <table:table-cell table:formula="of:=[.D15]*[.$E$1]" office:value-type="float" office:value="31.9009576801717">
            <text:p>31,9009576802</text:p>
          </table:table-cell>
          <table:table-cell table:formula="of:=ROUND([.E15];0)" office:value-type="currency" office:currency="," office:value="32">
            <text:p>32,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13">
            <text:p>-13</text:p>
          </table:table-cell>
          <table:table-cell table:formula="of:=10^([.C16]/20)" office:value-type="float" office:value="0.223872113856834">
            <text:p>0,2238721139</text:p>
          </table:table-cell>
          <table:table-cell table:formula="of:=[.D16]*[.$E$1]" office:value-type="float" office:value="28.4317584598179">
            <text:p>28,4317584598</text:p>
          </table:table-cell>
          <table:table-cell table:formula="of:=ROUND([.E16];0)" office:value-type="currency" office:currency="," office:value="28">
            <text:p>28,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14">
            <text:p>-14</text:p>
          </table:table-cell>
          <table:table-cell table:formula="of:=10^([.C17]/20)" office:value-type="float" office:value="0.199526231496888">
            <text:p>0,1995262315</text:p>
          </table:table-cell>
          <table:table-cell table:formula="of:=[.D17]*[.$E$1]" office:value-type="float" office:value="25.3398314001048">
            <text:p>25,3398314001</text:p>
          </table:table-cell>
          <table:table-cell table:formula="of:=ROUND([.E17];0)" office:value-type="currency" office:currency="," office:value="25">
            <text:p>25,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15">
            <text:p>-15</text:p>
          </table:table-cell>
          <table:table-cell table:formula="of:=10^([.C18]/20)" office:value-type="float" office:value="0.177827941003892">
            <text:p>0,177827941</text:p>
          </table:table-cell>
          <table:table-cell table:formula="of:=[.D18]*[.$E$1]" office:value-type="float" office:value="22.5841485074943">
            <text:p>22,5841485075</text:p>
          </table:table-cell>
          <table:table-cell table:formula="of:=ROUND([.E18];0)" office:value-type="currency" office:currency="," office:value="23">
            <text:p>23,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formula="of:=10^([.C19]/20)" office:value-type="float" office:value="0.158489319246111">
            <text:p>0,1584893192</text:p>
          </table:table-cell>
          <table:table-cell table:formula="of:=[.D19]*[.$E$1]" office:value-type="float" office:value="20.1281435442561">
            <text:p>20,1281435443</text:p>
          </table:table-cell>
          <table:table-cell table:formula="of:=ROUND([.E19];0)" office:value-type="currency" office:currency="," office:value="20">
            <text:p>20,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17">
            <text:p>-17</text:p>
          </table:table-cell>
          <table:table-cell table:formula="of:=10^([.C20]/20)" office:value-type="float" office:value="0.141253754462275">
            <text:p>0,1412537545</text:p>
          </table:table-cell>
          <table:table-cell table:formula="of:=[.D20]*[.$E$1]" office:value-type="float" office:value="17.939226816709">
            <text:p>17,9392268167</text:p>
          </table:table-cell>
          <table:table-cell table:formula="of:=ROUND([.E20];0)" office:value-type="currency" office:currency="," office:value="18">
            <text:p>18,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18">
            <text:p>-18</text:p>
          </table:table-cell>
          <table:table-cell table:formula="of:=10^([.C21]/20)" office:value-type="float" office:value="0.125892541179417">
            <text:p>0,1258925412</text:p>
          </table:table-cell>
          <table:table-cell table:formula="of:=[.D21]*[.$E$1]" office:value-type="float" office:value="15.9883527297859">
            <text:p>15,9883527298</text:p>
          </table:table-cell>
          <table:table-cell table:formula="of:=ROUND([.E21];0)" office:value-type="currency" office:currency="," office:value="16">
            <text:p>16,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19">
            <text:p>-19</text:p>
          </table:table-cell>
          <table:table-cell table:formula="of:=10^([.C22]/20)" office:value-type="float" office:value="0.112201845430196">
            <text:p>0,1122018454</text:p>
          </table:table-cell>
          <table:table-cell table:formula="of:=[.D22]*[.$E$1]" office:value-type="float" office:value="14.2496343696349">
            <text:p>14,2496343696</text:p>
          </table:table-cell>
          <table:table-cell table:formula="of:=ROUND([.E22];0)" office:value-type="currency" office:currency="," office:value="14">
            <text:p>14,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20">
            <text:p>-20</text:p>
          </table:table-cell>
          <table:table-cell table:formula="of:=10^([.C23]/20)" office:value-type="float" office:value="0.1">
            <text:p>0,1</text:p>
          </table:table-cell>
          <table:table-cell table:formula="of:=[.D23]*[.$E$1]" office:value-type="float" office:value="12.7">
            <text:p>12,7</text:p>
          </table:table-cell>
          <table:table-cell table:formula="of:=ROUND([.E23];0)" office:value-type="currency" office:currency="," office:value="13">
            <text:p>13,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21">
            <text:p>-21</text:p>
          </table:table-cell>
          <table:table-cell table:formula="of:=10^([.C24]/20)" office:value-type="float" office:value="0.0891250938133745">
            <text:p>0,0891250938</text:p>
          </table:table-cell>
          <table:table-cell table:formula="of:=[.D24]*[.$E$1]" office:value-type="float" office:value="11.3188869142986">
            <text:p>11,3188869143</text:p>
          </table:table-cell>
          <table:table-cell table:formula="of:=ROUND([.E24];0)" office:value-type="currency" office:currency="," office:value="11">
            <text:p>11,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22">
            <text:p>-22</text:p>
          </table:table-cell>
          <table:table-cell table:formula="of:=10^([.C25]/20)" office:value-type="float" office:value="0.0794328234724281">
            <text:p>0,0794328235</text:p>
          </table:table-cell>
          <table:table-cell table:formula="of:=[.D25]*[.$E$1]" office:value-type="float" office:value="10.0879685809984">
            <text:p>10,087968581</text:p>
          </table:table-cell>
          <table:table-cell table:formula="of:=ROUND([.E25];0)" office:value-type="currency" office:currency="," office:value="10">
            <text:p>10,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23">
            <text:p>-23</text:p>
          </table:table-cell>
          <table:table-cell table:formula="of:=10^([.C26]/20)" office:value-type="float" office:value="0.0707945784384138">
            <text:p>0,0707945784</text:p>
          </table:table-cell>
          <table:table-cell table:formula="of:=[.D26]*[.$E$1]" office:value-type="float" office:value="8.99091146167855">
            <text:p>8,9909114617</text:p>
          </table:table-cell>
          <table:table-cell table:formula="of:=ROUND([.E26];0)" office:value-type="currency" office:currency="," office:value="9">
            <text:p>9,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24">
            <text:p>-24</text:p>
          </table:table-cell>
          <table:table-cell table:formula="of:=10^([.C27]/20)" office:value-type="float" office:value="0.0630957344480193">
            <text:p>0,0630957344</text:p>
          </table:table-cell>
          <table:table-cell table:formula="of:=[.D27]*[.$E$1]" office:value-type="float" office:value="8.01315827489846">
            <text:p>8,0131582749</text:p>
          </table:table-cell>
          <table:table-cell table:formula="of:=ROUND([.E27];0)" office:value-type="currency" office:currency="," office:value="8">
            <text:p>8,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25">
            <text:p>-25</text:p>
          </table:table-cell>
          <table:table-cell table:formula="of:=10^([.C28]/20)" office:value-type="float" office:value="0.0562341325190349">
            <text:p>0,0562341325</text:p>
          </table:table-cell>
          <table:table-cell table:formula="of:=[.D28]*[.$E$1]" office:value-type="float" office:value="7.14173482991743">
            <text:p>7,1417348299</text:p>
          </table:table-cell>
          <table:table-cell table:formula="of:=ROUND([.E28];0)" office:value-type="currency" office:currency="," office:value="7">
            <text:p>7,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  <table:table-cell table:formula="of:=10^([.C29]/20)" office:value-type="float" office:value="0.0501187233627272">
            <text:p>0,0501187234</text:p>
          </table:table-cell>
          <table:table-cell table:formula="of:=[.D29]*[.$E$1]" office:value-type="float" office:value="6.36507786706636">
            <text:p>6,3650778671</text:p>
          </table:table-cell>
          <table:table-cell table:formula="of:=ROUND([.E29];0)" office:value-type="currency" office:currency="," office:value="6">
            <text:p>6,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27">
            <text:p>-27</text:p>
          </table:table-cell>
          <table:table-cell table:formula="of:=10^([.C30]/20)" office:value-type="float" office:value="0.0446683592150963">
            <text:p>0,0446683592</text:p>
          </table:table-cell>
          <table:table-cell table:formula="of:=[.D30]*[.$E$1]" office:value-type="float" office:value="5.67288162031723">
            <text:p>5,6728816203</text:p>
          </table:table-cell>
          <table:table-cell table:formula="of:=ROUND([.E30];0)" office:value-type="currency" office:currency="," office:value="6">
            <text:p>6,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table:formula="of:=10^([.C31]/20)" office:value-type="float" office:value="0.0398107170553497">
            <text:p>0,0398107171</text:p>
          </table:table-cell>
          <table:table-cell table:formula="of:=[.D31]*[.$E$1]" office:value-type="float" office:value="5.05596106602942">
            <text:p>5,055961066</text:p>
          </table:table-cell>
          <table:table-cell table:formula="of:=ROUND([.E31];0)" office:value-type="currency" office:currency="," office:value="5">
            <text:p>5,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table:formula="of:=10^([.C32]/20)" office:value-type="float" office:value="0.0354813389233575">
            <text:p>0,0354813389</text:p>
          </table:table-cell>
          <table:table-cell table:formula="of:=[.D32]*[.$E$1]" office:value-type="float" office:value="4.50613004326641">
            <text:p>4,5061300433</text:p>
          </table:table-cell>
          <table:table-cell table:formula="of:=ROUND([.E32];0)" office:value-type="currency" office:currency="," office:value="5">
            <text:p>5,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30">
            <text:p>-30</text:p>
          </table:table-cell>
          <table:table-cell table:formula="of:=10^([.C33]/20)" office:value-type="float" office:value="0.0316227766016838">
            <text:p>0,0316227766</text:p>
          </table:table-cell>
          <table:table-cell table:formula="of:=[.D33]*[.$E$1]" office:value-type="float" office:value="4.01609262841384">
            <text:p>4,0160926284</text:p>
          </table:table-cell>
          <table:table-cell table:formula="of:=ROUND([.E33];0)" office:value-type="currency" office:currency="," office:value="4">
            <text:p>4,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table:formula="of:=10^([.C34]/20)" office:value-type="float" office:value="0.0281838293126445">
            <text:p>0,0281838293</text:p>
          </table:table-cell>
          <table:table-cell table:formula="of:=[.D34]*[.$E$1]" office:value-type="float" office:value="3.57934632270586">
            <text:p>3,5793463227</text:p>
          </table:table-cell>
          <table:table-cell table:formula="of:=ROUND([.E34];0)" office:value-type="currency" office:currency="," office:value="4">
            <text:p>4,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table:formula="of:=10^([.C35]/20)" office:value-type="float" office:value="0.0251188643150958">
            <text:p>0,0251188643</text:p>
          </table:table-cell>
          <table:table-cell table:formula="of:=[.D35]*[.$E$1]" office:value-type="float" office:value="3.19009576801717">
            <text:p>3,190095768</text:p>
          </table:table-cell>
          <table:table-cell table:formula="of:=ROUND([.E35];0)" office:value-type="currency" office:currency="," office:value="3">
            <text:p>3,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33">
            <text:p>-33</text:p>
          </table:table-cell>
          <table:table-cell table:formula="of:=10^([.C36]/20)" office:value-type="float" office:value="0.0223872113856834">
            <text:p>0,0223872114</text:p>
          </table:table-cell>
          <table:table-cell table:formula="of:=[.D36]*[.$E$1]" office:value-type="float" office:value="2.84317584598179">
            <text:p>2,843175846</text:p>
          </table:table-cell>
          <table:table-cell table:formula="of:=ROUND([.E36];0)" office:value-type="currency" office:currency="," office:value="3">
            <text:p>3,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34">
            <text:p>-34</text:p>
          </table:table-cell>
          <table:table-cell table:formula="of:=10^([.C37]/20)" office:value-type="float" office:value="0.0199526231496888">
            <text:p>0,0199526231</text:p>
          </table:table-cell>
          <table:table-cell table:formula="of:=[.D37]*[.$E$1]" office:value-type="float" office:value="2.53398314001048">
            <text:p>2,53398314</text:p>
          </table:table-cell>
          <table:table-cell table:formula="of:=ROUND([.E37];0)" office:value-type="currency" office:currency="," office:value="3">
            <text:p>3,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  <table:table-cell table:formula="of:=10^([.C38]/20)" office:value-type="float" office:value="0.0177827941003892">
            <text:p>0,0177827941</text:p>
          </table:table-cell>
          <table:table-cell table:formula="of:=[.D38]*[.$E$1]" office:value-type="float" office:value="2.25841485074943">
            <text:p>2,2584148507</text:p>
          </table:table-cell>
          <table:table-cell table:formula="of:=ROUND([.E38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  <table:table-cell table:formula="of:=10^([.C39]/20)" office:value-type="float" office:value="0.0158489319246111">
            <text:p>0,0158489319</text:p>
          </table:table-cell>
          <table:table-cell table:formula="of:=[.D39]*[.$E$1]" office:value-type="float" office:value="2.01281435442561">
            <text:p>2,0128143544</text:p>
          </table:table-cell>
          <table:table-cell table:formula="of:=ROUND([.E39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37">
            <text:p>-37</text:p>
          </table:table-cell>
          <table:table-cell table:formula="of:=10^([.C40]/20)" office:value-type="float" office:value="0.0141253754462275">
            <text:p>0,0141253754</text:p>
          </table:table-cell>
          <table:table-cell table:formula="of:=[.D40]*[.$E$1]" office:value-type="float" office:value="1.7939226816709">
            <text:p>1,7939226817</text:p>
          </table:table-cell>
          <table:table-cell table:formula="of:=ROUND([.E40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38">
            <text:p>-38</text:p>
          </table:table-cell>
          <table:table-cell table:formula="of:=10^([.C41]/20)" office:value-type="float" office:value="0.0125892541179417">
            <text:p>0,0125892541</text:p>
          </table:table-cell>
          <table:table-cell table:formula="of:=[.D41]*[.$E$1]" office:value-type="float" office:value="1.59883527297859">
            <text:p>1,598835273</text:p>
          </table:table-cell>
          <table:table-cell table:formula="of:=ROUND([.E41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  <table:table-cell table:formula="of:=10^([.C42]/20)" office:value-type="float" office:value="0.0112201845430196">
            <text:p>0,0112201845</text:p>
          </table:table-cell>
          <table:table-cell table:formula="of:=[.D42]*[.$E$1]" office:value-type="float" office:value="1.42496343696349">
            <text:p>1,424963437</text:p>
          </table:table-cell>
          <table:table-cell table:formula="of:=ROUND([.E42];0)" office:value-type="currency" office:currency="," office:value="1">
            <text:p>1,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formula="of:=10^([.C43]/20)" office:value-type="float" office:value="0.01">
            <text:p>0,01</text:p>
          </table:table-cell>
          <table:table-cell table:formula="of:=[.D43]*[.$E$1]" office:value-type="float" office:value="1.27">
            <text:p>1,27</text:p>
          </table:table-cell>
          <table:table-cell table:formula="of:=ROUND([.E43];0)" office:value-type="currency" office:currency="," office:value="1">
            <text:p>1,</text:p>
          </table:table-cell>
        </table:table-row>
        <table:table-row table:style-name="ro1">
          <table:table-cell table:number-columns-repeated="5"/>
          <table:table-cell table:style-name="Default" office:value-type="string">
            <text:p>};</text:p>
          </table:table-cell>
        </table:table-row>
      </table:table>
      <table:table table:name="14bit volum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 table:number-columns-repeated="4"/>
          <table:table-cell table:formula="of:=(2^14)-1" office:value-type="float" office:value="16383">
            <text:p>16383</text:p>
          </table:table-cell>
          <table:table-cell table:formula="of:=(2^23)-1" office:value-type="float" office:value="8388607">
            <text:p>8388607</text:p>
          </table:table-cell>
          <table:table-cell office:value-type="string">
            <text:p>const uint16_t volumeLookUp [128] =</text:p>
          </table:table-cell>
          <table:table-cell office:value-type="string">
            <text:p>const uint32_t volumeLookUp [128] =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 office:value-type="string">
            <text:p>q14</text:p>
          </table:table-cell>
          <table:table-cell office:value-type="string">
            <text:p>q23</text:p>
          </table:table-cell>
          <table:table-cell table:number-columns-repeated="2" office:value-type="string">
            <text:p>{</text:p>
          </table:table-cell>
          <table:table-cell table:number-columns-repeated="3"/>
          <table:table-cell office:value-type="string">
            <text:p>1/256dB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16383">
            <text:p>16383</text:p>
          </table:table-cell>
          <table:table-cell table:formula="of:=[.D3]*[.$F$1]" office:value-type="float" office:value="8388607">
            <text:p>8388607</text:p>
          </table:table-cell>
          <table:table-cell table:style-name="ce1" table:formula="of:=ROUND([.E3];0)" office:value-type="currency" office:currency="," office:value="16383">
            <text:p>16383,</text:p>
          </table:table-cell>
          <table:table-cell table:style-name="ce1" table:formula="of:=ROUND([.F3];0)" office:value-type="currency" office:currency="," office:value="8388607">
            <text:p>838860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formula="of:=10^([.C4]/20)" office:value-type="float" office:value="0.944060876285923">
            <text:p>0,9440608763</text:p>
          </table:table-cell>
          <table:table-cell table:formula="of:=[.D4]*[.$E$1]" office:value-type="float" office:value="15466.5493361923">
            <text:p>15466,5493361923</text:p>
          </table:table-cell>
          <table:table-cell table:formula="of:=[.D4]*[.$F$1]" office:value-type="float" office:value="7919355.67523823">
            <text:p>7919355,67523823</text:p>
          </table:table-cell>
          <table:table-cell table:style-name="ce1" table:formula="of:=ROUND([.E4];0)" office:value-type="currency" office:currency="," office:value="15467">
            <text:p>15467,</text:p>
          </table:table-cell>
          <table:table-cell table:style-name="ce1" table:formula="of:=ROUND([.F4];0)" office:value-type="currency" office:currency="," office:value="7919356">
            <text:p>791935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10^([.C5]/20)" office:value-type="float" office:value="0.891250938133746">
            <text:p>0,8912509381</text:p>
          </table:table-cell>
          <table:table-cell table:formula="of:=[.D5]*[.$E$1]" office:value-type="float" office:value="14601.3641194452">
            <text:p>14601,3641194452</text:p>
          </table:table-cell>
          <table:table-cell table:formula="of:=[.D5]*[.$F$1]" office:value-type="float" office:value="7476353.8583853">
            <text:p>7476353,8583853</text:p>
          </table:table-cell>
          <table:table-cell table:style-name="ce1" table:formula="of:=ROUND([.E5];0)" office:value-type="currency" office:currency="," office:value="14601">
            <text:p>14601,</text:p>
          </table:table-cell>
          <table:table-cell table:style-name="ce1" table:formula="of:=ROUND([.F5];0)" office:value-type="currency" office:currency="," office:value="7476354">
            <text:p>747635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-1.5">
            <text:p>-1,5</text:p>
          </table:table-cell>
          <table:table-cell table:formula="of:=10^([.C6]/20)" office:value-type="float" office:value="0.841395141645195">
            <text:p>0,8413951416</text:p>
          </table:table-cell>
          <table:table-cell table:formula="of:=[.D6]*[.$E$1]" office:value-type="float" office:value="13784.5766055732">
            <text:p>13784,5766055732</text:p>
          </table:table-cell>
          <table:table-cell table:formula="of:=[.D6]*[.$F$1]" office:value-type="float" office:value="7058133.17497088">
            <text:p>7058133,17497088</text:p>
          </table:table-cell>
          <table:table-cell table:style-name="ce1" table:formula="of:=ROUND([.E6];0)" office:value-type="currency" office:currency="," office:value="13785">
            <text:p>13785,</text:p>
          </table:table-cell>
          <table:table-cell table:style-name="ce1" table:formula="of:=ROUND([.F6];0)" office:value-type="currency" office:currency="," office:value="7058133">
            <text:p>705813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formula="of:=10^([.C7]/20)" office:value-type="float" office:value="0.794328234724282">
            <text:p>0,7943282347</text:p>
          </table:table-cell>
          <table:table-cell table:formula="of:=[.D7]*[.$E$1]" office:value-type="float" office:value="13013.4794694879">
            <text:p>13013,4794694879</text:p>
          </table:table-cell>
          <table:table-cell table:formula="of:=[.D7]*[.$F$1]" office:value-type="float" office:value="6663307.39010575">
            <text:p>6663307,39010575</text:p>
          </table:table-cell>
          <table:table-cell table:style-name="ce1" table:formula="of:=ROUND([.E7];0)" office:value-type="currency" office:currency="," office:value="13013">
            <text:p>13013,</text:p>
          </table:table-cell>
          <table:table-cell table:style-name="ce1" table:formula="of:=ROUND([.F7];0)" office:value-type="currency" office:currency="," office:value="6663307">
            <text:p>666330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-2.5">
            <text:p>-2,5</text:p>
          </table:table-cell>
          <table:table-cell table:formula="of:=10^([.C8]/20)" office:value-type="float" office:value="0.749894209332456">
            <text:p>0,7498942093</text:p>
          </table:table-cell>
          <table:table-cell table:formula="of:=[.D8]*[.$E$1]" office:value-type="float" office:value="12285.5168314936">
            <text:p>12285,5168314936</text:p>
          </table:table-cell>
          <table:table-cell table:formula="of:=[.D8]*[.$F$1]" office:value-type="float" office:value="6290567.81366571">
            <text:p>6290567,81366571</text:p>
          </table:table-cell>
          <table:table-cell table:style-name="ce1" table:formula="of:=ROUND([.E8];0)" office:value-type="currency" office:currency="," office:value="12286">
            <text:p>12286,</text:p>
          </table:table-cell>
          <table:table-cell table:style-name="ce1" table:formula="of:=ROUND([.F8];0)" office:value-type="currency" office:currency="," office:value="6290568">
            <text:p>629056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formula="of:=10^([.C9]/20)" office:value-type="float" office:value="0.707945784384138">
            <text:p>0,7079457844</text:p>
          </table:table-cell>
          <table:table-cell table:formula="of:=[.D9]*[.$E$1]" office:value-type="float" office:value="11598.2757855653">
            <text:p>11598,2757855653</text:p>
          </table:table-cell>
          <table:table-cell table:formula="of:=[.D9]*[.$F$1]" office:value-type="float" office:value="5938678.96250527">
            <text:p>5938678,96250527</text:p>
          </table:table-cell>
          <table:table-cell table:style-name="ce1" table:formula="of:=ROUND([.E9];0)" office:value-type="currency" office:currency="," office:value="11598">
            <text:p>11598,</text:p>
          </table:table-cell>
          <table:table-cell table:style-name="ce1" table:formula="of:=ROUND([.F9];0)" office:value-type="currency" office:currency="," office:value="5938679">
            <text:p>593867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-3.5">
            <text:p>-3,5</text:p>
          </table:table-cell>
          <table:table-cell table:formula="of:=10^([.C10]/20)" office:value-type="float" office:value="0.668343917568615">
            <text:p>0,6683439176</text:p>
          </table:table-cell>
          <table:table-cell table:formula="of:=[.D10]*[.$E$1]" office:value-type="float" office:value="10949.4784015266">
            <text:p>10949,4784015266</text:p>
          </table:table-cell>
          <table:table-cell table:formula="of:=[.D10]*[.$F$1]" office:value-type="float" office:value="5606474.4653235">
            <text:p>5606474,4653235</text:p>
          </table:table-cell>
          <table:table-cell table:style-name="ce1" table:formula="of:=ROUND([.E10];0)" office:value-type="currency" office:currency="," office:value="10949">
            <text:p>10949,</text:p>
          </table:table-cell>
          <table:table-cell table:style-name="ce1" table:formula="of:=ROUND([.F10];0)" office:value-type="currency" office:currency="," office:value="5606474">
            <text:p>560647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formula="of:=10^([.C11]/20)" office:value-type="float" office:value="0.630957344480193">
            <text:p>0,6309573445</text:p>
          </table:table-cell>
          <table:table-cell table:formula="of:=[.D11]*[.$E$1]" office:value-type="float" office:value="10336.974174619">
            <text:p>10336,974174619</text:p>
          </table:table-cell>
          <table:table-cell table:formula="of:=[.D11]*[.$F$1]" office:value-type="float" office:value="5292853.19660796">
            <text:p>5292853,19660796</text:p>
          </table:table-cell>
          <table:table-cell table:style-name="ce1" table:formula="of:=ROUND([.E11];0)" office:value-type="currency" office:currency="," office:value="10337">
            <text:p>10337,</text:p>
          </table:table-cell>
          <table:table-cell table:style-name="ce1" table:formula="of:=ROUND([.F11];0)" office:value-type="currency" office:currency="," office:value="5292853">
            <text:p>529285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-4.5">
            <text:p>-4,5</text:p>
          </table:table-cell>
          <table:table-cell table:formula="of:=10^([.C12]/20)" office:value-type="float" office:value="0.59566214352901">
            <text:p>0,5956621435</text:p>
          </table:table-cell>
          <table:table-cell table:formula="of:=[.D12]*[.$E$1]" office:value-type="float" office:value="9758.73289743578">
            <text:p>9758,7328974358</text:p>
          </table:table-cell>
          <table:table-cell table:formula="of:=[.D12]*[.$F$1]" office:value-type="float" office:value="4996775.62684246">
            <text:p>4996775,62684246</text:p>
          </table:table-cell>
          <table:table-cell table:style-name="ce1" table:formula="of:=ROUND([.E12];0)" office:value-type="currency" office:currency="," office:value="9759">
            <text:p>9759,</text:p>
          </table:table-cell>
          <table:table-cell table:style-name="ce1" table:formula="of:=ROUND([.F12];0)" office:value-type="currency" office:currency="," office:value="4996776">
            <text:p>499677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formula="of:=10^([.C13]/20)" office:value-type="float" office:value="0.562341325190349">
            <text:p>0,5623413252</text:p>
          </table:table-cell>
          <table:table-cell table:formula="of:=[.D13]*[.$E$1]" office:value-type="float" office:value="9212.83793059349">
            <text:p>9212,8379305935</text:p>
          </table:table-cell>
          <table:table-cell table:formula="of:=[.D13]*[.$F$1]" office:value-type="float" office:value="4717260.37688104">
            <text:p>4717260,37688104</text:p>
          </table:table-cell>
          <table:table-cell table:style-name="ce1" table:formula="of:=ROUND([.E13];0)" office:value-type="currency" office:currency="," office:value="9213">
            <text:p>9213,</text:p>
          </table:table-cell>
          <table:table-cell table:style-name="ce1" table:formula="of:=ROUND([.F13];0)" office:value-type="currency" office:currency="," office:value="4717260">
            <text:p>471726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-5.5">
            <text:p>-5,5</text:p>
          </table:table-cell>
          <table:table-cell table:formula="of:=10^([.C14]/20)" office:value-type="float" office:value="0.530884444230988">
            <text:p>0,5308844442</text:p>
          </table:table-cell>
          <table:table-cell table:formula="of:=[.D14]*[.$E$1]" office:value-type="float" office:value="8697.47984983628">
            <text:p>8697,4798498363</text:p>
          </table:table-cell>
          <table:table-cell table:formula="of:=[.D14]*[.$F$1]" office:value-type="float" office:value="4453380.96506718">
            <text:p>4453380,96506718</text:p>
          </table:table-cell>
          <table:table-cell table:style-name="ce1" table:formula="of:=ROUND([.E14];0)" office:value-type="currency" office:currency="," office:value="8697">
            <text:p>8697,</text:p>
          </table:table-cell>
          <table:table-cell table:style-name="ce1" table:formula="of:=ROUND([.F14];0)" office:value-type="currency" office:currency="," office:value="4453381">
            <text:p>445338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table:formula="of:=10^([.C15]/20)" office:value-type="float" office:value="0.501187233627272">
            <text:p>0,5011872336</text:p>
          </table:table-cell>
          <table:table-cell table:formula="of:=[.D15]*[.$E$1]" office:value-type="float" office:value="8210.9504485156">
            <text:p>8210,9504485156</text:p>
          </table:table-cell>
          <table:table-cell table:formula="of:=[.D15]*[.$F$1]" office:value-type="float" office:value="4204262.73631637">
            <text:p>4204262,73631637</text:p>
          </table:table-cell>
          <table:table-cell table:style-name="ce1" table:formula="of:=ROUND([.E15];0)" office:value-type="currency" office:currency="," office:value="8211">
            <text:p>8211,</text:p>
          </table:table-cell>
          <table:table-cell table:style-name="ce1" table:formula="of:=ROUND([.F15];0)" office:value-type="currency" office:currency="," office:value="4204263">
            <text:p>420426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-6.5">
            <text:p>-6,5</text:p>
          </table:table-cell>
          <table:table-cell table:formula="of:=10^([.C16]/20)" office:value-type="float" office:value="0.47315125896148">
            <text:p>0,473151259</text:p>
          </table:table-cell>
          <table:table-cell table:formula="of:=[.D16]*[.$E$1]" office:value-type="float" office:value="7751.63707556593">
            <text:p>7751,6370755659</text:p>
          </table:table-cell>
          <table:table-cell table:formula="of:=[.D16]*[.$F$1]" office:value-type="float" office:value="3969079.96298309">
            <text:p>3969079,96298309</text:p>
          </table:table-cell>
          <table:table-cell table:style-name="ce1" table:formula="of:=ROUND([.E16];0)" office:value-type="currency" office:currency="," office:value="7752">
            <text:p>7752,</text:p>
          </table:table-cell>
          <table:table-cell table:style-name="ce1" table:formula="of:=ROUND([.F16];0)" office:value-type="currency" office:currency="," office:value="3969080">
            <text:p>396908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table:formula="of:=10^([.C17]/20)" office:value-type="float" office:value="0.446683592150963">
            <text:p>0,4466835922</text:p>
          </table:table-cell>
          <table:table-cell table:formula="of:=[.D17]*[.$E$1]" office:value-type="float" office:value="7318.01729020923">
            <text:p>7318,0172902092</text:p>
          </table:table-cell>
          <table:table-cell table:formula="of:=[.D17]*[.$F$1]" office:value-type="float" office:value="3747053.10790271">
            <text:p>3747053,10790271</text:p>
          </table:table-cell>
          <table:table-cell table:style-name="ce1" table:formula="of:=ROUND([.E17];0)" office:value-type="currency" office:currency="," office:value="7318">
            <text:p>7318,</text:p>
          </table:table-cell>
          <table:table-cell table:style-name="ce1" table:formula="of:=ROUND([.F17];0)" office:value-type="currency" office:currency="," office:value="3747053">
            <text:p>374705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-7.5">
            <text:p>-7,5</text:p>
          </table:table-cell>
          <table:table-cell table:formula="of:=10^([.C18]/20)" office:value-type="float" office:value="0.421696503428582">
            <text:p>0,4216965034</text:p>
          </table:table-cell>
          <table:table-cell table:formula="of:=[.D18]*[.$E$1]" office:value-type="float" office:value="6908.65381567046">
            <text:p>6908,6538156705</text:p>
          </table:table-cell>
          <table:table-cell table:formula="of:=[.D18]*[.$F$1]" office:value-type="float" office:value="3537446.24053653">
            <text:p>3537446,24053653</text:p>
          </table:table-cell>
          <table:table-cell table:style-name="ce1" table:formula="of:=ROUND([.E18];0)" office:value-type="currency" office:currency="," office:value="6909">
            <text:p>6909,</text:p>
          </table:table-cell>
          <table:table-cell table:style-name="ce1" table:formula="of:=ROUND([.F18];0)" office:value-type="currency" office:currency="," office:value="3537446">
            <text:p>353744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table:formula="of:=10^([.C19]/20)" office:value-type="float" office:value="0.398107170553497">
            <text:p>0,3981071706</text:p>
          </table:table-cell>
          <table:table-cell table:formula="of:=[.D19]*[.$E$1]" office:value-type="float" office:value="6522.18977517794">
            <text:p>6522,189775178</text:p>
          </table:table-cell>
          <table:table-cell table:formula="of:=[.D19]*[.$F$1]" office:value-type="float" office:value="3339564.59765526">
            <text:p>3339564,59765526</text:p>
          </table:table-cell>
          <table:table-cell table:style-name="ce1" table:formula="of:=ROUND([.E19];0)" office:value-type="currency" office:currency="," office:value="6522">
            <text:p>6522,</text:p>
          </table:table-cell>
          <table:table-cell table:style-name="ce1" table:formula="of:=ROUND([.F19];0)" office:value-type="currency" office:currency="," office:value="3339565">
            <text:p>333956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-8.5">
            <text:p>-8,5</text:p>
          </table:table-cell>
          <table:table-cell table:formula="of:=10^([.C20]/20)" office:value-type="float" office:value="0.375837404288444">
            <text:p>0,3758374043</text:p>
          </table:table-cell>
          <table:table-cell table:formula="of:=[.D20]*[.$E$1]" office:value-type="float" office:value="6157.34419445758">
            <text:p>6157,3441944576</text:p>
          </table:table-cell>
          <table:table-cell table:formula="of:=[.D20]*[.$F$1]" office:value-type="float" office:value="3152752.28047587">
            <text:p>3152752,28047587</text:p>
          </table:table-cell>
          <table:table-cell table:style-name="ce1" table:formula="of:=ROUND([.E20];0)" office:value-type="currency" office:currency="," office:value="6157">
            <text:p>6157,</text:p>
          </table:table-cell>
          <table:table-cell table:style-name="ce1" table:formula="of:=ROUND([.F20];0)" office:value-type="currency" office:currency="," office:value="3152752">
            <text:p>315275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table:formula="of:=10^([.C21]/20)" office:value-type="float" office:value="0.354813389233575">
            <text:p>0,3548133892</text:p>
          </table:table-cell>
          <table:table-cell table:formula="of:=[.D21]*[.$E$1]" office:value-type="float" office:value="5812.90775581367">
            <text:p>5812,9077558137</text:p>
          </table:table-cell>
          <table:table-cell table:formula="of:=[.D21]*[.$F$1]" office:value-type="float" office:value="2976390.0806185">
            <text:p>2976390,0806185</text:p>
          </table:table-cell>
          <table:table-cell table:style-name="ce1" table:formula="of:=ROUND([.E21];0)" office:value-type="currency" office:currency="," office:value="5813">
            <text:p>5813,</text:p>
          </table:table-cell>
          <table:table-cell table:style-name="ce1" table:formula="of:=ROUND([.F21];0)" office:value-type="currency" office:currency="," office:value="2976390">
            <text:p>297639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-9.5">
            <text:p>-9,5</text:p>
          </table:table-cell>
          <table:table-cell table:formula="of:=10^([.C22]/20)" office:value-type="float" office:value="0.334965439157828">
            <text:p>0,3349654392</text:p>
          </table:table-cell>
          <table:table-cell table:formula="of:=[.D22]*[.$E$1]" office:value-type="float" office:value="5487.73878972269">
            <text:p>5487,7387897227</text:p>
          </table:table-cell>
          <table:table-cell table:formula="of:=[.D22]*[.$F$1]" office:value-type="float" office:value="2809893.42767743">
            <text:p>2809893,42767743</text:p>
          </table:table-cell>
          <table:table-cell table:style-name="ce1" table:formula="of:=ROUND([.E22];0)" office:value-type="currency" office:currency="," office:value="5488">
            <text:p>5488,</text:p>
          </table:table-cell>
          <table:table-cell table:style-name="ce1" table:formula="of:=ROUND([.F22];0)" office:value-type="currency" office:currency="," office:value="2809893">
            <text:p>280989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table:formula="of:=10^([.C23]/20)" office:value-type="float" office:value="0.316227766016838">
            <text:p>0,316227766</text:p>
          </table:table-cell>
          <table:table-cell table:formula="of:=[.D23]*[.$E$1]" office:value-type="float" office:value="5180.75949065386">
            <text:p>5180,7594906539</text:p>
          </table:table-cell>
          <table:table-cell table:formula="of:=[.D23]*[.$F$1]" office:value-type="float" office:value="2652710.45160321">
            <text:p>2652710,45160321</text:p>
          </table:table-cell>
          <table:table-cell table:style-name="ce1" table:formula="of:=ROUND([.E23];0)" office:value-type="currency" office:currency="," office:value="5181">
            <text:p>5181,</text:p>
          </table:table-cell>
          <table:table-cell table:style-name="ce1" table:formula="of:=ROUND([.F23];0)" office:value-type="currency" office:currency="," office:value="2652710">
            <text:p>265271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-10.5">
            <text:p>-10,5</text:p>
          </table:table-cell>
          <table:table-cell table:formula="of:=10^([.C24]/20)" office:value-type="float" office:value="0.298538261891796">
            <text:p>0,2985382619</text:p>
          </table:table-cell>
          <table:table-cell table:formula="of:=[.D24]*[.$E$1]" office:value-type="float" office:value="4890.95234457329">
            <text:p>4890,9523445733</text:p>
          </table:table-cell>
          <table:table-cell table:formula="of:=[.D24]*[.$F$1]" office:value-type="float" office:value="2504320.15347335">
            <text:p>2504320,15347335</text:p>
          </table:table-cell>
          <table:table-cell table:style-name="ce1" table:formula="of:=ROUND([.E24];0)" office:value-type="currency" office:currency="," office:value="4891">
            <text:p>4891,</text:p>
          </table:table-cell>
          <table:table-cell table:style-name="ce1" table:formula="of:=ROUND([.F24];0)" office:value-type="currency" office:currency="," office:value="2504320">
            <text:p>250432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formula="of:=10^([.C25]/20)" office:value-type="float" office:value="0.281838293126445">
            <text:p>0,2818382931</text:p>
          </table:table-cell>
          <table:table-cell table:formula="of:=[.D25]*[.$E$1]" office:value-type="float" office:value="4617.35675629055">
            <text:p>4617,3567562906</text:p>
          </table:table-cell>
          <table:table-cell table:formula="of:=[.D25]*[.$F$1]" office:value-type="float" office:value="2364230.67858855">
            <text:p>2364230,67858855</text:p>
          </table:table-cell>
          <table:table-cell table:style-name="ce1" table:formula="of:=ROUND([.E25];0)" office:value-type="currency" office:currency="," office:value="4617">
            <text:p>4617,</text:p>
          </table:table-cell>
          <table:table-cell table:style-name="ce1" table:formula="of:=ROUND([.F25];0)" office:value-type="currency" office:currency="," office:value="2364231">
            <text:p>236423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-11.5">
            <text:p>-11,5</text:p>
          </table:table-cell>
          <table:table-cell table:formula="of:=10^([.C26]/20)" office:value-type="float" office:value="0.266072505979881">
            <text:p>0,266072506</text:p>
          </table:table-cell>
          <table:table-cell table:formula="of:=[.D26]*[.$E$1]" office:value-type="float" office:value="4359.06586546839">
            <text:p>4359,0658654684</text:p>
          </table:table-cell>
          <table:table-cell table:formula="of:=[.D26]*[.$F$1]" office:value-type="float" office:value="2231977.68617037">
            <text:p>2231977,68617037</text:p>
          </table:table-cell>
          <table:table-cell table:style-name="ce1" table:formula="of:=ROUND([.E26];0)" office:value-type="currency" office:currency="," office:value="4359">
            <text:p>4359,</text:p>
          </table:table-cell>
          <table:table-cell table:style-name="ce1" table:formula="of:=ROUND([.F26];0)" office:value-type="currency" office:currency="," office:value="2231978">
            <text:p>223197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table:formula="of:=10^([.C27]/20)" office:value-type="float" office:value="0.251188643150958">
            <text:p>0,2511886432</text:p>
          </table:table-cell>
          <table:table-cell table:formula="of:=[.D27]*[.$E$1]" office:value-type="float" office:value="4115.22354074215">
            <text:p>4115,2235407422</text:p>
          </table:table-cell>
          <table:table-cell table:formula="of:=[.D27]*[.$F$1]" office:value-type="float" office:value="2107122.81025663">
            <text:p>2107122,81025663</text:p>
          </table:table-cell>
          <table:table-cell table:style-name="ce1" table:formula="of:=ROUND([.E27];0)" office:value-type="currency" office:currency="," office:value="4115">
            <text:p>4115,</text:p>
          </table:table-cell>
          <table:table-cell table:style-name="ce1" table:formula="of:=ROUND([.F27];0)" office:value-type="currency" office:currency="," office:value="2107123">
            <text:p>210712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-12.5">
            <text:p>-12,5</text:p>
          </table:table-cell>
          <table:table-cell table:formula="of:=10^([.C28]/20)" office:value-type="float" office:value="0.237137370566165">
            <text:p>0,2371373706</text:p>
          </table:table-cell>
          <table:table-cell table:formula="of:=[.D28]*[.$E$1]" office:value-type="float" office:value="3885.02154198549">
            <text:p>3885,0215419855</text:p>
          </table:table-cell>
          <table:table-cell table:formula="of:=[.D28]*[.$F$1]" office:value-type="float" office:value="1989252.20669293">
            <text:p>1989252,20669293</text:p>
          </table:table-cell>
          <table:table-cell table:style-name="ce1" table:formula="of:=ROUND([.E28];0)" office:value-type="currency" office:currency="," office:value="3885">
            <text:p>3885,</text:p>
          </table:table-cell>
          <table:table-cell table:style-name="ce1" table:formula="of:=ROUND([.F28];0)" office:value-type="currency" office:currency="," office:value="1989252">
            <text:p>198925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-13">
            <text:p>-13</text:p>
          </table:table-cell>
          <table:table-cell table:formula="of:=10^([.C29]/20)" office:value-type="float" office:value="0.223872113856834">
            <text:p>0,2238721139</text:p>
          </table:table-cell>
          <table:table-cell table:formula="of:=[.D29]*[.$E$1]" office:value-type="float" office:value="3667.69684131651">
            <text:p>3667,6968413165</text:p>
          </table:table-cell>
          <table:table-cell table:formula="of:=[.D29]*[.$F$1]" office:value-type="float" office:value="1877975.18140423">
            <text:p>1877975,18140423</text:p>
          </table:table-cell>
          <table:table-cell table:style-name="ce1" table:formula="of:=ROUND([.E29];0)" office:value-type="currency" office:currency="," office:value="3668">
            <text:p>3668,</text:p>
          </table:table-cell>
          <table:table-cell table:style-name="ce1" table:formula="of:=ROUND([.F29];0)" office:value-type="currency" office:currency="," office:value="1877975">
            <text:p>187797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-13.5">
            <text:p>-13,5</text:p>
          </table:table-cell>
          <table:table-cell table:formula="of:=10^([.C30]/20)" office:value-type="float" office:value="0.211348903983665">
            <text:p>0,211348904</text:p>
          </table:table-cell>
          <table:table-cell table:formula="of:=[.D30]*[.$E$1]" office:value-type="float" office:value="3462.52909396438">
            <text:p>3462,5290939644</text:p>
          </table:table-cell>
          <table:table-cell table:formula="of:=[.D30]*[.$F$1]" office:value-type="float" office:value="1772922.8953997">
            <text:p>1772922,8953997</text:p>
          </table:table-cell>
          <table:table-cell table:style-name="ce1" table:formula="of:=ROUND([.E30];0)" office:value-type="currency" office:currency="," office:value="3463">
            <text:p>3463,</text:p>
          </table:table-cell>
          <table:table-cell table:style-name="ce1" table:formula="of:=ROUND([.F30];0)" office:value-type="currency" office:currency="," office:value="1772923">
            <text:p>177292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-14">
            <text:p>-14</text:p>
          </table:table-cell>
          <table:table-cell table:formula="of:=10^([.C31]/20)" office:value-type="float" office:value="0.199526231496888">
            <text:p>0,1995262315</text:p>
          </table:table-cell>
          <table:table-cell table:formula="of:=[.D31]*[.$E$1]" office:value-type="float" office:value="3268.83825061352">
            <text:p>3268,8382506135</text:p>
          </table:table-cell>
          <table:table-cell table:formula="of:=[.D31]*[.$F$1]" office:value-type="float" office:value="1673747.14221841">
            <text:p>1673747,14221841</text:p>
          </table:table-cell>
          <table:table-cell table:style-name="ce1" table:formula="of:=ROUND([.E31];0)" office:value-type="currency" office:currency="," office:value="3269">
            <text:p>3269,</text:p>
          </table:table-cell>
          <table:table-cell table:style-name="ce1" table:formula="of:=ROUND([.F31];0)" office:value-type="currency" office:currency="," office:value="1673747">
            <text:p>167374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-14.5">
            <text:p>-14,5</text:p>
          </table:table-cell>
          <table:table-cell table:formula="of:=10^([.C32]/20)" office:value-type="float" office:value="0.18836490894898">
            <text:p>0,1883649089</text:p>
          </table:table-cell>
          <table:table-cell table:formula="of:=[.D32]*[.$E$1]" office:value-type="float" office:value="3085.98230331114">
            <text:p>3085,9823033111</text:p>
          </table:table-cell>
          <table:table-cell table:formula="of:=[.D32]*[.$F$1]" office:value-type="float" office:value="1580119.19376378">
            <text:p>1580119,19376378</text:p>
          </table:table-cell>
          <table:table-cell table:style-name="ce1" table:formula="of:=ROUND([.E32];0)" office:value-type="currency" office:currency="," office:value="3086">
            <text:p>3086,</text:p>
          </table:table-cell>
          <table:table-cell table:style-name="ce1" table:formula="of:=ROUND([.F32];0)" office:value-type="currency" office:currency="," office:value="1580119">
            <text:p>158011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table:formula="of:=10^([.C33]/20)" office:value-type="float" office:value="0.177827941003892">
            <text:p>0,177827941</text:p>
          </table:table-cell>
          <table:table-cell table:formula="of:=[.D33]*[.$E$1]" office:value-type="float" office:value="2913.35515746677">
            <text:p>2913,3551574668</text:p>
          </table:table-cell>
          <table:table-cell table:formula="of:=[.D33]*[.$F$1]" office:value-type="float" office:value="1491728.71070084">
            <text:p>1491728,71070084</text:p>
          </table:table-cell>
          <table:table-cell table:style-name="ce1" table:formula="of:=ROUND([.E33];0)" office:value-type="currency" office:currency="," office:value="2913">
            <text:p>2913,</text:p>
          </table:table-cell>
          <table:table-cell table:style-name="ce1" table:formula="of:=ROUND([.F33];0)" office:value-type="currency" office:currency="," office:value="1491729">
            <text:p>149172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-15.5">
            <text:p>-15,5</text:p>
          </table:table-cell>
          <table:table-cell table:formula="of:=10^([.C34]/20)" office:value-type="float" office:value="0.167880401812256">
            <text:p>0,1678804018</text:p>
          </table:table-cell>
          <table:table-cell table:formula="of:=[.D34]*[.$E$1]" office:value-type="float" office:value="2750.38462289019">
            <text:p>2750,3846228902</text:p>
          </table:table-cell>
          <table:table-cell table:formula="of:=[.D34]*[.$F$1]" office:value-type="float" office:value="1408282.7138051">
            <text:p>1408282,7138051</text:p>
          </table:table-cell>
          <table:table-cell table:style-name="ce1" table:formula="of:=ROUND([.E34];0)" office:value-type="currency" office:currency="," office:value="2750">
            <text:p>2750,</text:p>
          </table:table-cell>
          <table:table-cell table:style-name="ce1" table:formula="of:=ROUND([.F34];0)" office:value-type="currency" office:currency="," office:value="1408283">
            <text:p>140828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-16">
            <text:p>-16</text:p>
          </table:table-cell>
          <table:table-cell table:formula="of:=10^([.C35]/20)" office:value-type="float" office:value="0.158489319246111">
            <text:p>0,1584893192</text:p>
          </table:table-cell>
          <table:table-cell table:formula="of:=[.D35]*[.$E$1]" office:value-type="float" office:value="2596.53051720904">
            <text:p>2596,5305172091</text:p>
          </table:table-cell>
          <table:table-cell table:formula="of:=[.D35]*[.$F$1]" office:value-type="float" office:value="1329504.61285316">
            <text:p>1329504,61285316</text:p>
          </table:table-cell>
          <table:table-cell table:style-name="ce1" table:formula="of:=ROUND([.E35];0)" office:value-type="currency" office:currency="," office:value="2597">
            <text:p>2597,</text:p>
          </table:table-cell>
          <table:table-cell table:style-name="ce1" table:formula="of:=ROUND([.F35];0)" office:value-type="currency" office:currency="," office:value="1329505">
            <text:p>132950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-16.5">
            <text:p>-16,5</text:p>
          </table:table-cell>
          <table:table-cell table:formula="of:=10^([.C36]/20)" office:value-type="float" office:value="0.149623565609443">
            <text:p>0,1496235656</text:p>
          </table:table-cell>
          <table:table-cell table:formula="of:=[.D36]*[.$E$1]" office:value-type="float" office:value="2451.28287537951">
            <text:p>2451,2828753795</text:p>
          </table:table-cell>
          <table:table-cell table:formula="of:=[.D36]*[.$F$1]" office:value-type="float" office:value="1255133.28983634">
            <text:p>1255133,28983634</text:p>
          </table:table-cell>
          <table:table-cell table:style-name="ce1" table:formula="of:=ROUND([.E36];0)" office:value-type="currency" office:currency="," office:value="2451">
            <text:p>2451,</text:p>
          </table:table-cell>
          <table:table-cell table:style-name="ce1" table:formula="of:=ROUND([.F36];0)" office:value-type="currency" office:currency="," office:value="1255133">
            <text:p>125513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-17">
            <text:p>-17</text:p>
          </table:table-cell>
          <table:table-cell table:formula="of:=10^([.C37]/20)" office:value-type="float" office:value="0.141253754462275">
            <text:p>0,1412537545</text:p>
          </table:table-cell>
          <table:table-cell table:formula="of:=[.D37]*[.$E$1]" office:value-type="float" office:value="2314.16025935546">
            <text:p>2314,1602593555</text:p>
          </table:table-cell>
          <table:table-cell table:formula="of:=[.D37]*[.$F$1]" office:value-type="float" office:value="1184922.23345853">
            <text:p>1184922,23345853</text:p>
          </table:table-cell>
          <table:table-cell table:style-name="ce1" table:formula="of:=ROUND([.E37];0)" office:value-type="currency" office:currency="," office:value="2314">
            <text:p>2314,</text:p>
          </table:table-cell>
          <table:table-cell table:style-name="ce1" table:formula="of:=ROUND([.F37];0)" office:value-type="currency" office:currency="," office:value="1184922">
            <text:p>118492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-17.5">
            <text:p>-17,5</text:p>
          </table:table-cell>
          <table:table-cell table:formula="of:=10^([.C38]/20)" office:value-type="float" office:value="0.133352143216332">
            <text:p>0,1333521432</text:p>
          </table:table-cell>
          <table:table-cell table:formula="of:=[.D38]*[.$E$1]" office:value-type="float" office:value="2184.70816231317">
            <text:p>2184,7081623132</text:p>
          </table:table-cell>
          <table:table-cell table:formula="of:=[.D38]*[.$F$1]" office:value-type="float" office:value="1118638.72204953">
            <text:p>1118638,72204953</text:p>
          </table:table-cell>
          <table:table-cell table:style-name="ce1" table:formula="of:=ROUND([.E38];0)" office:value-type="currency" office:currency="," office:value="2185">
            <text:p>2185,</text:p>
          </table:table-cell>
          <table:table-cell table:style-name="ce1" table:formula="of:=ROUND([.F38];0)" office:value-type="currency" office:currency="," office:value="1118639">
            <text:p>111863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table:formula="of:=10^([.C39]/20)" office:value-type="float" office:value="0.125892541179417">
            <text:p>0,1258925412</text:p>
          </table:table-cell>
          <table:table-cell table:formula="of:=[.D39]*[.$E$1]" office:value-type="float" office:value="2062.49750214238">
            <text:p>2062,4975021424</text:p>
          </table:table-cell>
          <table:table-cell table:formula="of:=[.D39]*[.$F$1]" office:value-type="float" office:value="1056063.05218544">
            <text:p>1056063,05218544</text:p>
          </table:table-cell>
          <table:table-cell table:style-name="ce1" table:formula="of:=ROUND([.E39];0)" office:value-type="currency" office:currency="," office:value="2062">
            <text:p>2062,</text:p>
          </table:table-cell>
          <table:table-cell table:style-name="ce1" table:formula="of:=ROUND([.F39];0)" office:value-type="currency" office:currency="," office:value="1056063">
            <text:p>105606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-18.5">
            <text:p>-18,5</text:p>
          </table:table-cell>
          <table:table-cell table:formula="of:=10^([.C40]/20)" office:value-type="float" office:value="0.118850222743702">
            <text:p>0,1188502227</text:p>
          </table:table-cell>
          <table:table-cell table:formula="of:=[.D40]*[.$E$1]" office:value-type="float" office:value="1947.12319921007">
            <text:p>1947,1231992101</text:p>
          </table:table-cell>
          <table:table-cell table:formula="of:=[.D40]*[.$F$1]" office:value-type="float" office:value="996987.810459376">
            <text:p>996987,810459376</text:p>
          </table:table-cell>
          <table:table-cell table:style-name="ce1" table:formula="of:=ROUND([.E40];0)" office:value-type="currency" office:currency="," office:value="1947">
            <text:p>1947,</text:p>
          </table:table-cell>
          <table:table-cell table:style-name="ce1" table:formula="of:=ROUND([.F40];0)" office:value-type="currency" office:currency="," office:value="996988">
            <text:p>99698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-19">
            <text:p>-19</text:p>
          </table:table-cell>
          <table:table-cell table:formula="of:=10^([.C41]/20)" office:value-type="float" office:value="0.112201845430196">
            <text:p>0,1122018454</text:p>
          </table:table-cell>
          <table:table-cell table:formula="of:=[.D41]*[.$E$1]" office:value-type="float" office:value="1838.20283368291">
            <text:p>1838,2028336829</text:p>
          </table:table-cell>
          <table:table-cell table:formula="of:=[.D41]*[.$F$1]" office:value-type="float" office:value="941217.185988663">
            <text:p>941217,185988663</text:p>
          </table:table-cell>
          <table:table-cell table:style-name="ce1" table:formula="of:=ROUND([.E41];0)" office:value-type="currency" office:currency="," office:value="1838">
            <text:p>1838,</text:p>
          </table:table-cell>
          <table:table-cell table:style-name="ce1" table:formula="of:=ROUND([.F41];0)" office:value-type="currency" office:currency="," office:value="941217">
            <text:p>94121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-19.5">
            <text:p>-19,5</text:p>
          </table:table-cell>
          <table:table-cell table:formula="of:=10^([.C42]/20)" office:value-type="float" office:value="0.105925372517729">
            <text:p>0,1059253725</text:p>
          </table:table-cell>
          <table:table-cell table:formula="of:=[.D42]*[.$E$1]" office:value-type="float" office:value="1735.37537795795">
            <text:p>1735,375377958</text:p>
          </table:table-cell>
          <table:table-cell table:formula="of:=[.D42]*[.$F$1]" office:value-type="float" office:value="888566.321379828">
            <text:p>888566,321379828</text:p>
          </table:table-cell>
          <table:table-cell table:style-name="ce1" table:formula="of:=ROUND([.E42];0)" office:value-type="currency" office:currency="," office:value="1735">
            <text:p>1735,</text:p>
          </table:table-cell>
          <table:table-cell table:style-name="ce1" table:formula="of:=ROUND([.F42];0)" office:value-type="currency" office:currency="," office:value="888566">
            <text:p>88856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-20">
            <text:p>-20</text:p>
          </table:table-cell>
          <table:table-cell table:formula="of:=10^([.C43]/20)" office:value-type="float" office:value="0.1">
            <text:p>0,1</text:p>
          </table:table-cell>
          <table:table-cell table:formula="of:=[.D43]*[.$E$1]" office:value-type="float" office:value="1638.3">
            <text:p>1638,3</text:p>
          </table:table-cell>
          <table:table-cell table:formula="of:=[.D43]*[.$F$1]" office:value-type="float" office:value="838860.7">
            <text:p>838860,7</text:p>
          </table:table-cell>
          <table:table-cell table:style-name="ce1" table:formula="of:=ROUND([.E43];0)" office:value-type="currency" office:currency="," office:value="1638">
            <text:p>1638,</text:p>
          </table:table-cell>
          <table:table-cell table:style-name="ce1" table:formula="of:=ROUND([.F43];0)" office:value-type="currency" office:currency="," office:value="838861">
            <text:p>83886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-20.5">
            <text:p>-20,5</text:p>
          </table:table-cell>
          <table:table-cell table:formula="of:=10^([.C44]/20)" office:value-type="float" office:value="0.0944060876285924">
            <text:p>0,0944060876</text:p>
          </table:table-cell>
          <table:table-cell table:formula="of:=[.D44]*[.$E$1]" office:value-type="float" office:value="1546.65493361923">
            <text:p>1546,6549336192</text:p>
          </table:table-cell>
          <table:table-cell table:formula="of:=[.D44]*[.$F$1]" office:value-type="float" office:value="791935.567523823">
            <text:p>791935,567523823</text:p>
          </table:table-cell>
          <table:table-cell table:style-name="ce1" table:formula="of:=ROUND([.E44];0)" office:value-type="currency" office:currency="," office:value="1547">
            <text:p>1547,</text:p>
          </table:table-cell>
          <table:table-cell table:style-name="ce1" table:formula="of:=ROUND([.F44];0)" office:value-type="currency" office:currency="," office:value="791936">
            <text:p>79193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table:formula="of:=10^([.C45]/20)" office:value-type="float" office:value="0.0891250938133745">
            <text:p>0,0891250938</text:p>
          </table:table-cell>
          <table:table-cell table:formula="of:=[.D45]*[.$E$1]" office:value-type="float" office:value="1460.13641194452">
            <text:p>1460,1364119445</text:p>
          </table:table-cell>
          <table:table-cell table:formula="of:=[.D45]*[.$F$1]" office:value-type="float" office:value="747635.38583853">
            <text:p>747635,38583853</text:p>
          </table:table-cell>
          <table:table-cell table:style-name="ce1" table:formula="of:=ROUND([.E45];0)" office:value-type="currency" office:currency="," office:value="1460">
            <text:p>1460,</text:p>
          </table:table-cell>
          <table:table-cell table:style-name="ce1" table:formula="of:=ROUND([.F45];0)" office:value-type="currency" office:currency="," office:value="747635">
            <text:p>74763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-21.5">
            <text:p>-21,5</text:p>
          </table:table-cell>
          <table:table-cell table:formula="of:=10^([.C46]/20)" office:value-type="float" office:value="0.0841395141645195">
            <text:p>0,0841395142</text:p>
          </table:table-cell>
          <table:table-cell table:formula="of:=[.D46]*[.$E$1]" office:value-type="float" office:value="1378.45766055732">
            <text:p>1378,4576605573</text:p>
          </table:table-cell>
          <table:table-cell table:formula="of:=[.D46]*[.$F$1]" office:value-type="float" office:value="705813.317497088">
            <text:p>705813,317497088</text:p>
          </table:table-cell>
          <table:table-cell table:style-name="ce1" table:formula="of:=ROUND([.E46];0)" office:value-type="currency" office:currency="," office:value="1378">
            <text:p>1378,</text:p>
          </table:table-cell>
          <table:table-cell table:style-name="ce1" table:formula="of:=ROUND([.F46];0)" office:value-type="currency" office:currency="," office:value="705813">
            <text:p>70581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table:formula="of:=10^([.C47]/20)" office:value-type="float" office:value="0.0794328234724281">
            <text:p>0,0794328235</text:p>
          </table:table-cell>
          <table:table-cell table:formula="of:=[.D47]*[.$E$1]" office:value-type="float" office:value="1301.34794694879">
            <text:p>1301,3479469488</text:p>
          </table:table-cell>
          <table:table-cell table:formula="of:=[.D47]*[.$F$1]" office:value-type="float" office:value="666330.739010575">
            <text:p>666330,739010575</text:p>
          </table:table-cell>
          <table:table-cell table:style-name="ce1" table:formula="of:=ROUND([.E47];0)" office:value-type="currency" office:currency="," office:value="1301">
            <text:p>1301,</text:p>
          </table:table-cell>
          <table:table-cell table:style-name="ce1" table:formula="of:=ROUND([.F47];0)" office:value-type="currency" office:currency="," office:value="666331">
            <text:p>66633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-22.5">
            <text:p>-22,5</text:p>
          </table:table-cell>
          <table:table-cell table:formula="of:=10^([.C48]/20)" office:value-type="float" office:value="0.0749894209332456">
            <text:p>0,0749894209</text:p>
          </table:table-cell>
          <table:table-cell table:formula="of:=[.D48]*[.$E$1]" office:value-type="float" office:value="1228.55168314936">
            <text:p>1228,5516831494</text:p>
          </table:table-cell>
          <table:table-cell table:formula="of:=[.D48]*[.$F$1]" office:value-type="float" office:value="629056.78136657">
            <text:p>629056,78136657</text:p>
          </table:table-cell>
          <table:table-cell table:style-name="ce1" table:formula="of:=ROUND([.E48];0)" office:value-type="currency" office:currency="," office:value="1229">
            <text:p>1229,</text:p>
          </table:table-cell>
          <table:table-cell table:style-name="ce1" table:formula="of:=ROUND([.F48];0)" office:value-type="currency" office:currency="," office:value="629057">
            <text:p>62905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-23">
            <text:p>-23</text:p>
          </table:table-cell>
          <table:table-cell table:formula="of:=10^([.C49]/20)" office:value-type="float" office:value="0.0707945784384138">
            <text:p>0,0707945784</text:p>
          </table:table-cell>
          <table:table-cell table:formula="of:=[.D49]*[.$E$1]" office:value-type="float" office:value="1159.82757855653">
            <text:p>1159,8275785565</text:p>
          </table:table-cell>
          <table:table-cell table:formula="of:=[.D49]*[.$F$1]" office:value-type="float" office:value="593867.896250527">
            <text:p>593867,896250527</text:p>
          </table:table-cell>
          <table:table-cell table:style-name="ce1" table:formula="of:=ROUND([.E49];0)" office:value-type="currency" office:currency="," office:value="1160">
            <text:p>1160,</text:p>
          </table:table-cell>
          <table:table-cell table:style-name="ce1" table:formula="of:=ROUND([.F49];0)" office:value-type="currency" office:currency="," office:value="593868">
            <text:p>59386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-23.5">
            <text:p>-23,5</text:p>
          </table:table-cell>
          <table:table-cell table:formula="of:=10^([.C50]/20)" office:value-type="float" office:value="0.0668343917568615">
            <text:p>0,0668343918</text:p>
          </table:table-cell>
          <table:table-cell table:formula="of:=[.D50]*[.$E$1]" office:value-type="float" office:value="1094.94784015266">
            <text:p>1094,9478401527</text:p>
          </table:table-cell>
          <table:table-cell table:formula="of:=[.D50]*[.$F$1]" office:value-type="float" office:value="560647.44653235">
            <text:p>560647,44653235</text:p>
          </table:table-cell>
          <table:table-cell table:style-name="ce1" table:formula="of:=ROUND([.E50];0)" office:value-type="currency" office:currency="," office:value="1095">
            <text:p>1095,</text:p>
          </table:table-cell>
          <table:table-cell table:style-name="ce1" table:formula="of:=ROUND([.F50];0)" office:value-type="currency" office:currency="," office:value="560647">
            <text:p>56064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-24">
            <text:p>-24</text:p>
          </table:table-cell>
          <table:table-cell table:formula="of:=10^([.C51]/20)" office:value-type="float" office:value="0.0630957344480193">
            <text:p>0,0630957344</text:p>
          </table:table-cell>
          <table:table-cell table:formula="of:=[.D51]*[.$E$1]" office:value-type="float" office:value="1033.6974174619">
            <text:p>1033,6974174619</text:p>
          </table:table-cell>
          <table:table-cell table:formula="of:=[.D51]*[.$F$1]" office:value-type="float" office:value="529285.319660796">
            <text:p>529285,319660796</text:p>
          </table:table-cell>
          <table:table-cell table:style-name="ce1" table:formula="of:=ROUND([.E51];0)" office:value-type="currency" office:currency="," office:value="1034">
            <text:p>1034,</text:p>
          </table:table-cell>
          <table:table-cell table:style-name="ce1" table:formula="of:=ROUND([.F51];0)" office:value-type="currency" office:currency="," office:value="529285">
            <text:p>52928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-24.5">
            <text:p>-24,5</text:p>
          </table:table-cell>
          <table:table-cell table:formula="of:=10^([.C52]/20)" office:value-type="float" office:value="0.059566214352901">
            <text:p>0,0595662144</text:p>
          </table:table-cell>
          <table:table-cell table:formula="of:=[.D52]*[.$E$1]" office:value-type="float" office:value="975.873289743578">
            <text:p>975,8732897436</text:p>
          </table:table-cell>
          <table:table-cell table:formula="of:=[.D52]*[.$F$1]" office:value-type="float" office:value="499677.562684246">
            <text:p>499677,562684246</text:p>
          </table:table-cell>
          <table:table-cell table:style-name="ce1" table:formula="of:=ROUND([.E52];0)" office:value-type="currency" office:currency="," office:value="976">
            <text:p>976,</text:p>
          </table:table-cell>
          <table:table-cell table:style-name="ce1" table:formula="of:=ROUND([.F52];0)" office:value-type="currency" office:currency="," office:value="499678">
            <text:p>49967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-25">
            <text:p>-25</text:p>
          </table:table-cell>
          <table:table-cell table:formula="of:=10^([.C53]/20)" office:value-type="float" office:value="0.0562341325190349">
            <text:p>0,0562341325</text:p>
          </table:table-cell>
          <table:table-cell table:formula="of:=[.D53]*[.$E$1]" office:value-type="float" office:value="921.283793059349">
            <text:p>921,2837930593</text:p>
          </table:table-cell>
          <table:table-cell table:formula="of:=[.D53]*[.$F$1]" office:value-type="float" office:value="471726.037688104">
            <text:p>471726,037688104</text:p>
          </table:table-cell>
          <table:table-cell table:style-name="ce1" table:formula="of:=ROUND([.E53];0)" office:value-type="currency" office:currency="," office:value="921">
            <text:p>921,</text:p>
          </table:table-cell>
          <table:table-cell table:style-name="ce1" table:formula="of:=ROUND([.F53];0)" office:value-type="currency" office:currency="," office:value="471726">
            <text:p>47172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-25.5">
            <text:p>-25,5</text:p>
          </table:table-cell>
          <table:table-cell table:formula="of:=10^([.C54]/20)" office:value-type="float" office:value="0.0530884444230988">
            <text:p>0,0530884444</text:p>
          </table:table-cell>
          <table:table-cell table:formula="of:=[.D54]*[.$E$1]" office:value-type="float" office:value="869.747984983628">
            <text:p>869,7479849836</text:p>
          </table:table-cell>
          <table:table-cell table:formula="of:=[.D54]*[.$F$1]" office:value-type="float" office:value="445338.096506718">
            <text:p>445338,096506718</text:p>
          </table:table-cell>
          <table:table-cell table:style-name="ce1" table:formula="of:=ROUND([.E54];0)" office:value-type="currency" office:currency="," office:value="870">
            <text:p>870,</text:p>
          </table:table-cell>
          <table:table-cell table:style-name="ce1" table:formula="of:=ROUND([.F54];0)" office:value-type="currency" office:currency="," office:value="445338">
            <text:p>44533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table:formula="of:=10^([.C55]/20)" office:value-type="float" office:value="0.0501187233627272">
            <text:p>0,0501187234</text:p>
          </table:table-cell>
          <table:table-cell table:formula="of:=[.D55]*[.$E$1]" office:value-type="float" office:value="821.09504485156">
            <text:p>821,0950448516</text:p>
          </table:table-cell>
          <table:table-cell table:formula="of:=[.D55]*[.$F$1]" office:value-type="float" office:value="420426.273631637">
            <text:p>420426,273631637</text:p>
          </table:table-cell>
          <table:table-cell table:style-name="ce1" table:formula="of:=ROUND([.E55];0)" office:value-type="currency" office:currency="," office:value="821">
            <text:p>821,</text:p>
          </table:table-cell>
          <table:table-cell table:style-name="ce1" table:formula="of:=ROUND([.F55];0)" office:value-type="currency" office:currency="," office:value="420426">
            <text:p>42042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-26.5">
            <text:p>-26,5</text:p>
          </table:table-cell>
          <table:table-cell table:formula="of:=10^([.C56]/20)" office:value-type="float" office:value="0.0473151258961481">
            <text:p>0,0473151259</text:p>
          </table:table-cell>
          <table:table-cell table:formula="of:=[.D56]*[.$E$1]" office:value-type="float" office:value="775.163707556594">
            <text:p>775,1637075566</text:p>
          </table:table-cell>
          <table:table-cell table:formula="of:=[.D56]*[.$F$1]" office:value-type="float" office:value="396907.996298309">
            <text:p>396907,996298309</text:p>
          </table:table-cell>
          <table:table-cell table:style-name="ce1" table:formula="of:=ROUND([.E56];0)" office:value-type="currency" office:currency="," office:value="775">
            <text:p>775,</text:p>
          </table:table-cell>
          <table:table-cell table:style-name="ce1" table:formula="of:=ROUND([.F56];0)" office:value-type="currency" office:currency="," office:value="396908">
            <text:p>39690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-27">
            <text:p>-27</text:p>
          </table:table-cell>
          <table:table-cell table:formula="of:=10^([.C57]/20)" office:value-type="float" office:value="0.0446683592150963">
            <text:p>0,0446683592</text:p>
          </table:table-cell>
          <table:table-cell table:formula="of:=[.D57]*[.$E$1]" office:value-type="float" office:value="731.801729020923">
            <text:p>731,8017290209</text:p>
          </table:table-cell>
          <table:table-cell table:formula="of:=[.D57]*[.$F$1]" office:value-type="float" office:value="374705.310790271">
            <text:p>374705,310790271</text:p>
          </table:table-cell>
          <table:table-cell table:style-name="ce1" table:formula="of:=ROUND([.E57];0)" office:value-type="currency" office:currency="," office:value="732">
            <text:p>732,</text:p>
          </table:table-cell>
          <table:table-cell table:style-name="ce1" table:formula="of:=ROUND([.F57];0)" office:value-type="currency" office:currency="," office:value="374705">
            <text:p>37470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-27.5">
            <text:p>-27,5</text:p>
          </table:table-cell>
          <table:table-cell table:formula="of:=10^([.C58]/20)" office:value-type="float" office:value="0.0421696503428582">
            <text:p>0,0421696503</text:p>
          </table:table-cell>
          <table:table-cell table:formula="of:=[.D58]*[.$E$1]" office:value-type="float" office:value="690.865381567046">
            <text:p>690,865381567</text:p>
          </table:table-cell>
          <table:table-cell table:formula="of:=[.D58]*[.$F$1]" office:value-type="float" office:value="353744.624053653">
            <text:p>353744,624053653</text:p>
          </table:table-cell>
          <table:table-cell table:style-name="ce1" table:formula="of:=ROUND([.E58];0)" office:value-type="currency" office:currency="," office:value="691">
            <text:p>691,</text:p>
          </table:table-cell>
          <table:table-cell table:style-name="ce1" table:formula="of:=ROUND([.F58];0)" office:value-type="currency" office:currency="," office:value="353745">
            <text:p>35374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  <table:table-cell table:formula="of:=10^([.C59]/20)" office:value-type="float" office:value="0.0398107170553497">
            <text:p>0,0398107171</text:p>
          </table:table-cell>
          <table:table-cell table:formula="of:=[.D59]*[.$E$1]" office:value-type="float" office:value="652.218977517795">
            <text:p>652,2189775178</text:p>
          </table:table-cell>
          <table:table-cell table:formula="of:=[.D59]*[.$F$1]" office:value-type="float" office:value="333956.459765526">
            <text:p>333956,459765526</text:p>
          </table:table-cell>
          <table:table-cell table:style-name="ce1" table:formula="of:=ROUND([.E59];0)" office:value-type="currency" office:currency="," office:value="652">
            <text:p>652,</text:p>
          </table:table-cell>
          <table:table-cell table:style-name="ce1" table:formula="of:=ROUND([.F59];0)" office:value-type="currency" office:currency="," office:value="333956">
            <text:p>33395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-28.5">
            <text:p>-28,5</text:p>
          </table:table-cell>
          <table:table-cell table:formula="of:=10^([.C60]/20)" office:value-type="float" office:value="0.0375837404288444">
            <text:p>0,0375837404</text:p>
          </table:table-cell>
          <table:table-cell table:formula="of:=[.D60]*[.$E$1]" office:value-type="float" office:value="615.734419445758">
            <text:p>615,7344194458</text:p>
          </table:table-cell>
          <table:table-cell table:formula="of:=[.D60]*[.$F$1]" office:value-type="float" office:value="315275.228047587">
            <text:p>315275,228047587</text:p>
          </table:table-cell>
          <table:table-cell table:style-name="ce1" table:formula="of:=ROUND([.E60];0)" office:value-type="currency" office:currency="," office:value="616">
            <text:p>616,</text:p>
          </table:table-cell>
          <table:table-cell table:style-name="ce1" table:formula="of:=ROUND([.F60];0)" office:value-type="currency" office:currency="," office:value="315275">
            <text:p>31527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table:formula="of:=10^([.C61]/20)" office:value-type="float" office:value="0.0354813389233575">
            <text:p>0,0354813389</text:p>
          </table:table-cell>
          <table:table-cell table:formula="of:=[.D61]*[.$E$1]" office:value-type="float" office:value="581.290775581367">
            <text:p>581,2907755814</text:p>
          </table:table-cell>
          <table:table-cell table:formula="of:=[.D61]*[.$F$1]" office:value-type="float" office:value="297639.00806185">
            <text:p>297639,00806185</text:p>
          </table:table-cell>
          <table:table-cell table:style-name="ce1" table:formula="of:=ROUND([.E61];0)" office:value-type="currency" office:currency="," office:value="581">
            <text:p>581,</text:p>
          </table:table-cell>
          <table:table-cell table:style-name="ce1" table:formula="of:=ROUND([.F61];0)" office:value-type="currency" office:currency="," office:value="297639">
            <text:p>29763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-29.5">
            <text:p>-29,5</text:p>
          </table:table-cell>
          <table:table-cell table:formula="of:=10^([.C62]/20)" office:value-type="float" office:value="0.0334965439157828">
            <text:p>0,0334965439</text:p>
          </table:table-cell>
          <table:table-cell table:formula="of:=[.D62]*[.$E$1]" office:value-type="float" office:value="548.773878972269">
            <text:p>548,7738789723</text:p>
          </table:table-cell>
          <table:table-cell table:formula="of:=[.D62]*[.$F$1]" office:value-type="float" office:value="280989.342767743">
            <text:p>280989,342767743</text:p>
          </table:table-cell>
          <table:table-cell table:style-name="ce1" table:formula="of:=ROUND([.E62];0)" office:value-type="currency" office:currency="," office:value="549">
            <text:p>549,</text:p>
          </table:table-cell>
          <table:table-cell table:style-name="ce1" table:formula="of:=ROUND([.F62];0)" office:value-type="currency" office:currency="," office:value="280989">
            <text:p>28098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10^([.C63]/20)" office:value-type="float" office:value="0.0316227766016838">
            <text:p>0,0316227766</text:p>
          </table:table-cell>
          <table:table-cell table:formula="of:=[.D63]*[.$E$1]" office:value-type="float" office:value="518.075949065386">
            <text:p>518,0759490654</text:p>
          </table:table-cell>
          <table:table-cell table:formula="of:=[.D63]*[.$F$1]" office:value-type="float" office:value="265271.045160321">
            <text:p>265271,045160321</text:p>
          </table:table-cell>
          <table:table-cell table:style-name="ce1" table:formula="of:=ROUND([.E63];0)" office:value-type="currency" office:currency="," office:value="518">
            <text:p>518,</text:p>
          </table:table-cell>
          <table:table-cell table:style-name="ce1" table:formula="of:=ROUND([.F63];0)" office:value-type="currency" office:currency="," office:value="265271">
            <text:p>26527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-30.5">
            <text:p>-30,5</text:p>
          </table:table-cell>
          <table:table-cell table:formula="of:=10^([.C64]/20)" office:value-type="float" office:value="0.0298538261891796">
            <text:p>0,0298538262</text:p>
          </table:table-cell>
          <table:table-cell table:formula="of:=[.D64]*[.$E$1]" office:value-type="float" office:value="489.095234457329">
            <text:p>489,0952344573</text:p>
          </table:table-cell>
          <table:table-cell table:formula="of:=[.D64]*[.$F$1]" office:value-type="float" office:value="250432.015347335">
            <text:p>250432,015347335</text:p>
          </table:table-cell>
          <table:table-cell table:style-name="ce1" table:formula="of:=ROUND([.E64];0)" office:value-type="currency" office:currency="," office:value="489">
            <text:p>489,</text:p>
          </table:table-cell>
          <table:table-cell table:style-name="ce1" table:formula="of:=ROUND([.F64];0)" office:value-type="currency" office:currency="," office:value="250432">
            <text:p>25043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table:formula="of:=10^([.C65]/20)" office:value-type="float" office:value="0.0281838293126445">
            <text:p>0,0281838293</text:p>
          </table:table-cell>
          <table:table-cell table:formula="of:=[.D65]*[.$E$1]" office:value-type="float" office:value="461.735675629055">
            <text:p>461,7356756291</text:p>
          </table:table-cell>
          <table:table-cell table:formula="of:=[.D65]*[.$F$1]" office:value-type="float" office:value="236423.067858855">
            <text:p>236423,067858855</text:p>
          </table:table-cell>
          <table:table-cell table:style-name="ce1" table:formula="of:=ROUND([.E65];0)" office:value-type="currency" office:currency="," office:value="462">
            <text:p>462,</text:p>
          </table:table-cell>
          <table:table-cell table:style-name="ce1" table:formula="of:=ROUND([.F65];0)" office:value-type="currency" office:currency="," office:value="236423">
            <text:p>23642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-31.5">
            <text:p>-31,5</text:p>
          </table:table-cell>
          <table:table-cell table:formula="of:=10^([.C66]/20)" office:value-type="float" office:value="0.0266072505979881">
            <text:p>0,0266072506</text:p>
          </table:table-cell>
          <table:table-cell table:formula="of:=[.D66]*[.$E$1]" office:value-type="float" office:value="435.906586546839">
            <text:p>435,9065865468</text:p>
          </table:table-cell>
          <table:table-cell table:formula="of:=[.D66]*[.$F$1]" office:value-type="float" office:value="223197.768617037">
            <text:p>223197,768617037</text:p>
          </table:table-cell>
          <table:table-cell table:style-name="ce1" table:formula="of:=ROUND([.E66];0)" office:value-type="currency" office:currency="," office:value="436">
            <text:p>436,</text:p>
          </table:table-cell>
          <table:table-cell table:style-name="ce1" table:formula="of:=ROUND([.F66];0)" office:value-type="currency" office:currency="," office:value="223198">
            <text:p>22319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formula="of:=10^([.C67]/20)" office:value-type="float" office:value="0.0251188643150958">
            <text:p>0,0251188643</text:p>
          </table:table-cell>
          <table:table-cell table:formula="of:=[.D67]*[.$E$1]" office:value-type="float" office:value="411.522354074214">
            <text:p>411,5223540742</text:p>
          </table:table-cell>
          <table:table-cell table:formula="of:=[.D67]*[.$F$1]" office:value-type="float" office:value="210712.281025663">
            <text:p>210712,281025663</text:p>
          </table:table-cell>
          <table:table-cell table:style-name="ce1" table:formula="of:=ROUND([.E67];0)" office:value-type="currency" office:currency="," office:value="412">
            <text:p>412,</text:p>
          </table:table-cell>
          <table:table-cell table:style-name="ce1" table:formula="of:=ROUND([.F67];0)" office:value-type="currency" office:currency="," office:value="210712">
            <text:p>21071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-32.5">
            <text:p>-32,5</text:p>
          </table:table-cell>
          <table:table-cell table:formula="of:=10^([.C68]/20)" office:value-type="float" office:value="0.0237137370566166">
            <text:p>0,0237137371</text:p>
          </table:table-cell>
          <table:table-cell table:formula="of:=[.D68]*[.$E$1]" office:value-type="float" office:value="388.502154198549">
            <text:p>388,5021541985</text:p>
          </table:table-cell>
          <table:table-cell table:formula="of:=[.D68]*[.$F$1]" office:value-type="float" office:value="198925.220669293">
            <text:p>198925,220669293</text:p>
          </table:table-cell>
          <table:table-cell table:style-name="ce1" table:formula="of:=ROUND([.E68];0)" office:value-type="currency" office:currency="," office:value="389">
            <text:p>389,</text:p>
          </table:table-cell>
          <table:table-cell table:style-name="ce1" table:formula="of:=ROUND([.F68];0)" office:value-type="currency" office:currency="," office:value="198925">
            <text:p>19892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table:formula="of:=10^([.C69]/20)" office:value-type="float" office:value="0.0223872113856834">
            <text:p>0,0223872114</text:p>
          </table:table-cell>
          <table:table-cell table:formula="of:=[.D69]*[.$E$1]" office:value-type="float" office:value="366.769684131651">
            <text:p>366,7696841317</text:p>
          </table:table-cell>
          <table:table-cell table:formula="of:=[.D69]*[.$F$1]" office:value-type="float" office:value="187797.518140423">
            <text:p>187797,518140423</text:p>
          </table:table-cell>
          <table:table-cell table:style-name="ce1" table:formula="of:=ROUND([.E69];0)" office:value-type="currency" office:currency="," office:value="367">
            <text:p>367,</text:p>
          </table:table-cell>
          <table:table-cell table:style-name="ce1" table:formula="of:=ROUND([.F69];0)" office:value-type="currency" office:currency="," office:value="187798">
            <text:p>18779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-33.5">
            <text:p>-33,5</text:p>
          </table:table-cell>
          <table:table-cell table:formula="of:=10^([.C70]/20)" office:value-type="float" office:value="0.0211348903983665">
            <text:p>0,0211348904</text:p>
          </table:table-cell>
          <table:table-cell table:formula="of:=[.D70]*[.$E$1]" office:value-type="float" office:value="346.252909396438">
            <text:p>346,2529093964</text:p>
          </table:table-cell>
          <table:table-cell table:formula="of:=[.D70]*[.$F$1]" office:value-type="float" office:value="177292.28953997">
            <text:p>177292,28953997</text:p>
          </table:table-cell>
          <table:table-cell table:style-name="ce1" table:formula="of:=ROUND([.E70];0)" office:value-type="currency" office:currency="," office:value="346">
            <text:p>346,</text:p>
          </table:table-cell>
          <table:table-cell table:style-name="ce1" table:formula="of:=ROUND([.F70];0)" office:value-type="currency" office:currency="," office:value="177292">
            <text:p>17729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-34">
            <text:p>-34</text:p>
          </table:table-cell>
          <table:table-cell table:formula="of:=10^([.C71]/20)" office:value-type="float" office:value="0.0199526231496888">
            <text:p>0,0199526231</text:p>
          </table:table-cell>
          <table:table-cell table:formula="of:=[.D71]*[.$E$1]" office:value-type="float" office:value="326.883825061352">
            <text:p>326,8838250614</text:p>
          </table:table-cell>
          <table:table-cell table:formula="of:=[.D71]*[.$F$1]" office:value-type="float" office:value="167374.714221842">
            <text:p>167374,714221842</text:p>
          </table:table-cell>
          <table:table-cell table:style-name="ce1" table:formula="of:=ROUND([.E71];0)" office:value-type="currency" office:currency="," office:value="327">
            <text:p>327,</text:p>
          </table:table-cell>
          <table:table-cell table:style-name="ce1" table:formula="of:=ROUND([.F71];0)" office:value-type="currency" office:currency="," office:value="167375">
            <text:p>16737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float" office:value="-34.5">
            <text:p>-34,5</text:p>
          </table:table-cell>
          <table:table-cell table:formula="of:=10^([.C72]/20)" office:value-type="float" office:value="0.018836490894898">
            <text:p>0,0188364909</text:p>
          </table:table-cell>
          <table:table-cell table:formula="of:=[.D72]*[.$E$1]" office:value-type="float" office:value="308.598230331114">
            <text:p>308,5982303311</text:p>
          </table:table-cell>
          <table:table-cell table:formula="of:=[.D72]*[.$F$1]" office:value-type="float" office:value="158011.919376378">
            <text:p>158011,919376378</text:p>
          </table:table-cell>
          <table:table-cell table:style-name="ce1" table:formula="of:=ROUND([.E72];0)" office:value-type="currency" office:currency="," office:value="309">
            <text:p>309,</text:p>
          </table:table-cell>
          <table:table-cell table:style-name="ce1" table:formula="of:=ROUND([.F72];0)" office:value-type="currency" office:currency="," office:value="158012">
            <text:p>15801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10^([.C73]/20)" office:value-type="float" office:value="0.0177827941003892">
            <text:p>0,0177827941</text:p>
          </table:table-cell>
          <table:table-cell table:formula="of:=[.D73]*[.$E$1]" office:value-type="float" office:value="291.335515746677">
            <text:p>291,3355157467</text:p>
          </table:table-cell>
          <table:table-cell table:formula="of:=[.D73]*[.$F$1]" office:value-type="float" office:value="149172.871070084">
            <text:p>149172,871070084</text:p>
          </table:table-cell>
          <table:table-cell table:style-name="ce1" table:formula="of:=ROUND([.E73];0)" office:value-type="currency" office:currency="," office:value="291">
            <text:p>291,</text:p>
          </table:table-cell>
          <table:table-cell table:style-name="ce1" table:formula="of:=ROUND([.F73];0)" office:value-type="currency" office:currency="," office:value="149173">
            <text:p>14917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float" office:value="-35.5">
            <text:p>-35,5</text:p>
          </table:table-cell>
          <table:table-cell table:formula="of:=10^([.C74]/20)" office:value-type="float" office:value="0.0167880401812256">
            <text:p>0,0167880402</text:p>
          </table:table-cell>
          <table:table-cell table:formula="of:=[.D74]*[.$E$1]" office:value-type="float" office:value="275.038462289019">
            <text:p>275,038462289</text:p>
          </table:table-cell>
          <table:table-cell table:formula="of:=[.D74]*[.$F$1]" office:value-type="float" office:value="140828.27138051">
            <text:p>140828,27138051</text:p>
          </table:table-cell>
          <table:table-cell table:style-name="ce1" table:formula="of:=ROUND([.E74];0)" office:value-type="currency" office:currency="," office:value="275">
            <text:p>275,</text:p>
          </table:table-cell>
          <table:table-cell table:style-name="ce1" table:formula="of:=ROUND([.F74];0)" office:value-type="currency" office:currency="," office:value="140828">
            <text:p>14082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10^([.C75]/20)" office:value-type="float" office:value="0.0158489319246111">
            <text:p>0,0158489319</text:p>
          </table:table-cell>
          <table:table-cell table:formula="of:=[.D75]*[.$E$1]" office:value-type="float" office:value="259.653051720904">
            <text:p>259,6530517209</text:p>
          </table:table-cell>
          <table:table-cell table:formula="of:=[.D75]*[.$F$1]" office:value-type="float" office:value="132950.461285316">
            <text:p>132950,461285316</text:p>
          </table:table-cell>
          <table:table-cell table:style-name="ce1" table:formula="of:=ROUND([.E75];0)" office:value-type="currency" office:currency="," office:value="260">
            <text:p>260,</text:p>
          </table:table-cell>
          <table:table-cell table:style-name="ce1" table:formula="of:=ROUND([.F75];0)" office:value-type="currency" office:currency="," office:value="132950">
            <text:p>13295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float" office:value="-36.5">
            <text:p>-36,5</text:p>
          </table:table-cell>
          <table:table-cell table:formula="of:=10^([.C76]/20)" office:value-type="float" office:value="0.0149623565609443">
            <text:p>0,0149623566</text:p>
          </table:table-cell>
          <table:table-cell table:formula="of:=[.D76]*[.$E$1]" office:value-type="float" office:value="245.128287537951">
            <text:p>245,128287538</text:p>
          </table:table-cell>
          <table:table-cell table:formula="of:=[.D76]*[.$F$1]" office:value-type="float" office:value="125513.328983634">
            <text:p>125513,328983634</text:p>
          </table:table-cell>
          <table:table-cell table:style-name="ce1" table:formula="of:=ROUND([.E76];0)" office:value-type="currency" office:currency="," office:value="245">
            <text:p>245,</text:p>
          </table:table-cell>
          <table:table-cell table:style-name="ce1" table:formula="of:=ROUND([.F76];0)" office:value-type="currency" office:currency="," office:value="125513">
            <text:p>12551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  <table:table-cell table:formula="of:=10^([.C77]/20)" office:value-type="float" office:value="0.0141253754462275">
            <text:p>0,0141253754</text:p>
          </table:table-cell>
          <table:table-cell table:formula="of:=[.D77]*[.$E$1]" office:value-type="float" office:value="231.416025935546">
            <text:p>231,4160259355</text:p>
          </table:table-cell>
          <table:table-cell table:formula="of:=[.D77]*[.$F$1]" office:value-type="float" office:value="118492.223345852">
            <text:p>118492,223345852</text:p>
          </table:table-cell>
          <table:table-cell table:style-name="ce1" table:formula="of:=ROUND([.E77];0)" office:value-type="currency" office:currency="," office:value="231">
            <text:p>231,</text:p>
          </table:table-cell>
          <table:table-cell table:style-name="ce1" table:formula="of:=ROUND([.F77];0)" office:value-type="currency" office:currency="," office:value="118492">
            <text:p>11849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float" office:value="-37.5">
            <text:p>-37,5</text:p>
          </table:table-cell>
          <table:table-cell table:formula="of:=10^([.C78]/20)" office:value-type="float" office:value="0.0133352143216332">
            <text:p>0,0133352143</text:p>
          </table:table-cell>
          <table:table-cell table:formula="of:=[.D78]*[.$E$1]" office:value-type="float" office:value="218.470816231317">
            <text:p>218,4708162313</text:p>
          </table:table-cell>
          <table:table-cell table:formula="of:=[.D78]*[.$F$1]" office:value-type="float" office:value="111863.872204953">
            <text:p>111863,872204953</text:p>
          </table:table-cell>
          <table:table-cell table:style-name="ce1" table:formula="of:=ROUND([.E78];0)" office:value-type="currency" office:currency="," office:value="218">
            <text:p>218,</text:p>
          </table:table-cell>
          <table:table-cell table:style-name="ce1" table:formula="of:=ROUND([.F78];0)" office:value-type="currency" office:currency="," office:value="111864">
            <text:p>11186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  <table:table-cell table:formula="of:=10^([.C79]/20)" office:value-type="float" office:value="0.0125892541179417">
            <text:p>0,0125892541</text:p>
          </table:table-cell>
          <table:table-cell table:formula="of:=[.D79]*[.$E$1]" office:value-type="float" office:value="206.249750214238">
            <text:p>206,2497502142</text:p>
          </table:table-cell>
          <table:table-cell table:formula="of:=[.D79]*[.$F$1]" office:value-type="float" office:value="105606.305218544">
            <text:p>105606,305218544</text:p>
          </table:table-cell>
          <table:table-cell table:style-name="ce1" table:formula="of:=ROUND([.E79];0)" office:value-type="currency" office:currency="," office:value="206">
            <text:p>206,</text:p>
          </table:table-cell>
          <table:table-cell table:style-name="ce1" table:formula="of:=ROUND([.F79];0)" office:value-type="currency" office:currency="," office:value="105606">
            <text:p>10560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float" office:value="-38.5">
            <text:p>-38,5</text:p>
          </table:table-cell>
          <table:table-cell table:formula="of:=10^([.C80]/20)" office:value-type="float" office:value="0.0118850222743702">
            <text:p>0,0118850223</text:p>
          </table:table-cell>
          <table:table-cell table:formula="of:=[.D80]*[.$E$1]" office:value-type="float" office:value="194.712319921007">
            <text:p>194,712319921</text:p>
          </table:table-cell>
          <table:table-cell table:formula="of:=[.D80]*[.$F$1]" office:value-type="float" office:value="99698.7810459376">
            <text:p>99698,7810459376</text:p>
          </table:table-cell>
          <table:table-cell table:style-name="ce1" table:formula="of:=ROUND([.E80];0)" office:value-type="currency" office:currency="," office:value="195">
            <text:p>195,</text:p>
          </table:table-cell>
          <table:table-cell table:style-name="ce1" table:formula="of:=ROUND([.F80];0)" office:value-type="currency" office:currency="," office:value="99699">
            <text:p>9969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10^([.C81]/20)" office:value-type="float" office:value="0.0112201845430196">
            <text:p>0,0112201845</text:p>
          </table:table-cell>
          <table:table-cell table:formula="of:=[.D81]*[.$E$1]" office:value-type="float" office:value="183.820283368291">
            <text:p>183,8202833683</text:p>
          </table:table-cell>
          <table:table-cell table:formula="of:=[.D81]*[.$F$1]" office:value-type="float" office:value="94121.7185988663">
            <text:p>94121,7185988663</text:p>
          </table:table-cell>
          <table:table-cell table:style-name="ce1" table:formula="of:=ROUND([.E81];0)" office:value-type="currency" office:currency="," office:value="184">
            <text:p>184,</text:p>
          </table:table-cell>
          <table:table-cell table:style-name="ce1" table:formula="of:=ROUND([.F81];0)" office:value-type="currency" office:currency="," office:value="94122">
            <text:p>9412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float" office:value="-39.5">
            <text:p>-39,5</text:p>
          </table:table-cell>
          <table:table-cell table:formula="of:=10^([.C82]/20)" office:value-type="float" office:value="0.0105925372517729">
            <text:p>0,0105925373</text:p>
          </table:table-cell>
          <table:table-cell table:formula="of:=[.D82]*[.$E$1]" office:value-type="float" office:value="173.537537795795">
            <text:p>173,5375377958</text:p>
          </table:table-cell>
          <table:table-cell table:formula="of:=[.D82]*[.$F$1]" office:value-type="float" office:value="88856.6321379828">
            <text:p>88856,6321379828</text:p>
          </table:table-cell>
          <table:table-cell table:style-name="ce1" table:formula="of:=ROUND([.E82];0)" office:value-type="currency" office:currency="," office:value="174">
            <text:p>174,</text:p>
          </table:table-cell>
          <table:table-cell table:style-name="ce1" table:formula="of:=ROUND([.F82];0)" office:value-type="currency" office:currency="," office:value="88857">
            <text:p>8885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table:formula="of:=10^([.C83]/20)" office:value-type="float" office:value="0.01">
            <text:p>0,01</text:p>
          </table:table-cell>
          <table:table-cell table:formula="of:=[.D83]*[.$E$1]" office:value-type="float" office:value="163.83">
            <text:p>163,83</text:p>
          </table:table-cell>
          <table:table-cell table:formula="of:=[.D83]*[.$F$1]" office:value-type="float" office:value="83886.07">
            <text:p>83886,07</text:p>
          </table:table-cell>
          <table:table-cell table:style-name="ce1" table:formula="of:=ROUND([.E83];0)" office:value-type="currency" office:currency="," office:value="164">
            <text:p>164,</text:p>
          </table:table-cell>
          <table:table-cell table:style-name="ce1" table:formula="of:=ROUND([.F83];0)" office:value-type="currency" office:currency="," office:value="83886">
            <text:p>8388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float" office:value="-40.5">
            <text:p>-40,5</text:p>
          </table:table-cell>
          <table:table-cell table:formula="of:=10^([.C84]/20)" office:value-type="float" office:value="0.00944060876285923">
            <text:p>0,0094406088</text:p>
          </table:table-cell>
          <table:table-cell table:formula="of:=[.D84]*[.$E$1]" office:value-type="float" office:value="154.665493361923">
            <text:p>154,6654933619</text:p>
          </table:table-cell>
          <table:table-cell table:formula="of:=[.D84]*[.$F$1]" office:value-type="float" office:value="79193.5567523823">
            <text:p>79193,5567523823</text:p>
          </table:table-cell>
          <table:table-cell table:style-name="ce1" table:formula="of:=ROUND([.E84];0)" office:value-type="currency" office:currency="," office:value="155">
            <text:p>155,</text:p>
          </table:table-cell>
          <table:table-cell table:style-name="ce1" table:formula="of:=ROUND([.F84];0)" office:value-type="currency" office:currency="," office:value="79194">
            <text:p>7919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10^([.C85]/20)" office:value-type="float" office:value="0.00891250938133746">
            <text:p>0,0089125094</text:p>
          </table:table-cell>
          <table:table-cell table:formula="of:=[.D85]*[.$E$1]" office:value-type="float" office:value="146.013641194452">
            <text:p>146,0136411945</text:p>
          </table:table-cell>
          <table:table-cell table:formula="of:=[.D85]*[.$F$1]" office:value-type="float" office:value="74763.5385838531">
            <text:p>74763,5385838531</text:p>
          </table:table-cell>
          <table:table-cell table:style-name="ce1" table:formula="of:=ROUND([.E85];0)" office:value-type="currency" office:currency="," office:value="146">
            <text:p>146,</text:p>
          </table:table-cell>
          <table:table-cell table:style-name="ce1" table:formula="of:=ROUND([.F85];0)" office:value-type="currency" office:currency="," office:value="74764">
            <text:p>7476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float" office:value="-41.5">
            <text:p>-41,5</text:p>
          </table:table-cell>
          <table:table-cell table:formula="of:=10^([.C86]/20)" office:value-type="float" office:value="0.00841395141645195">
            <text:p>0,0084139514</text:p>
          </table:table-cell>
          <table:table-cell table:formula="of:=[.D86]*[.$E$1]" office:value-type="float" office:value="137.845766055732">
            <text:p>137,8457660557</text:p>
          </table:table-cell>
          <table:table-cell table:formula="of:=[.D86]*[.$F$1]" office:value-type="float" office:value="70581.3317497087">
            <text:p>70581,3317497087</text:p>
          </table:table-cell>
          <table:table-cell table:style-name="ce1" table:formula="of:=ROUND([.E86];0)" office:value-type="currency" office:currency="," office:value="138">
            <text:p>138,</text:p>
          </table:table-cell>
          <table:table-cell table:style-name="ce1" table:formula="of:=ROUND([.F86];0)" office:value-type="currency" office:currency="," office:value="70581">
            <text:p>7058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float" office:value="-42">
            <text:p>-42</text:p>
          </table:table-cell>
          <table:table-cell table:formula="of:=10^([.C87]/20)" office:value-type="float" office:value="0.00794328234724281">
            <text:p>0,0079432823</text:p>
          </table:table-cell>
          <table:table-cell table:formula="of:=[.D87]*[.$E$1]" office:value-type="float" office:value="130.134794694879">
            <text:p>130,1347946949</text:p>
          </table:table-cell>
          <table:table-cell table:formula="of:=[.D87]*[.$F$1]" office:value-type="float" office:value="66633.0739010575">
            <text:p>66633,0739010575</text:p>
          </table:table-cell>
          <table:table-cell table:style-name="ce1" table:formula="of:=ROUND([.E87];0)" office:value-type="currency" office:currency="," office:value="130">
            <text:p>130,</text:p>
          </table:table-cell>
          <table:table-cell table:style-name="ce1" table:formula="of:=ROUND([.F87];0)" office:value-type="currency" office:currency="," office:value="66633">
            <text:p>6663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float" office:value="-42.5">
            <text:p>-42,5</text:p>
          </table:table-cell>
          <table:table-cell table:formula="of:=10^([.C88]/20)" office:value-type="float" office:value="0.00749894209332456">
            <text:p>0,0074989421</text:p>
          </table:table-cell>
          <table:table-cell table:formula="of:=[.D88]*[.$E$1]" office:value-type="float" office:value="122.855168314936">
            <text:p>122,8551683149</text:p>
          </table:table-cell>
          <table:table-cell table:formula="of:=[.D88]*[.$F$1]" office:value-type="float" office:value="62905.678136657">
            <text:p>62905,678136657</text:p>
          </table:table-cell>
          <table:table-cell table:style-name="ce1" table:formula="of:=ROUND([.E88];0)" office:value-type="currency" office:currency="," office:value="123">
            <text:p>123,</text:p>
          </table:table-cell>
          <table:table-cell table:style-name="ce1" table:formula="of:=ROUND([.F88];0)" office:value-type="currency" office:currency="," office:value="62906">
            <text:p>6290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10^([.C89]/20)" office:value-type="float" office:value="0.00707945784384138">
            <text:p>0,0070794578</text:p>
          </table:table-cell>
          <table:table-cell table:formula="of:=[.D89]*[.$E$1]" office:value-type="float" office:value="115.982757855653">
            <text:p>115,9827578557</text:p>
          </table:table-cell>
          <table:table-cell table:formula="of:=[.D89]*[.$F$1]" office:value-type="float" office:value="59386.7896250527">
            <text:p>59386,7896250527</text:p>
          </table:table-cell>
          <table:table-cell table:style-name="ce1" table:formula="of:=ROUND([.E89];0)" office:value-type="currency" office:currency="," office:value="116">
            <text:p>116,</text:p>
          </table:table-cell>
          <table:table-cell table:style-name="ce1" table:formula="of:=ROUND([.F89];0)" office:value-type="currency" office:currency="," office:value="59387">
            <text:p>5938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float" office:value="-43.5">
            <text:p>-43,5</text:p>
          </table:table-cell>
          <table:table-cell table:formula="of:=10^([.C90]/20)" office:value-type="float" office:value="0.00668343917568615">
            <text:p>0,0066834392</text:p>
          </table:table-cell>
          <table:table-cell table:formula="of:=[.D90]*[.$E$1]" office:value-type="float" office:value="109.494784015266">
            <text:p>109,4947840153</text:p>
          </table:table-cell>
          <table:table-cell table:formula="of:=[.D90]*[.$F$1]" office:value-type="float" office:value="56064.7446532351">
            <text:p>56064,7446532351</text:p>
          </table:table-cell>
          <table:table-cell table:style-name="ce1" table:formula="of:=ROUND([.E90];0)" office:value-type="currency" office:currency="," office:value="109">
            <text:p>109,</text:p>
          </table:table-cell>
          <table:table-cell table:style-name="ce1" table:formula="of:=ROUND([.F90];0)" office:value-type="currency" office:currency="," office:value="56065">
            <text:p>5606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table:formula="of:=10^([.C91]/20)" office:value-type="float" office:value="0.00630957344480193">
            <text:p>0,0063095734</text:p>
          </table:table-cell>
          <table:table-cell table:formula="of:=[.D91]*[.$E$1]" office:value-type="float" office:value="103.36974174619">
            <text:p>103,3697417462</text:p>
          </table:table-cell>
          <table:table-cell table:formula="of:=[.D91]*[.$F$1]" office:value-type="float" office:value="52928.5319660796">
            <text:p>52928,5319660796</text:p>
          </table:table-cell>
          <table:table-cell table:style-name="ce1" table:formula="of:=ROUND([.E91];0)" office:value-type="currency" office:currency="," office:value="103">
            <text:p>103,</text:p>
          </table:table-cell>
          <table:table-cell table:style-name="ce1" table:formula="of:=ROUND([.F91];0)" office:value-type="currency" office:currency="," office:value="52929">
            <text:p>5292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float" office:value="-44.5">
            <text:p>-44,5</text:p>
          </table:table-cell>
          <table:table-cell table:formula="of:=10^([.C92]/20)" office:value-type="float" office:value="0.0059566214352901">
            <text:p>0,0059566214</text:p>
          </table:table-cell>
          <table:table-cell table:formula="of:=[.D92]*[.$E$1]" office:value-type="float" office:value="97.5873289743578">
            <text:p>97,5873289744</text:p>
          </table:table-cell>
          <table:table-cell table:formula="of:=[.D92]*[.$F$1]" office:value-type="float" office:value="49967.7562684246">
            <text:p>49967,7562684246</text:p>
          </table:table-cell>
          <table:table-cell table:style-name="ce1" table:formula="of:=ROUND([.E92];0)" office:value-type="currency" office:currency="," office:value="98">
            <text:p>98,</text:p>
          </table:table-cell>
          <table:table-cell table:style-name="ce1" table:formula="of:=ROUND([.F92];0)" office:value-type="currency" office:currency="," office:value="49968">
            <text:p>4996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-45">
            <text:p>-45</text:p>
          </table:table-cell>
          <table:table-cell table:formula="of:=10^([.C93]/20)" office:value-type="float" office:value="0.00562341325190349">
            <text:p>0,0056234133</text:p>
          </table:table-cell>
          <table:table-cell table:formula="of:=[.D93]*[.$E$1]" office:value-type="float" office:value="92.1283793059349">
            <text:p>92,1283793059</text:p>
          </table:table-cell>
          <table:table-cell table:formula="of:=[.D93]*[.$F$1]" office:value-type="float" office:value="47172.6037688104">
            <text:p>47172,6037688104</text:p>
          </table:table-cell>
          <table:table-cell table:style-name="ce1" table:formula="of:=ROUND([.E93];0)" office:value-type="currency" office:currency="," office:value="92">
            <text:p>92,</text:p>
          </table:table-cell>
          <table:table-cell table:style-name="ce1" table:formula="of:=ROUND([.F93];0)" office:value-type="currency" office:currency="," office:value="47173">
            <text:p>4717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-45.5">
            <text:p>-45,5</text:p>
          </table:table-cell>
          <table:table-cell table:formula="of:=10^([.C94]/20)" office:value-type="float" office:value="0.00530884444230989">
            <text:p>0,0053088444</text:p>
          </table:table-cell>
          <table:table-cell table:formula="of:=[.D94]*[.$E$1]" office:value-type="float" office:value="86.9747984983628">
            <text:p>86,9747984984</text:p>
          </table:table-cell>
          <table:table-cell table:formula="of:=[.D94]*[.$F$1]" office:value-type="float" office:value="44533.8096506718">
            <text:p>44533,8096506718</text:p>
          </table:table-cell>
          <table:table-cell table:style-name="ce1" table:formula="of:=ROUND([.E94];0)" office:value-type="currency" office:currency="," office:value="87">
            <text:p>87,</text:p>
          </table:table-cell>
          <table:table-cell table:style-name="ce1" table:formula="of:=ROUND([.F94];0)" office:value-type="currency" office:currency="," office:value="44534">
            <text:p>4453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10^([.C95]/20)" office:value-type="float" office:value="0.00501187233627272">
            <text:p>0,0050118723</text:p>
          </table:table-cell>
          <table:table-cell table:formula="of:=[.D95]*[.$E$1]" office:value-type="float" office:value="82.1095044851561">
            <text:p>82,1095044852</text:p>
          </table:table-cell>
          <table:table-cell table:formula="of:=[.D95]*[.$F$1]" office:value-type="float" office:value="42042.6273631637">
            <text:p>42042,6273631637</text:p>
          </table:table-cell>
          <table:table-cell table:style-name="ce1" table:formula="of:=ROUND([.E95];0)" office:value-type="currency" office:currency="," office:value="82">
            <text:p>82,</text:p>
          </table:table-cell>
          <table:table-cell table:style-name="ce1" table:formula="of:=ROUND([.F95];0)" office:value-type="currency" office:currency="," office:value="42043">
            <text:p>4204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float" office:value="-46.5">
            <text:p>-46,5</text:p>
          </table:table-cell>
          <table:table-cell table:formula="of:=10^([.C96]/20)" office:value-type="float" office:value="0.0047315125896148">
            <text:p>0,0047315126</text:p>
          </table:table-cell>
          <table:table-cell table:formula="of:=[.D96]*[.$E$1]" office:value-type="float" office:value="77.5163707556593">
            <text:p>77,5163707557</text:p>
          </table:table-cell>
          <table:table-cell table:formula="of:=[.D96]*[.$F$1]" office:value-type="float" office:value="39690.7996298309">
            <text:p>39690,7996298309</text:p>
          </table:table-cell>
          <table:table-cell table:style-name="ce1" table:formula="of:=ROUND([.E96];0)" office:value-type="currency" office:currency="," office:value="78">
            <text:p>78,</text:p>
          </table:table-cell>
          <table:table-cell table:style-name="ce1" table:formula="of:=ROUND([.F96];0)" office:value-type="currency" office:currency="," office:value="39691">
            <text:p>3969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table:formula="of:=10^([.C97]/20)" office:value-type="float" office:value="0.00446683592150963">
            <text:p>0,0044668359</text:p>
          </table:table-cell>
          <table:table-cell table:formula="of:=[.D97]*[.$E$1]" office:value-type="float" office:value="73.1801729020923">
            <text:p>73,1801729021</text:p>
          </table:table-cell>
          <table:table-cell table:formula="of:=[.D97]*[.$F$1]" office:value-type="float" office:value="37470.5310790271">
            <text:p>37470,5310790271</text:p>
          </table:table-cell>
          <table:table-cell table:style-name="ce1" table:formula="of:=ROUND([.E97];0)" office:value-type="currency" office:currency="," office:value="73">
            <text:p>73,</text:p>
          </table:table-cell>
          <table:table-cell table:style-name="ce1" table:formula="of:=ROUND([.F97];0)" office:value-type="currency" office:currency="," office:value="37471">
            <text:p>3747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">
            <text:p>95</text:p>
          </table:table-cell>
          <table:table-cell office:value-type="float" office:value="-47.5">
            <text:p>-47,5</text:p>
          </table:table-cell>
          <table:table-cell table:formula="of:=10^([.C98]/20)" office:value-type="float" office:value="0.00421696503428582">
            <text:p>0,004216965</text:p>
          </table:table-cell>
          <table:table-cell table:formula="of:=[.D98]*[.$E$1]" office:value-type="float" office:value="69.0865381567046">
            <text:p>69,0865381567</text:p>
          </table:table-cell>
          <table:table-cell table:formula="of:=[.D98]*[.$F$1]" office:value-type="float" office:value="35374.4624053653">
            <text:p>35374,4624053653</text:p>
          </table:table-cell>
          <table:table-cell table:style-name="ce1" table:formula="of:=ROUND([.E98];0)" office:value-type="currency" office:currency="," office:value="69">
            <text:p>69,</text:p>
          </table:table-cell>
          <table:table-cell table:style-name="ce1" table:formula="of:=ROUND([.F98];0)" office:value-type="currency" office:currency="," office:value="35374">
            <text:p>3537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  <table:table-cell table:formula="of:=10^([.C99]/20)" office:value-type="float" office:value="0.00398107170553497">
            <text:p>0,0039810717</text:p>
          </table:table-cell>
          <table:table-cell table:formula="of:=[.D99]*[.$E$1]" office:value-type="float" office:value="65.2218977517795">
            <text:p>65,2218977518</text:p>
          </table:table-cell>
          <table:table-cell table:formula="of:=[.D99]*[.$F$1]" office:value-type="float" office:value="33395.6459765526">
            <text:p>33395,6459765526</text:p>
          </table:table-cell>
          <table:table-cell table:style-name="ce1" table:formula="of:=ROUND([.E99];0)" office:value-type="currency" office:currency="," office:value="65">
            <text:p>65,</text:p>
          </table:table-cell>
          <table:table-cell table:style-name="ce1" table:formula="of:=ROUND([.F99];0)" office:value-type="currency" office:currency="," office:value="33396">
            <text:p>3339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float" office:value="-48.5">
            <text:p>-48,5</text:p>
          </table:table-cell>
          <table:table-cell table:formula="of:=10^([.C100]/20)" office:value-type="float" office:value="0.00375837404288444">
            <text:p>0,003758374</text:p>
          </table:table-cell>
          <table:table-cell table:formula="of:=[.D100]*[.$E$1]" office:value-type="float" office:value="61.5734419445758">
            <text:p>61,5734419446</text:p>
          </table:table-cell>
          <table:table-cell table:formula="of:=[.D100]*[.$F$1]" office:value-type="float" office:value="31527.5228047587">
            <text:p>31527,5228047587</text:p>
          </table:table-cell>
          <table:table-cell table:style-name="ce1" table:formula="of:=ROUND([.E100];0)" office:value-type="currency" office:currency="," office:value="62">
            <text:p>62,</text:p>
          </table:table-cell>
          <table:table-cell table:style-name="ce1" table:formula="of:=ROUND([.F100];0)" office:value-type="currency" office:currency="," office:value="31528">
            <text:p>3152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formula="of:=10^([.C101]/20)" office:value-type="float" office:value="0.00354813389233575">
            <text:p>0,0035481339</text:p>
          </table:table-cell>
          <table:table-cell table:formula="of:=[.D101]*[.$E$1]" office:value-type="float" office:value="58.1290775581366">
            <text:p>58,1290775581</text:p>
          </table:table-cell>
          <table:table-cell table:formula="of:=[.D101]*[.$F$1]" office:value-type="float" office:value="29763.9008061849">
            <text:p>29763,9008061849</text:p>
          </table:table-cell>
          <table:table-cell table:style-name="ce1" table:formula="of:=ROUND([.E101];0)" office:value-type="currency" office:currency="," office:value="58">
            <text:p>58,</text:p>
          </table:table-cell>
          <table:table-cell table:style-name="ce1" table:formula="of:=ROUND([.F101];0)" office:value-type="currency" office:currency="," office:value="29764">
            <text:p>29764,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>
            <text:p>99</text:p>
          </table:table-cell>
          <table:table-cell office:value-type="float" office:value="-49.5">
            <text:p>-49,5</text:p>
          </table:table-cell>
          <table:table-cell table:formula="of:=10^([.C102]/20)" office:value-type="float" office:value="0.00334965439157828">
            <text:p>0,0033496544</text:p>
          </table:table-cell>
          <table:table-cell table:formula="of:=[.D102]*[.$E$1]" office:value-type="float" office:value="54.8773878972269">
            <text:p>54,8773878972</text:p>
          </table:table-cell>
          <table:table-cell table:formula="of:=[.D102]*[.$F$1]" office:value-type="float" office:value="28098.9342767743">
            <text:p>28098,9342767743</text:p>
          </table:table-cell>
          <table:table-cell table:style-name="ce1" table:formula="of:=ROUND([.E102];0)" office:value-type="currency" office:currency="," office:value="55">
            <text:p>55,</text:p>
          </table:table-cell>
          <table:table-cell table:style-name="ce1" table:formula="of:=ROUND([.F102];0)" office:value-type="currency" office:currency="," office:value="28099">
            <text:p>2809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formula="of:=10^([.C103]/20)" office:value-type="float" office:value="0.00316227766016838">
            <text:p>0,0031622777</text:p>
          </table:table-cell>
          <table:table-cell table:formula="of:=[.D103]*[.$E$1]" office:value-type="float" office:value="51.8075949065386">
            <text:p>51,8075949065</text:p>
          </table:table-cell>
          <table:table-cell table:formula="of:=[.D103]*[.$F$1]" office:value-type="float" office:value="26527.1045160321">
            <text:p>26527,1045160321</text:p>
          </table:table-cell>
          <table:table-cell table:style-name="ce1" table:formula="of:=ROUND([.E103];0)" office:value-type="currency" office:currency="," office:value="52">
            <text:p>52,</text:p>
          </table:table-cell>
          <table:table-cell table:style-name="ce1" table:formula="of:=ROUND([.F103];0)" office:value-type="currency" office:currency="," office:value="26527">
            <text:p>2652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-50.5">
            <text:p>-50,5</text:p>
          </table:table-cell>
          <table:table-cell table:formula="of:=10^([.C104]/20)" office:value-type="float" office:value="0.00298538261891796">
            <text:p>0,0029853826</text:p>
          </table:table-cell>
          <table:table-cell table:formula="of:=[.D104]*[.$E$1]" office:value-type="float" office:value="48.909523445733">
            <text:p>48,9095234457</text:p>
          </table:table-cell>
          <table:table-cell table:formula="of:=[.D104]*[.$F$1]" office:value-type="float" office:value="25043.2015347335">
            <text:p>25043,2015347335</text:p>
          </table:table-cell>
          <table:table-cell table:style-name="ce1" table:formula="of:=ROUND([.E104];0)" office:value-type="currency" office:currency="," office:value="49">
            <text:p>49,</text:p>
          </table:table-cell>
          <table:table-cell table:style-name="ce1" table:formula="of:=ROUND([.F104];0)" office:value-type="currency" office:currency="," office:value="25043">
            <text:p>2504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table:formula="of:=10^([.C105]/20)" office:value-type="float" office:value="0.00281838293126445">
            <text:p>0,0028183829</text:p>
          </table:table-cell>
          <table:table-cell table:formula="of:=[.D105]*[.$E$1]" office:value-type="float" office:value="46.1735675629056">
            <text:p>46,1735675629</text:p>
          </table:table-cell>
          <table:table-cell table:formula="of:=[.D105]*[.$F$1]" office:value-type="float" office:value="23642.3067858855">
            <text:p>23642,3067858855</text:p>
          </table:table-cell>
          <table:table-cell table:style-name="ce1" table:formula="of:=ROUND([.E105];0)" office:value-type="currency" office:currency="," office:value="46">
            <text:p>46,</text:p>
          </table:table-cell>
          <table:table-cell table:style-name="ce1" table:formula="of:=ROUND([.F105];0)" office:value-type="currency" office:currency="," office:value="23642">
            <text:p>2364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-51.5">
            <text:p>-51,5</text:p>
          </table:table-cell>
          <table:table-cell table:formula="of:=10^([.C106]/20)" office:value-type="float" office:value="0.00266072505979881">
            <text:p>0,0026607251</text:p>
          </table:table-cell>
          <table:table-cell table:formula="of:=[.D106]*[.$E$1]" office:value-type="float" office:value="43.5906586546839">
            <text:p>43,5906586547</text:p>
          </table:table-cell>
          <table:table-cell table:formula="of:=[.D106]*[.$F$1]" office:value-type="float" office:value="22319.7768617037">
            <text:p>22319,7768617037</text:p>
          </table:table-cell>
          <table:table-cell table:style-name="ce1" table:formula="of:=ROUND([.E106];0)" office:value-type="currency" office:currency="," office:value="44">
            <text:p>44,</text:p>
          </table:table-cell>
          <table:table-cell table:style-name="ce1" table:formula="of:=ROUND([.F106];0)" office:value-type="currency" office:currency="," office:value="22320">
            <text:p>2232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table:formula="of:=10^([.C107]/20)" office:value-type="float" office:value="0.00251188643150958">
            <text:p>0,0025118864</text:p>
          </table:table-cell>
          <table:table-cell table:formula="of:=[.D107]*[.$E$1]" office:value-type="float" office:value="41.1522354074215">
            <text:p>41,1522354074</text:p>
          </table:table-cell>
          <table:table-cell table:formula="of:=[.D107]*[.$F$1]" office:value-type="float" office:value="21071.2281025663">
            <text:p>21071,2281025663</text:p>
          </table:table-cell>
          <table:table-cell table:style-name="ce1" table:formula="of:=ROUND([.E107];0)" office:value-type="currency" office:currency="," office:value="41">
            <text:p>41,</text:p>
          </table:table-cell>
          <table:table-cell table:style-name="ce1" table:formula="of:=ROUND([.F107];0)" office:value-type="currency" office:currency="," office:value="21071">
            <text:p>2107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float" office:value="-52.5">
            <text:p>-52,5</text:p>
          </table:table-cell>
          <table:table-cell table:formula="of:=10^([.C108]/20)" office:value-type="float" office:value="0.00237137370566166">
            <text:p>0,0023713737</text:p>
          </table:table-cell>
          <table:table-cell table:formula="of:=[.D108]*[.$E$1]" office:value-type="float" office:value="38.8502154198549">
            <text:p>38,8502154199</text:p>
          </table:table-cell>
          <table:table-cell table:formula="of:=[.D108]*[.$F$1]" office:value-type="float" office:value="19892.5220669293">
            <text:p>19892,5220669293</text:p>
          </table:table-cell>
          <table:table-cell table:style-name="ce1" table:formula="of:=ROUND([.E108];0)" office:value-type="currency" office:currency="," office:value="39">
            <text:p>39,</text:p>
          </table:table-cell>
          <table:table-cell table:style-name="ce1" table:formula="of:=ROUND([.F108];0)" office:value-type="currency" office:currency="," office:value="19893">
            <text:p>1989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  <table:table-cell table:formula="of:=10^([.C109]/20)" office:value-type="float" office:value="0.00223872113856834">
            <text:p>0,0022387211</text:p>
          </table:table-cell>
          <table:table-cell table:formula="of:=[.D109]*[.$E$1]" office:value-type="float" office:value="36.6769684131651">
            <text:p>36,6769684132</text:p>
          </table:table-cell>
          <table:table-cell table:formula="of:=[.D109]*[.$F$1]" office:value-type="float" office:value="18779.7518140423">
            <text:p>18779,7518140423</text:p>
          </table:table-cell>
          <table:table-cell table:style-name="ce1" table:formula="of:=ROUND([.E109];0)" office:value-type="currency" office:currency="," office:value="37">
            <text:p>37,</text:p>
          </table:table-cell>
          <table:table-cell table:style-name="ce1" table:formula="of:=ROUND([.F109];0)" office:value-type="currency" office:currency="," office:value="18780">
            <text:p>1878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-53.5">
            <text:p>-53,5</text:p>
          </table:table-cell>
          <table:table-cell table:formula="of:=10^([.C110]/20)" office:value-type="float" office:value="0.00211348903983665">
            <text:p>0,002113489</text:p>
          </table:table-cell>
          <table:table-cell table:formula="of:=[.D110]*[.$E$1]" office:value-type="float" office:value="34.6252909396438">
            <text:p>34,6252909396</text:p>
          </table:table-cell>
          <table:table-cell table:formula="of:=[.D110]*[.$F$1]" office:value-type="float" office:value="17729.228953997">
            <text:p>17729,228953997</text:p>
          </table:table-cell>
          <table:table-cell table:style-name="ce1" table:formula="of:=ROUND([.E110];0)" office:value-type="currency" office:currency="," office:value="35">
            <text:p>35,</text:p>
          </table:table-cell>
          <table:table-cell table:style-name="ce1" table:formula="of:=ROUND([.F110];0)" office:value-type="currency" office:currency="," office:value="17729">
            <text:p>1772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-54">
            <text:p>-54</text:p>
          </table:table-cell>
          <table:table-cell table:formula="of:=10^([.C111]/20)" office:value-type="float" office:value="0.00199526231496888">
            <text:p>0,0019952623</text:p>
          </table:table-cell>
          <table:table-cell table:formula="of:=[.D111]*[.$E$1]" office:value-type="float" office:value="32.6883825061351">
            <text:p>32,6883825061</text:p>
          </table:table-cell>
          <table:table-cell table:formula="of:=[.D111]*[.$F$1]" office:value-type="float" office:value="16737.4714221841">
            <text:p>16737,4714221841</text:p>
          </table:table-cell>
          <table:table-cell table:style-name="ce1" table:formula="of:=ROUND([.E111];0)" office:value-type="currency" office:currency="," office:value="33">
            <text:p>33,</text:p>
          </table:table-cell>
          <table:table-cell table:style-name="ce1" table:formula="of:=ROUND([.F111];0)" office:value-type="currency" office:currency="," office:value="16737">
            <text:p>1673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-54.5">
            <text:p>-54,5</text:p>
          </table:table-cell>
          <table:table-cell table:formula="of:=10^([.C112]/20)" office:value-type="float" office:value="0.0018836490894898">
            <text:p>0,0018836491</text:p>
          </table:table-cell>
          <table:table-cell table:formula="of:=[.D112]*[.$E$1]" office:value-type="float" office:value="30.8598230331114">
            <text:p>30,8598230331</text:p>
          </table:table-cell>
          <table:table-cell table:formula="of:=[.D112]*[.$F$1]" office:value-type="float" office:value="15801.1919376378">
            <text:p>15801,1919376378</text:p>
          </table:table-cell>
          <table:table-cell table:style-name="ce1" table:formula="of:=ROUND([.E112];0)" office:value-type="currency" office:currency="," office:value="31">
            <text:p>31,</text:p>
          </table:table-cell>
          <table:table-cell table:style-name="ce1" table:formula="of:=ROUND([.F112];0)" office:value-type="currency" office:currency="," office:value="15801">
            <text:p>1580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table:formula="of:=10^([.C113]/20)" office:value-type="float" office:value="0.00177827941003892">
            <text:p>0,0017782794</text:p>
          </table:table-cell>
          <table:table-cell table:formula="of:=[.D113]*[.$E$1]" office:value-type="float" office:value="29.1335515746677">
            <text:p>29,1335515747</text:p>
          </table:table-cell>
          <table:table-cell table:formula="of:=[.D113]*[.$F$1]" office:value-type="float" office:value="14917.2871070084">
            <text:p>14917,2871070084</text:p>
          </table:table-cell>
          <table:table-cell table:style-name="ce1" table:formula="of:=ROUND([.E113];0)" office:value-type="currency" office:currency="," office:value="29">
            <text:p>29,</text:p>
          </table:table-cell>
          <table:table-cell table:style-name="ce1" table:formula="of:=ROUND([.F113];0)" office:value-type="currency" office:currency="," office:value="14917">
            <text:p>14917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-55.5">
            <text:p>-55,5</text:p>
          </table:table-cell>
          <table:table-cell table:formula="of:=10^([.C114]/20)" office:value-type="float" office:value="0.00167880401812256">
            <text:p>0,001678804</text:p>
          </table:table-cell>
          <table:table-cell table:formula="of:=[.D114]*[.$E$1]" office:value-type="float" office:value="27.5038462289019">
            <text:p>27,5038462289</text:p>
          </table:table-cell>
          <table:table-cell table:formula="of:=[.D114]*[.$F$1]" office:value-type="float" office:value="14082.827138051">
            <text:p>14082,827138051</text:p>
          </table:table-cell>
          <table:table-cell table:style-name="ce1" table:formula="of:=ROUND([.E114];0)" office:value-type="currency" office:currency="," office:value="28">
            <text:p>28,</text:p>
          </table:table-cell>
          <table:table-cell table:style-name="ce1" table:formula="of:=ROUND([.F114];0)" office:value-type="currency" office:currency="," office:value="14083">
            <text:p>1408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table:formula="of:=10^([.C115]/20)" office:value-type="float" office:value="0.00158489319246111">
            <text:p>0,0015848932</text:p>
          </table:table-cell>
          <table:table-cell table:formula="of:=[.D115]*[.$E$1]" office:value-type="float" office:value="25.9653051720904">
            <text:p>25,9653051721</text:p>
          </table:table-cell>
          <table:table-cell table:formula="of:=[.D115]*[.$F$1]" office:value-type="float" office:value="13295.0461285317">
            <text:p>13295,0461285317</text:p>
          </table:table-cell>
          <table:table-cell table:style-name="ce1" table:formula="of:=ROUND([.E115];0)" office:value-type="currency" office:currency="," office:value="26">
            <text:p>26,</text:p>
          </table:table-cell>
          <table:table-cell table:style-name="ce1" table:formula="of:=ROUND([.F115];0)" office:value-type="currency" office:currency="," office:value="13295">
            <text:p>13295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-56.5">
            <text:p>-56,5</text:p>
          </table:table-cell>
          <table:table-cell table:formula="of:=10^([.C116]/20)" office:value-type="float" office:value="0.00149623565609443">
            <text:p>0,0014962357</text:p>
          </table:table-cell>
          <table:table-cell table:formula="of:=[.D116]*[.$E$1]" office:value-type="float" office:value="24.5128287537951">
            <text:p>24,5128287538</text:p>
          </table:table-cell>
          <table:table-cell table:formula="of:=[.D116]*[.$F$1]" office:value-type="float" office:value="12551.3328983634">
            <text:p>12551,3328983634</text:p>
          </table:table-cell>
          <table:table-cell table:style-name="ce1" table:formula="of:=ROUND([.E116];0)" office:value-type="currency" office:currency="," office:value="25">
            <text:p>25,</text:p>
          </table:table-cell>
          <table:table-cell table:style-name="ce1" table:formula="of:=ROUND([.F116];0)" office:value-type="currency" office:currency="," office:value="12551">
            <text:p>1255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-57">
            <text:p>-57</text:p>
          </table:table-cell>
          <table:table-cell table:formula="of:=10^([.C117]/20)" office:value-type="float" office:value="0.00141253754462275">
            <text:p>0,0014125375</text:p>
          </table:table-cell>
          <table:table-cell table:formula="of:=[.D117]*[.$E$1]" office:value-type="float" office:value="23.1416025935546">
            <text:p>23,1416025936</text:p>
          </table:table-cell>
          <table:table-cell table:formula="of:=[.D117]*[.$F$1]" office:value-type="float" office:value="11849.2223345852">
            <text:p>11849,2223345852</text:p>
          </table:table-cell>
          <table:table-cell table:style-name="ce1" table:formula="of:=ROUND([.E117];0)" office:value-type="currency" office:currency="," office:value="23">
            <text:p>23,</text:p>
          </table:table-cell>
          <table:table-cell table:style-name="ce1" table:formula="of:=ROUND([.F117];0)" office:value-type="currency" office:currency="," office:value="11849">
            <text:p>1184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-57.5">
            <text:p>-57,5</text:p>
          </table:table-cell>
          <table:table-cell table:formula="of:=10^([.C118]/20)" office:value-type="float" office:value="0.00133352143216332">
            <text:p>0,0013335214</text:p>
          </table:table-cell>
          <table:table-cell table:formula="of:=[.D118]*[.$E$1]" office:value-type="float" office:value="21.8470816231317">
            <text:p>21,8470816231</text:p>
          </table:table-cell>
          <table:table-cell table:formula="of:=[.D118]*[.$F$1]" office:value-type="float" office:value="11186.3872204953">
            <text:p>11186,3872204953</text:p>
          </table:table-cell>
          <table:table-cell table:style-name="ce1" table:formula="of:=ROUND([.E118];0)" office:value-type="currency" office:currency="," office:value="22">
            <text:p>22,</text:p>
          </table:table-cell>
          <table:table-cell table:style-name="ce1" table:formula="of:=ROUND([.F118];0)" office:value-type="currency" office:currency="," office:value="11186">
            <text:p>1118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10^([.C119]/20)" office:value-type="float" office:value="0.00125892541179417">
            <text:p>0,0012589254</text:p>
          </table:table-cell>
          <table:table-cell table:formula="of:=[.D119]*[.$E$1]" office:value-type="float" office:value="20.6249750214238">
            <text:p>20,6249750214</text:p>
          </table:table-cell>
          <table:table-cell table:formula="of:=[.D119]*[.$F$1]" office:value-type="float" office:value="10560.6305218544">
            <text:p>10560,6305218544</text:p>
          </table:table-cell>
          <table:table-cell table:style-name="ce1" table:formula="of:=ROUND([.E119];0)" office:value-type="currency" office:currency="," office:value="21">
            <text:p>21,</text:p>
          </table:table-cell>
          <table:table-cell table:style-name="ce1" table:formula="of:=ROUND([.F119];0)" office:value-type="currency" office:currency="," office:value="10561">
            <text:p>1056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-58.5">
            <text:p>-58,5</text:p>
          </table:table-cell>
          <table:table-cell table:formula="of:=10^([.C120]/20)" office:value-type="float" office:value="0.00118850222743702">
            <text:p>0,0011885022</text:p>
          </table:table-cell>
          <table:table-cell table:formula="of:=[.D120]*[.$E$1]" office:value-type="float" office:value="19.4712319921007">
            <text:p>19,4712319921</text:p>
          </table:table-cell>
          <table:table-cell table:formula="of:=[.D120]*[.$F$1]" office:value-type="float" office:value="9969.87810459377">
            <text:p>9969,8781045938</text:p>
          </table:table-cell>
          <table:table-cell table:style-name="ce1" table:formula="of:=ROUND([.E120];0)" office:value-type="currency" office:currency="," office:value="19">
            <text:p>19,</text:p>
          </table:table-cell>
          <table:table-cell table:style-name="ce1" table:formula="of:=ROUND([.F120];0)" office:value-type="currency" office:currency="," office:value="9970">
            <text:p>9970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  <table:table-cell table:formula="of:=10^([.C121]/20)" office:value-type="float" office:value="0.00112201845430196">
            <text:p>0,0011220185</text:p>
          </table:table-cell>
          <table:table-cell table:formula="of:=[.D121]*[.$E$1]" office:value-type="float" office:value="18.3820283368291">
            <text:p>18,3820283368</text:p>
          </table:table-cell>
          <table:table-cell table:formula="of:=[.D121]*[.$F$1]" office:value-type="float" office:value="9412.17185988663">
            <text:p>9412,1718598866</text:p>
          </table:table-cell>
          <table:table-cell table:style-name="ce1" table:formula="of:=ROUND([.E121];0)" office:value-type="currency" office:currency="," office:value="18">
            <text:p>18,</text:p>
          </table:table-cell>
          <table:table-cell table:style-name="ce1" table:formula="of:=ROUND([.F121];0)" office:value-type="currency" office:currency="," office:value="9412">
            <text:p>9412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-59.5">
            <text:p>-59,5</text:p>
          </table:table-cell>
          <table:table-cell table:formula="of:=10^([.C122]/20)" office:value-type="float" office:value="0.00105925372517729">
            <text:p>0,0010592537</text:p>
          </table:table-cell>
          <table:table-cell table:formula="of:=[.D122]*[.$E$1]" office:value-type="float" office:value="17.3537537795795">
            <text:p>17,3537537796</text:p>
          </table:table-cell>
          <table:table-cell table:formula="of:=[.D122]*[.$F$1]" office:value-type="float" office:value="8885.66321379828">
            <text:p>8885,6632137983</text:p>
          </table:table-cell>
          <table:table-cell table:style-name="ce1" table:formula="of:=ROUND([.E122];0)" office:value-type="currency" office:currency="," office:value="17">
            <text:p>17,</text:p>
          </table:table-cell>
          <table:table-cell table:style-name="ce1" table:formula="of:=ROUND([.F122];0)" office:value-type="currency" office:currency="," office:value="8886">
            <text:p>888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table:formula="of:=10^([.C123]/20)" office:value-type="float" office:value="0.001">
            <text:p>0,001</text:p>
          </table:table-cell>
          <table:table-cell table:formula="of:=[.D123]*[.$E$1]" office:value-type="float" office:value="16.383">
            <text:p>16,383</text:p>
          </table:table-cell>
          <table:table-cell table:formula="of:=[.D123]*[.$F$1]" office:value-type="float" office:value="8388.607">
            <text:p>8388,607</text:p>
          </table:table-cell>
          <table:table-cell table:style-name="ce1" table:formula="of:=ROUND([.E123];0)" office:value-type="currency" office:currency="," office:value="16">
            <text:p>16,</text:p>
          </table:table-cell>
          <table:table-cell table:style-name="ce1" table:formula="of:=ROUND([.F123];0)" office:value-type="currency" office:currency="," office:value="8389">
            <text:p>838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-60.5">
            <text:p>-60,5</text:p>
          </table:table-cell>
          <table:table-cell table:formula="of:=10^([.C124]/20)" office:value-type="float" office:value="0.000944060876285923">
            <text:p>0,0009440609</text:p>
          </table:table-cell>
          <table:table-cell table:formula="of:=[.D124]*[.$E$1]" office:value-type="float" office:value="15.4665493361923">
            <text:p>15,4665493362</text:p>
          </table:table-cell>
          <table:table-cell table:formula="of:=[.D124]*[.$F$1]" office:value-type="float" office:value="7919.35567523823">
            <text:p>7919,3556752382</text:p>
          </table:table-cell>
          <table:table-cell table:style-name="ce1" table:formula="of:=ROUND([.E124];0)" office:value-type="currency" office:currency="," office:value="15">
            <text:p>15,</text:p>
          </table:table-cell>
          <table:table-cell table:style-name="ce1" table:formula="of:=ROUND([.F124];0)" office:value-type="currency" office:currency="," office:value="7919">
            <text:p>791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-61">
            <text:p>-61</text:p>
          </table:table-cell>
          <table:table-cell table:formula="of:=10^([.C125]/20)" office:value-type="float" office:value="0.000891250938133746">
            <text:p>0,0008912509</text:p>
          </table:table-cell>
          <table:table-cell table:formula="of:=[.D125]*[.$E$1]" office:value-type="float" office:value="14.6013641194452">
            <text:p>14,6013641194</text:p>
          </table:table-cell>
          <table:table-cell table:formula="of:=[.D125]*[.$F$1]" office:value-type="float" office:value="7476.35385838531">
            <text:p>7476,3538583853</text:p>
          </table:table-cell>
          <table:table-cell table:style-name="ce1" table:formula="of:=ROUND([.E125];0)" office:value-type="currency" office:currency="," office:value="15">
            <text:p>15,</text:p>
          </table:table-cell>
          <table:table-cell table:style-name="ce1" table:formula="of:=ROUND([.F125];0)" office:value-type="currency" office:currency="," office:value="7476">
            <text:p>7476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-61.5">
            <text:p>-61,5</text:p>
          </table:table-cell>
          <table:table-cell table:formula="of:=10^([.C126]/20)" office:value-type="float" office:value="0.000841395141645195">
            <text:p>0,0008413951</text:p>
          </table:table-cell>
          <table:table-cell table:formula="of:=[.D126]*[.$E$1]" office:value-type="float" office:value="13.7845766055732">
            <text:p>13,7845766056</text:p>
          </table:table-cell>
          <table:table-cell table:formula="of:=[.D126]*[.$F$1]" office:value-type="float" office:value="7058.13317497087">
            <text:p>7058,1331749709</text:p>
          </table:table-cell>
          <table:table-cell table:style-name="ce1" table:formula="of:=ROUND([.E126];0)" office:value-type="currency" office:currency="," office:value="14">
            <text:p>14,</text:p>
          </table:table-cell>
          <table:table-cell table:style-name="ce1" table:formula="of:=ROUND([.F126];0)" office:value-type="currency" office:currency="," office:value="7058">
            <text:p>7058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formula="of:=10^([.C127]/20)" office:value-type="float" office:value="0.000794328234724281">
            <text:p>0,0007943282</text:p>
          </table:table-cell>
          <table:table-cell table:formula="of:=[.D127]*[.$E$1]" office:value-type="float" office:value="13.0134794694879">
            <text:p>13,0134794695</text:p>
          </table:table-cell>
          <table:table-cell table:formula="of:=[.D127]*[.$F$1]" office:value-type="float" office:value="6663.30739010575">
            <text:p>6663,3073901058</text:p>
          </table:table-cell>
          <table:table-cell table:style-name="ce1" table:formula="of:=ROUND([.E127];0)" office:value-type="currency" office:currency="," office:value="13">
            <text:p>13,</text:p>
          </table:table-cell>
          <table:table-cell table:style-name="ce1" table:formula="of:=ROUND([.F127];0)" office:value-type="currency" office:currency="," office:value="6663">
            <text:p>6663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-62.5">
            <text:p>-62,5</text:p>
          </table:table-cell>
          <table:table-cell table:formula="of:=10^([.C128]/20)" office:value-type="float" office:value="0.000749894209332456">
            <text:p>0,0007498942</text:p>
          </table:table-cell>
          <table:table-cell table:formula="of:=[.D128]*[.$E$1]" office:value-type="float" office:value="12.2855168314936">
            <text:p>12,2855168315</text:p>
          </table:table-cell>
          <table:table-cell table:formula="of:=[.D128]*[.$F$1]" office:value-type="float" office:value="6290.5678136657">
            <text:p>6290,5678136657</text:p>
          </table:table-cell>
          <table:table-cell table:style-name="ce1" table:formula="of:=ROUND([.E128];0)" office:value-type="currency" office:currency="," office:value="12">
            <text:p>12,</text:p>
          </table:table-cell>
          <table:table-cell table:style-name="ce1" table:formula="of:=ROUND([.F128];0)" office:value-type="currency" office:currency="," office:value="6291">
            <text:p>6291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-63">
            <text:p>-63</text:p>
          </table:table-cell>
          <table:table-cell table:formula="of:=10^([.C129]/20)" office:value-type="float" office:value="0.000707945784384138">
            <text:p>0,0007079458</text:p>
          </table:table-cell>
          <table:table-cell table:formula="of:=[.D129]*[.$E$1]" office:value-type="float" office:value="11.5982757855653">
            <text:p>11,5982757856</text:p>
          </table:table-cell>
          <table:table-cell table:formula="of:=[.D129]*[.$F$1]" office:value-type="float" office:value="5938.67896250527">
            <text:p>5938,6789625053</text:p>
          </table:table-cell>
          <table:table-cell table:style-name="ce1" table:formula="of:=ROUND([.E129];0)" office:value-type="currency" office:currency="," office:value="12">
            <text:p>12,</text:p>
          </table:table-cell>
          <table:table-cell table:style-name="ce1" table:formula="of:=ROUND([.F129];0)" office:value-type="currency" office:currency="," office:value="5939">
            <text:p>5939,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>
            <text:p>127</text:p>
          </table:table-cell>
          <table:table-cell office:value-type="float" office:value="-63.5">
            <text:p>-63,5</text:p>
          </table:table-cell>
          <table:table-cell table:formula="of:=10^([.C130]/20)" office:value-type="float" office:value="0.000668343917568615">
            <text:p>0,0006683439</text:p>
          </table:table-cell>
          <table:table-cell table:formula="of:=[.D130]*[.$E$1]" office:value-type="float" office:value="10.9494784015266">
            <text:p>10,9494784015</text:p>
          </table:table-cell>
          <table:table-cell table:formula="of:=[.D130]*[.$F$1]" office:value-type="float" office:value="5606.47446532351">
            <text:p>5606,4744653235</text:p>
          </table:table-cell>
          <table:table-cell table:style-name="ce1" table:formula="of:=ROUND([.E130];0)" office:value-type="currency" office:currency="," office:value="11">
            <text:p>11,</text:p>
          </table:table-cell>
          <table:table-cell table:style-name="ce1" table:formula="of:=ROUND([.F130];0)" office:value-type="currency" office:currency="," office:value="5606">
            <text:p>5606,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2" office:value-type="string">
            <text:p>};</text:p>
          </table:table-cell>
          <table:table-cell table:number-columns-repeated="4"/>
        </table:table-row>
        <table:table-row table:style-name="ro2" table:number-rows-repeated="10484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8">
      <number:number number:decimal-places="0" number:min-integer-digits="1"/>
      <number:currency-symbol>,</number:currency-symbol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 style:data-style-name="N2" text:time-value="0000-00-00T18:46:18.9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43:39.74</meta:creation-date>
    <meta:editing-duration>P3DT23H38M27S</meta:editing-duration>
    <meta:editing-cycles>4</meta:editing-cycles>
    <meta:generator>LibreOffice/4.0.0.3$Windows_x86 LibreOffice_project/7545bee9c2a0782548772a21bc84a9dcc583b89</meta:generator>
    <dc:date>2015-07-07T18:30:55.31</dc:date>
    <meta:document-statistic meta:table-count="4" meta:cell-count="2806" meta:object-count="0"/>
  </office:meta>
</office:document-meta>
</file>